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055in"/>
    </style:style>
    <style:style style:name="co4" style:family="table-column">
      <style:table-column-properties fo:break-before="auto" style:column-width="1.6319in"/>
    </style:style>
    <style:style style:name="co5" style:family="table-column">
      <style:table-column-properties fo:break-before="auto" style:column-width="2.4417in"/>
    </style:style>
    <style:style style:name="co6" style:family="table-column">
      <style:table-column-properties fo:break-before="auto" style:column-width="1.4654in"/>
    </style:style>
    <style:style style:name="co7" style:family="table-column">
      <style:table-column-properties fo:break-before="auto" style:column-width="2.1437in"/>
    </style:style>
    <style:style style:name="co8" style:family="table-column">
      <style:table-column-properties fo:break-before="auto" style:column-width="1.489in"/>
    </style:style>
    <style:style style:name="co9" style:family="table-column">
      <style:table-column-properties fo:break-before="auto" style:column-width="1.4173in"/>
    </style:style>
    <style:style style:name="co10" style:family="table-column">
      <style:table-column-properties fo:break-before="auto" style:column-width="1.5484in"/>
    </style:style>
    <style:style style:name="co11" style:family="table-column">
      <style:table-column-properties fo:break-before="auto" style:column-width="1.3575in"/>
    </style:style>
    <style:style style:name="co12" style:family="table-column">
      <style:table-column-properties fo:break-before="auto" style:column-width="2.7874in"/>
    </style:style>
    <style:style style:name="co13" style:family="table-column">
      <style:table-column-properties fo:break-before="auto" style:column-width="1.3937in"/>
    </style:style>
    <style:style style:name="co14" style:family="table-column">
      <style:table-column-properties fo:break-before="auto" style:column-width="4.2528in"/>
    </style:style>
    <style:style style:name="co15" style:family="table-column">
      <style:table-column-properties fo:break-before="auto" style:column-width="1.2626in"/>
    </style:style>
    <style:style style:name="co16" style:family="table-column">
      <style:table-column-properties fo:break-before="auto" style:column-width="1.239in"/>
    </style:style>
    <style:style style:name="ro1" style:family="table-row">
      <style:table-row-properties style:row-height="0.1953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Vivienda CASA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CABA</text:p>
          </table:table-cell>
          <table:table-cell office:value-type="string">
            <text:p>Casa</text:p>
          </table:table-cell>
          <table:table-cell office:value-type="float" office:value="0.1873">
            <text:p>0,1873</text:p>
          </table:table-cell>
          <table:table-cell office:value-type="float" office:value="0.0147">
            <text:p>0,0147</text:p>
          </table:table-cell>
          <table:table-cell office:value-type="float" office:value="0">
            <text:p>0</text:p>
          </table:table-cell>
          <table:table-cell office:value-type="float" office:value="0.2019">
            <text:p>0,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órdoba</text:p>
          </table:table-cell>
          <table:table-cell office:value-type="string">
            <text:p>Casa</text:p>
          </table:table-cell>
          <table:table-cell office:value-type="float" office:value="0.1684">
            <text:p>0,1684</text:p>
          </table:table-cell>
          <table:table-cell office:value-type="float" office:value="0.6292">
            <text:p>0,6292</text:p>
          </table:table-cell>
          <table:table-cell office:value-type="float" office:value="0">
            <text:p>0</text:p>
          </table:table-cell>
          <table:table-cell office:value-type="float" office:value="0.7976">
            <text:p>0,7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anta Fe</text:p>
          </table:table-cell>
          <table:table-cell office:value-type="string">
            <text:p>Casa</text:p>
          </table:table-cell>
          <table:table-cell office:value-type="float" office:value="0.0856">
            <text:p>0,0856</text:p>
          </table:table-cell>
          <table:table-cell office:value-type="float" office:value="0.6767">
            <text:p>0,6767</text:p>
          </table:table-cell>
          <table:table-cell office:value-type="float" office:value="0">
            <text:p>0</text:p>
          </table:table-cell>
          <table:table-cell office:value-type="float" office:value="0.7623">
            <text:p>0,76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ío Negro</text:p>
          </table:table-cell>
          <table:table-cell office:value-type="string">
            <text:p>Casa</text:p>
          </table:table-cell>
          <table:table-cell office:value-type="float" office:value="0.0779">
            <text:p>0,0779</text:p>
          </table:table-cell>
          <table:table-cell office:value-type="float" office:value="0.467">
            <text:p>0,467</text:p>
          </table:table-cell>
          <table:table-cell office:value-type="float" office:value="0">
            <text:p>0</text:p>
          </table:table-cell>
          <table:table-cell office:value-type="float" office:value="0.5449">
            <text:p>0,54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endoza</text:p>
          </table:table-cell>
          <table:table-cell office:value-type="string">
            <text:p>Casa</text:p>
          </table:table-cell>
          <table:table-cell office:value-type="float" office:value="0.0639">
            <text:p>0,0639</text:p>
          </table:table-cell>
          <table:table-cell office:value-type="float" office:value="0.7278">
            <text:p>0,7278</text:p>
          </table:table-cell>
          <table:table-cell office:value-type="float" office:value="0">
            <text:p>0</text:p>
          </table:table-cell>
          <table:table-cell office:value-type="float" office:value="0.7917">
            <text:p>0,79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euquén</text:p>
          </table:table-cell>
          <table:table-cell office:value-type="string">
            <text:p>Casa</text:p>
          </table:table-cell>
          <table:table-cell office:value-type="float" office:value="0.051">
            <text:p>0,051</text:p>
          </table:table-cell>
          <table:table-cell office:value-type="float" office:value="0.745">
            <text:p>0,745</text:p>
          </table:table-cell>
          <table:table-cell office:value-type="float" office:value="0">
            <text:p>0</text:p>
          </table:table-cell>
          <table:table-cell office:value-type="float" office:value="0.7959">
            <text:p>0,79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ucumán</text:p>
          </table:table-cell>
          <table:table-cell office:value-type="string">
            <text:p>Casa</text:p>
          </table:table-cell>
          <table:table-cell office:value-type="float" office:value="0.0491">
            <text:p>0,0491</text:p>
          </table:table-cell>
          <table:table-cell office:value-type="float" office:value="0.7431">
            <text:p>0,7431</text:p>
          </table:table-cell>
          <table:table-cell office:value-type="float" office:value="0">
            <text:p>0</text:p>
          </table:table-cell>
          <table:table-cell office:value-type="float" office:value="0.7923">
            <text:p>0,79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isiones</text:p>
          </table:table-cell>
          <table:table-cell office:value-type="string">
            <text:p>Casa</text:p>
          </table:table-cell>
          <table:table-cell office:value-type="float" office:value="0.0378">
            <text:p>0,0378</text:p>
          </table:table-cell>
          <table:table-cell office:value-type="float" office:value="0.8408">
            <text:p>0,8408</text:p>
          </table:table-cell>
          <table:table-cell office:value-type="float" office:value="0">
            <text:p>0</text:p>
          </table:table-cell>
          <table:table-cell office:value-type="float" office:value="0.8786">
            <text:p>0,87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uenos Aires</text:p>
          </table:table-cell>
          <table:table-cell office:value-type="string">
            <text:p>Casa</text:p>
          </table:table-cell>
          <table:table-cell office:value-type="float" office:value="0.0293">
            <text:p>0,0293</text:p>
          </table:table-cell>
          <table:table-cell office:value-type="float" office:value="0.7139">
            <text:p>0,7139</text:p>
          </table:table-cell>
          <table:table-cell office:value-type="float" office:value="0">
            <text:p>0</text:p>
          </table:table-cell>
          <table:table-cell office:value-type="float" office:value="0.7432">
            <text:p>0,74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an Luis</text:p>
          </table:table-cell>
          <table:table-cell office:value-type="string">
            <text:p>Casa</text:p>
          </table:table-cell>
          <table:table-cell office:value-type="float" office:value="0.0135">
            <text:p>0,0135</text:p>
          </table:table-cell>
          <table:table-cell office:value-type="float" office:value="0.7894">
            <text:p>0,7894</text:p>
          </table:table-cell>
          <table:table-cell office:value-type="float" office:value="0">
            <text:p>0</text:p>
          </table:table-cell>
          <table:table-cell office:value-type="float" office:value="0.8029">
            <text:p>0,80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a Pampa</text:p>
          </table:table-cell>
          <table:table-cell office:value-type="string">
            <text:p>Casa</text:p>
          </table:table-cell>
          <table:table-cell office:value-type="float" office:value="0.0117">
            <text:p>0,0117</text:p>
          </table:table-cell>
          <table:table-cell office:value-type="float" office:value="0.8695">
            <text:p>0,8695</text:p>
          </table:table-cell>
          <table:table-cell office:value-type="float" office:value="0">
            <text:p>0</text:p>
          </table:table-cell>
          <table:table-cell office:value-type="float" office:value="0.8812">
            <text:p>0,88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anta Cruz</text:p>
          </table:table-cell>
          <table:table-cell office:value-type="string">
            <text:p>Casa</text:p>
          </table:table-cell>
          <table:table-cell office:value-type="float" office:value="0.0107">
            <text:p>0,0107</text:p>
          </table:table-cell>
          <table:table-cell office:value-type="float" office:value="0.8488">
            <text:p>0,8488</text:p>
          </table:table-cell>
          <table:table-cell office:value-type="float" office:value="0">
            <text:p>0</text:p>
          </table:table-cell>
          <table:table-cell office:value-type="float" office:value="0.8595">
            <text:p>0,85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rrientes</text:p>
          </table:table-cell>
          <table:table-cell office:value-type="string">
            <text:p>Casa</text:p>
          </table:table-cell>
          <table:table-cell office:value-type="float" office:value="0.0071">
            <text:p>0,0071</text:p>
          </table:table-cell>
          <table:table-cell office:value-type="float" office:value="0.8911">
            <text:p>0,8911</text:p>
          </table:table-cell>
          <table:table-cell office:value-type="float" office:value="0">
            <text:p>0</text:p>
          </table:table-cell>
          <table:table-cell office:value-type="float" office:value="0.8982">
            <text:p>0,89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a Rioja</text:p>
          </table:table-cell>
          <table:table-cell office:value-type="string">
            <text:p>Casa</text:p>
          </table:table-cell>
          <table:table-cell office:value-type="float" office:value="0.0008">
            <text:p>0,0008</text:p>
          </table:table-cell>
          <table:table-cell office:value-type="float" office:value="0.8288">
            <text:p>0,8288</text:p>
          </table:table-cell>
          <table:table-cell office:value-type="float" office:value="0">
            <text:p>0</text:p>
          </table:table-cell>
          <table:table-cell office:value-type="float" office:value="0.8296">
            <text:p>0,82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alta</text:p>
          </table:table-cell>
          <table:table-cell office:value-type="string">
            <text:p>Casa</text:p>
          </table:table-cell>
          <table:table-cell office:value-type="float" office:value="-0.0069">
            <text:p>-0,0069</text:p>
          </table:table-cell>
          <table:table-cell office:value-type="float" office:value="0.7743">
            <text:p>0,7743</text:p>
          </table:table-cell>
          <table:table-cell office:value-type="float" office:value="0">
            <text:p>0</text:p>
          </table:table-cell>
          <table:table-cell office:value-type="float" office:value="0.7674">
            <text:p>0,76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aco</text:p>
          </table:table-cell>
          <table:table-cell office:value-type="string">
            <text:p>Casa</text:p>
          </table:table-cell>
          <table:table-cell office:value-type="float" office:value="-0.0078">
            <text:p>-0,0078</text:p>
          </table:table-cell>
          <table:table-cell office:value-type="float" office:value="0.8744">
            <text:p>0,8744</text:p>
          </table:table-cell>
          <table:table-cell office:value-type="float" office:value="0">
            <text:p>0</text:p>
          </table:table-cell>
          <table:table-cell office:value-type="float" office:value="0.8666">
            <text:p>0,8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ubut</text:p>
          </table:table-cell>
          <table:table-cell office:value-type="string">
            <text:p>Casa</text:p>
          </table:table-cell>
          <table:table-cell office:value-type="float" office:value="-0.0105">
            <text:p>-0,0105</text:p>
          </table:table-cell>
          <table:table-cell office:value-type="float" office:value="0.7827">
            <text:p>0,7827</text:p>
          </table:table-cell>
          <table:table-cell office:value-type="float" office:value="0">
            <text:p>0</text:p>
          </table:table-cell>
          <table:table-cell office:value-type="float" office:value="0.7722">
            <text:p>0,77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ntre Ríos</text:p>
          </table:table-cell>
          <table:table-cell office:value-type="string">
            <text:p>Casa</text:p>
          </table:table-cell>
          <table:table-cell office:value-type="float" office:value="-0.0117">
            <text:p>-0,0117</text:p>
          </table:table-cell>
          <table:table-cell office:value-type="float" office:value="0.8978">
            <text:p>0,8978</text:p>
          </table:table-cell>
          <table:table-cell office:value-type="float" office:value="0">
            <text:p>0</text:p>
          </table:table-cell>
          <table:table-cell office:value-type="float" office:value="0.8861">
            <text:p>0,88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antiago del Estero</text:p>
          </table:table-cell>
          <table:table-cell office:value-type="string">
            <text:p>Casa</text:p>
          </table:table-cell>
          <table:table-cell office:value-type="float" office:value="-0.0122">
            <text:p>-0,0122</text:p>
          </table:table-cell>
          <table:table-cell office:value-type="float" office:value="0.7532">
            <text:p>0,7532</text:p>
          </table:table-cell>
          <table:table-cell office:value-type="float" office:value="0">
            <text:p>0</text:p>
          </table:table-cell>
          <table:table-cell office:value-type="float" office:value="0.741">
            <text:p>0,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ujuy</text:p>
          </table:table-cell>
          <table:table-cell office:value-type="string">
            <text:p>Casa</text:p>
          </table:table-cell>
          <table:table-cell office:value-type="float" office:value="-0.0126">
            <text:p>-0,0126</text:p>
          </table:table-cell>
          <table:table-cell office:value-type="float" office:value="0.7082">
            <text:p>0,7082</text:p>
          </table:table-cell>
          <table:table-cell office:value-type="float" office:value="0">
            <text:p>0</text:p>
          </table:table-cell>
          <table:table-cell office:value-type="float" office:value="0.6956">
            <text:p>0,6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ierra del Fuego</text:p>
          </table:table-cell>
          <table:table-cell office:value-type="string">
            <text:p>Casa</text:p>
          </table:table-cell>
          <table:table-cell office:value-type="float" office:value="-0.0128">
            <text:p>-0,0128</text:p>
          </table:table-cell>
          <table:table-cell office:value-type="float" office:value="0.5194">
            <text:p>0,5194</text:p>
          </table:table-cell>
          <table:table-cell office:value-type="float" office:value="0">
            <text:p>0</text:p>
          </table:table-cell>
          <table:table-cell office:value-type="float" office:value="0.5067">
            <text:p>0,50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ormosa</text:p>
          </table:table-cell>
          <table:table-cell office:value-type="string">
            <text:p>Casa</text:p>
          </table:table-cell>
          <table:table-cell office:value-type="float" office:value="-0.0266">
            <text:p>-0,0266</text:p>
          </table:table-cell>
          <table:table-cell office:value-type="float" office:value="0.7449">
            <text:p>0,7449</text:p>
          </table:table-cell>
          <table:table-cell office:value-type="float" office:value="0">
            <text:p>0</text:p>
          </table:table-cell>
          <table:table-cell office:value-type="float" office:value="0.7183">
            <text:p>0,71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an Juan</text:p>
          </table:table-cell>
          <table:table-cell office:value-type="string">
            <text:p>Casa</text:p>
          </table:table-cell>
          <table:table-cell office:value-type="float" office:value="-0.0271">
            <text:p>-0,0271</text:p>
          </table:table-cell>
          <table:table-cell office:value-type="float" office:value="0.6827">
            <text:p>0,6827</text:p>
          </table:table-cell>
          <table:table-cell office:value-type="float" office:value="0">
            <text:p>0</text:p>
          </table:table-cell>
          <table:table-cell office:value-type="float" office:value="0.6556">
            <text:p>0,65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tamarca</text:p>
          </table:table-cell>
          <table:table-cell office:value-type="string">
            <text:p>Casa</text:p>
          </table:table-cell>
          <table:table-cell office:value-type="float" office:value="-0.0285">
            <text:p>-0,0285</text:p>
          </table:table-cell>
          <table:table-cell office:value-type="float" office:value="0.8839">
            <text:p>0,8839</text:p>
          </table:table-cell>
          <table:table-cell office:value-type="float" office:value="0">
            <text:p>0</text:p>
          </table:table-cell>
          <table:table-cell office:value-type="float" office:value="0.8554">
            <text:p>0,8554</text:p>
          </table:table-cell>
          <table:table-cell office:value-type="float" office:value="0">
            <text:p>0</text:p>
          </table:table-cell>
        </table:table-row>
        <table:table-row table:style-name="ro1" table:number-rows-repeated="104855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IN NBI" table:style-name="ta1">
        <table:table-column table:style-name="co3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row table:style-name="ro2">
          <table:table-cell office:value-type="string">
            <text:p>Santa Cruz</text:p>
          </table:table-cell>
          <table:table-cell office:value-type="string">
            <text:p>Sin NBI</text:p>
          </table:table-cell>
          <table:table-cell office:value-type="float" office:value="-0.0284">
            <text:p>-0,0284</text:p>
          </table:table-cell>
          <table:table-cell office:value-type="float" office:value="0.9806">
            <text:p>0,9806</text:p>
          </table:table-cell>
          <table:table-cell office:value-type="float" office:value="0">
            <text:p>0</text:p>
          </table:table-cell>
          <table:table-cell office:value-type="float" office:value="0.9522">
            <text:p>0,952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an Luis</text:p>
          </table:table-cell>
          <table:table-cell office:value-type="string">
            <text:p>Sin NBI</text:p>
          </table:table-cell>
          <table:table-cell office:value-type="float" office:value="-0.051">
            <text:p>-0,0510</text:p>
          </table:table-cell>
          <table:table-cell office:value-type="float" office:value="0.9829">
            <text:p>0,9829</text:p>
          </table:table-cell>
          <table:table-cell office:value-type="float" office:value="0">
            <text:p>0</text:p>
          </table:table-cell>
          <table:table-cell office:value-type="float" office:value="0.9319">
            <text:p>0,931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ntre Ríos</text:p>
          </table:table-cell>
          <table:table-cell office:value-type="string">
            <text:p>Sin NBI</text:p>
          </table:table-cell>
          <table:table-cell office:value-type="float" office:value="-0.0551">
            <text:p>-0,0551</text:p>
          </table:table-cell>
          <table:table-cell office:value-type="float" office:value="0.9793">
            <text:p>0,9793</text:p>
          </table:table-cell>
          <table:table-cell office:value-type="float" office:value="0">
            <text:p>0</text:p>
          </table:table-cell>
          <table:table-cell office:value-type="float" office:value="0.9242">
            <text:p>0,924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ierra del Fuego</text:p>
          </table:table-cell>
          <table:table-cell office:value-type="string">
            <text:p>Sin NBI</text:p>
          </table:table-cell>
          <table:table-cell office:value-type="float" office:value="-0.0555">
            <text:p>-0,0555</text:p>
          </table:table-cell>
          <table:table-cell office:value-type="float" office:value="0.8182">
            <text:p>0,8182</text:p>
          </table:table-cell>
          <table:table-cell office:value-type="float" office:value="0">
            <text:p>0</text:p>
          </table:table-cell>
          <table:table-cell office:value-type="float" office:value="0.7626">
            <text:p>0,762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rrientes</text:p>
          </table:table-cell>
          <table:table-cell office:value-type="string">
            <text:p>Sin NBI</text:p>
          </table:table-cell>
          <table:table-cell office:value-type="float" office:value="-0.057">
            <text:p>-0,0570</text:p>
          </table:table-cell>
          <table:table-cell office:value-type="float" office:value="0.9685">
            <text:p>0,9685</text:p>
          </table:table-cell>
          <table:table-cell office:value-type="float" office:value="0">
            <text:p>0</text:p>
          </table:table-cell>
          <table:table-cell office:value-type="float" office:value="0.9115">
            <text:p>0,91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a Pampa</text:p>
          </table:table-cell>
          <table:table-cell office:value-type="string">
            <text:p>Sin NBI</text:p>
          </table:table-cell>
          <table:table-cell office:value-type="float" office:value="-0.06">
            <text:p>-0,0600</text:p>
          </table:table-cell>
          <table:table-cell office:value-type="float" office:value="0.9941">
            <text:p>0,9941</text:p>
          </table:table-cell>
          <table:table-cell office:value-type="float" office:value="0">
            <text:p>0</text:p>
          </table:table-cell>
          <table:table-cell office:value-type="float" office:value="0.934">
            <text:p>0,93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hubut</text:p>
          </table:table-cell>
          <table:table-cell office:value-type="string">
            <text:p>Sin NBI</text:p>
          </table:table-cell>
          <table:table-cell office:value-type="float" office:value="-0.0604">
            <text:p>-0,0604</text:p>
          </table:table-cell>
          <table:table-cell office:value-type="float" office:value="0.9723">
            <text:p>0,9723</text:p>
          </table:table-cell>
          <table:table-cell office:value-type="float" office:value="0">
            <text:p>0</text:p>
          </table:table-cell>
          <table:table-cell office:value-type="float" office:value="0.9119">
            <text:p>0,911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antiago del Estero</text:p>
          </table:table-cell>
          <table:table-cell office:value-type="string">
            <text:p>Sin NBI</text:p>
          </table:table-cell>
          <table:table-cell office:value-type="float" office:value="-0.0612">
            <text:p>-0,0612</text:p>
          </table:table-cell>
          <table:table-cell office:value-type="float" office:value="0.9239">
            <text:p>0,9239</text:p>
          </table:table-cell>
          <table:table-cell office:value-type="float" office:value="0">
            <text:p>0</text:p>
          </table:table-cell>
          <table:table-cell office:value-type="float" office:value="0.8628">
            <text:p>0,86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haco</text:p>
          </table:table-cell>
          <table:table-cell office:value-type="string">
            <text:p>Sin NBI</text:p>
          </table:table-cell>
          <table:table-cell office:value-type="float" office:value="-0.0615">
            <text:p>-0,0615</text:p>
          </table:table-cell>
          <table:table-cell office:value-type="float" office:value="0.9201">
            <text:p>0,9201</text:p>
          </table:table-cell>
          <table:table-cell office:value-type="float" office:value="0">
            <text:p>0</text:p>
          </table:table-cell>
          <table:table-cell office:value-type="float" office:value="0.8586">
            <text:p>0,858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uenos Aires</text:p>
          </table:table-cell>
          <table:table-cell office:value-type="string">
            <text:p>Sin NBI</text:p>
          </table:table-cell>
          <table:table-cell office:value-type="float" office:value="-0.0689">
            <text:p>-0,0689</text:p>
          </table:table-cell>
          <table:table-cell office:value-type="float" office:value="0.9629">
            <text:p>0,9629</text:p>
          </table:table-cell>
          <table:table-cell office:value-type="float" office:value="0">
            <text:p>0</text:p>
          </table:table-cell>
          <table:table-cell office:value-type="float" office:value="0.894">
            <text:p>0,89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atamarca</text:p>
          </table:table-cell>
          <table:table-cell office:value-type="string">
            <text:p>Sin NBI</text:p>
          </table:table-cell>
          <table:table-cell office:value-type="float" office:value="-0.069">
            <text:p>-0,0690</text:p>
          </table:table-cell>
          <table:table-cell office:value-type="float" office:value="0.9794">
            <text:p>0,9794</text:p>
          </table:table-cell>
          <table:table-cell office:value-type="float" office:value="0">
            <text:p>0</text:p>
          </table:table-cell>
          <table:table-cell office:value-type="float" office:value="0.9104">
            <text:p>0,910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Formosa</text:p>
          </table:table-cell>
          <table:table-cell office:value-type="string">
            <text:p>Sin NBI</text:p>
          </table:table-cell>
          <table:table-cell office:value-type="float" office:value="-0.0701">
            <text:p>-0,0701</text:p>
          </table:table-cell>
          <table:table-cell office:value-type="float" office:value="0.8966">
            <text:p>0,8966</text:p>
          </table:table-cell>
          <table:table-cell office:value-type="float" office:value="0">
            <text:p>0</text:p>
          </table:table-cell>
          <table:table-cell office:value-type="float" office:value="0.8265">
            <text:p>0,826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Neuquén</text:p>
          </table:table-cell>
          <table:table-cell office:value-type="string">
            <text:p>Sin NBI</text:p>
          </table:table-cell>
          <table:table-cell office:value-type="float" office:value="-0.0756">
            <text:p>-0,0756</text:p>
          </table:table-cell>
          <table:table-cell office:value-type="float" office:value="0.9571">
            <text:p>0,9571</text:p>
          </table:table-cell>
          <table:table-cell office:value-type="float" office:value="0">
            <text:p>0</text:p>
          </table:table-cell>
          <table:table-cell office:value-type="float" office:value="0.8815">
            <text:p>0,88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Jujuy</text:p>
          </table:table-cell>
          <table:table-cell office:value-type="string">
            <text:p>Sin NBI</text:p>
          </table:table-cell>
          <table:table-cell office:value-type="float" office:value="-0.0757">
            <text:p>-0,0757</text:p>
          </table:table-cell>
          <table:table-cell office:value-type="float" office:value="0.9379">
            <text:p>0,9379</text:p>
          </table:table-cell>
          <table:table-cell office:value-type="float" office:value="0">
            <text:p>0</text:p>
          </table:table-cell>
          <table:table-cell office:value-type="float" office:value="0.8622">
            <text:p>0,862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siones</text:p>
          </table:table-cell>
          <table:table-cell office:value-type="string">
            <text:p>Sin NBI</text:p>
          </table:table-cell>
          <table:table-cell office:value-type="float" office:value="-0.0856">
            <text:p>-0,0856</text:p>
          </table:table-cell>
          <table:table-cell office:value-type="float" office:value="0.9415">
            <text:p>0,9415</text:p>
          </table:table-cell>
          <table:table-cell office:value-type="float" office:value="0">
            <text:p>0</text:p>
          </table:table-cell>
          <table:table-cell office:value-type="float" office:value="0.8559">
            <text:p>0,855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anta Fe</text:p>
          </table:table-cell>
          <table:table-cell office:value-type="string">
            <text:p>Sin NBI</text:p>
          </table:table-cell>
          <table:table-cell office:value-type="float" office:value="-0.0901">
            <text:p>-0,0901</text:p>
          </table:table-cell>
          <table:table-cell office:value-type="float" office:value="0.9715">
            <text:p>0,9715</text:p>
          </table:table-cell>
          <table:table-cell office:value-type="float" office:value="0">
            <text:p>0</text:p>
          </table:table-cell>
          <table:table-cell office:value-type="float" office:value="0.8813">
            <text:p>0,88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alta</text:p>
          </table:table-cell>
          <table:table-cell office:value-type="string">
            <text:p>Sin NBI</text:p>
          </table:table-cell>
          <table:table-cell office:value-type="float" office:value="-0.0969">
            <text:p>-0,0969</text:p>
          </table:table-cell>
          <table:table-cell office:value-type="float" office:value="0.8801">
            <text:p>0,8801</text:p>
          </table:table-cell>
          <table:table-cell office:value-type="float" office:value="0">
            <text:p>0</text:p>
          </table:table-cell>
          <table:table-cell office:value-type="float" office:value="0.7832">
            <text:p>0,783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ucumán</text:p>
          </table:table-cell>
          <table:table-cell office:value-type="string">
            <text:p>Sin NBI</text:p>
          </table:table-cell>
          <table:table-cell office:value-type="float" office:value="-0.1126">
            <text:p>-0,1126</text:p>
          </table:table-cell>
          <table:table-cell office:value-type="float" office:value="0.9589">
            <text:p>0,9589</text:p>
          </table:table-cell>
          <table:table-cell office:value-type="float" office:value="0">
            <text:p>0</text:p>
          </table:table-cell>
          <table:table-cell office:value-type="float" office:value="0.8463">
            <text:p>0,846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ío Negro</text:p>
          </table:table-cell>
          <table:table-cell office:value-type="string">
            <text:p>Sin NBI</text:p>
          </table:table-cell>
          <table:table-cell office:value-type="float" office:value="-0.1147">
            <text:p>-0,1147</text:p>
          </table:table-cell>
          <table:table-cell office:value-type="float" office:value="0.9194">
            <text:p>0,9194</text:p>
          </table:table-cell>
          <table:table-cell office:value-type="float" office:value="0">
            <text:p>0</text:p>
          </table:table-cell>
          <table:table-cell office:value-type="float" office:value="0.8047">
            <text:p>0,804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an Juan</text:p>
          </table:table-cell>
          <table:table-cell office:value-type="string">
            <text:p>Sin NBI</text:p>
          </table:table-cell>
          <table:table-cell office:value-type="float" office:value="-0.1244">
            <text:p>-0,1244</text:p>
          </table:table-cell>
          <table:table-cell office:value-type="float" office:value="0.9447">
            <text:p>0,9447</text:p>
          </table:table-cell>
          <table:table-cell office:value-type="float" office:value="0">
            <text:p>0</text:p>
          </table:table-cell>
          <table:table-cell office:value-type="float" office:value="0.8203">
            <text:p>0,820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ndoza</text:p>
          </table:table-cell>
          <table:table-cell office:value-type="string">
            <text:p>Sin NBI</text:p>
          </table:table-cell>
          <table:table-cell office:value-type="float" office:value="-0.1251">
            <text:p>-0,1251</text:p>
          </table:table-cell>
          <table:table-cell office:value-type="float" office:value="0.9477">
            <text:p>0,9477</text:p>
          </table:table-cell>
          <table:table-cell office:value-type="float" office:value="0">
            <text:p>0</text:p>
          </table:table-cell>
          <table:table-cell office:value-type="float" office:value="0.8227">
            <text:p>0,822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a Rioja</text:p>
          </table:table-cell>
          <table:table-cell office:value-type="string">
            <text:p>Sin NBI</text:p>
          </table:table-cell>
          <table:table-cell office:value-type="float" office:value="-0.1359">
            <text:p>-0,1359</text:p>
          </table:table-cell>
          <table:table-cell office:value-type="float" office:value="0.9523">
            <text:p>0,9523</text:p>
          </table:table-cell>
          <table:table-cell office:value-type="float" office:value="0">
            <text:p>0</text:p>
          </table:table-cell>
          <table:table-cell office:value-type="float" office:value="0.8165">
            <text:p>0,816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órdoba</text:p>
          </table:table-cell>
          <table:table-cell office:value-type="string">
            <text:p>Sin NBI</text:p>
          </table:table-cell>
          <table:table-cell office:value-type="float" office:value="-0.1699">
            <text:p>-0,1699</text:p>
          </table:table-cell>
          <table:table-cell office:value-type="float" office:value="0.9803">
            <text:p>0,9803</text:p>
          </table:table-cell>
          <table:table-cell office:value-type="float" office:value="0">
            <text:p>0</text:p>
          </table:table-cell>
          <table:table-cell office:value-type="float" office:value="0.8104">
            <text:p>0,810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ABA</text:p>
          </table:table-cell>
          <table:table-cell office:value-type="string">
            <text:p>Sin NBI</text:p>
          </table:table-cell>
          <table:table-cell office:value-type="float" office:value="-0.2458">
            <text:p>-0,2458</text:p>
          </table:table-cell>
          <table:table-cell office:value-type="float" office:value="0.9062">
            <text:p>0,9062</text:p>
          </table:table-cell>
          <table:table-cell office:value-type="float" office:value="0">
            <text:p>0</text:p>
          </table:table-cell>
          <table:table-cell office:value-type="float" office:value="0.6604">
            <text:p>0,6604</text:p>
          </table:table-cell>
          <table:table-cell office:value-type="float" office:value="0">
            <text:p>0</text:p>
          </table:table-cell>
        </table:table-row>
        <table:table-row table:style-name="ro3" table:number-rows-repeated="1048551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Algun NBI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row table:style-name="ro4">
          <table:table-cell office:value-type="string">
            <text:p>San Juan</text:p>
          </table:table-cell>
          <table:table-cell office:value-type="string">
            <text:p>Al menos un indicador NBI</text:p>
          </table:table-cell>
          <table:table-cell office:value-type="float" office:value="0.0814">
            <text:p>0,0814</text:p>
          </table:table-cell>
          <table:table-cell office:value-type="float" office:value="0.1909">
            <text:p>0,1909</text:p>
          </table:table-cell>
          <table:table-cell office:value-type="float" office:value="0">
            <text:p>0</text:p>
          </table:table-cell>
          <table:table-cell office:value-type="float" office:value="0.2723">
            <text:p>0,2723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La Rioja</text:p>
          </table:table-cell>
          <table:table-cell office:value-type="string">
            <text:p>Al menos un indicador NBI</text:p>
          </table:table-cell>
          <table:table-cell office:value-type="float" office:value="0.0799">
            <text:p>0,0799</text:p>
          </table:table-cell>
          <table:table-cell office:value-type="float" office:value="0.2425">
            <text:p>0,2425</text:p>
          </table:table-cell>
          <table:table-cell office:value-type="float" office:value="0">
            <text:p>0</text:p>
          </table:table-cell>
          <table:table-cell office:value-type="float" office:value="0.3223">
            <text:p>0,3223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Tucumán</text:p>
          </table:table-cell>
          <table:table-cell office:value-type="string">
            <text:p>Al menos un indicador NBI</text:p>
          </table:table-cell>
          <table:table-cell office:value-type="float" office:value="0.0734">
            <text:p>0,0734</text:p>
          </table:table-cell>
          <table:table-cell office:value-type="float" office:value="0.2993">
            <text:p>0,2993</text:p>
          </table:table-cell>
          <table:table-cell office:value-type="float" office:value="0">
            <text:p>0</text:p>
          </table:table-cell>
          <table:table-cell office:value-type="float" office:value="0.3726">
            <text:p>0,3726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Mendoza</text:p>
          </table:table-cell>
          <table:table-cell office:value-type="string">
            <text:p>Al menos un indicador NBI</text:p>
          </table:table-cell>
          <table:table-cell office:value-type="float" office:value="0.0567">
            <text:p>0,0567</text:p>
          </table:table-cell>
          <table:table-cell office:value-type="float" office:value="0.2203">
            <text:p>0,2203</text:p>
          </table:table-cell>
          <table:table-cell office:value-type="float" office:value="0">
            <text:p>0</text:p>
          </table:table-cell>
          <table:table-cell office:value-type="float" office:value="0.277">
            <text:p>0,277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Salta</text:p>
          </table:table-cell>
          <table:table-cell office:value-type="string">
            <text:p>Al menos un indicador NBI</text:p>
          </table:table-cell>
          <table:table-cell office:value-type="float" office:value="0.0545">
            <text:p>0,0545</text:p>
          </table:table-cell>
          <table:table-cell office:value-type="float" office:value="0.2572">
            <text:p>0,2572</text:p>
          </table:table-cell>
          <table:table-cell office:value-type="float" office:value="0">
            <text:p>0</text:p>
          </table:table-cell>
          <table:table-cell office:value-type="float" office:value="0.3117">
            <text:p>0,3117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Buenos Aires</text:p>
          </table:table-cell>
          <table:table-cell office:value-type="string">
            <text:p>Al menos un indicador NBI</text:p>
          </table:table-cell>
          <table:table-cell office:value-type="float" office:value="0.0545">
            <text:p>0,0545</text:p>
          </table:table-cell>
          <table:table-cell office:value-type="float" office:value="0.302">
            <text:p>0,302</text:p>
          </table:table-cell>
          <table:table-cell office:value-type="float" office:value="0">
            <text:p>0</text:p>
          </table:table-cell>
          <table:table-cell office:value-type="float" office:value="0.3565">
            <text:p>0,3565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Entre Ríos</text:p>
          </table:table-cell>
          <table:table-cell office:value-type="string">
            <text:p>Al menos un indicador NBI</text:p>
          </table:table-cell>
          <table:table-cell office:value-type="float" office:value="0.0472">
            <text:p>0,0472</text:p>
          </table:table-cell>
          <table:table-cell office:value-type="float" office:value="0.2622">
            <text:p>0,2622</text:p>
          </table:table-cell>
          <table:table-cell office:value-type="float" office:value="0">
            <text:p>0</text:p>
          </table:table-cell>
          <table:table-cell office:value-type="float" office:value="0.3093">
            <text:p>0,3093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La Pampa</text:p>
          </table:table-cell>
          <table:table-cell office:value-type="string">
            <text:p>Al menos un indicador NBI</text:p>
          </table:table-cell>
          <table:table-cell office:value-type="float" office:value="0.0388">
            <text:p>0,0388</text:p>
          </table:table-cell>
          <table:table-cell office:value-type="float" office:value="0.1729">
            <text:p>0,1729</text:p>
          </table:table-cell>
          <table:table-cell office:value-type="float" office:value="0">
            <text:p>0</text:p>
          </table:table-cell>
          <table:table-cell office:value-type="float" office:value="0.2116">
            <text:p>0,2116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Formosa</text:p>
          </table:table-cell>
          <table:table-cell office:value-type="string">
            <text:p>Al menos un indicador NBI</text:p>
          </table:table-cell>
          <table:table-cell office:value-type="float" office:value="0.0388">
            <text:p>0,0388</text:p>
          </table:table-cell>
          <table:table-cell office:value-type="float" office:value="0.2777">
            <text:p>0,2777</text:p>
          </table:table-cell>
          <table:table-cell office:value-type="float" office:value="0">
            <text:p>0</text:p>
          </table:table-cell>
          <table:table-cell office:value-type="float" office:value="0.3166">
            <text:p>0,3166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Misiones</text:p>
          </table:table-cell>
          <table:table-cell office:value-type="string">
            <text:p>Al menos un indicador NBI</text:p>
          </table:table-cell>
          <table:table-cell office:value-type="float" office:value="0.0384">
            <text:p>0,0384</text:p>
          </table:table-cell>
          <table:table-cell office:value-type="float" office:value="0.339">
            <text:p>0,339</text:p>
          </table:table-cell>
          <table:table-cell office:value-type="float" office:value="0">
            <text:p>0</text:p>
          </table:table-cell>
          <table:table-cell office:value-type="float" office:value="0.3774">
            <text:p>0,3774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Santa Fe</text:p>
          </table:table-cell>
          <table:table-cell office:value-type="string">
            <text:p>Al menos un indicador NBI</text:p>
          </table:table-cell>
          <table:table-cell office:value-type="float" office:value="0.0357">
            <text:p>0,0357</text:p>
          </table:table-cell>
          <table:table-cell office:value-type="float" office:value="0.2719">
            <text:p>0,2719</text:p>
          </table:table-cell>
          <table:table-cell office:value-type="float" office:value="0">
            <text:p>0</text:p>
          </table:table-cell>
          <table:table-cell office:value-type="float" office:value="0.3077">
            <text:p>0,3077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Córdoba</text:p>
          </table:table-cell>
          <table:table-cell office:value-type="string">
            <text:p>Al menos un indicador NBI</text:p>
          </table:table-cell>
          <table:table-cell office:value-type="float" office:value="0.034">
            <text:p>0,034</text:p>
          </table:table-cell>
          <table:table-cell office:value-type="float" office:value="0.1467">
            <text:p>0,1467</text:p>
          </table:table-cell>
          <table:table-cell office:value-type="float" office:value="0">
            <text:p>0</text:p>
          </table:table-cell>
          <table:table-cell office:value-type="float" office:value="0.1807">
            <text:p>0,1807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Catamarca</text:p>
          </table:table-cell>
          <table:table-cell office:value-type="string">
            <text:p>Al menos un indicador NBI</text:p>
          </table:table-cell>
          <table:table-cell office:value-type="float" office:value="0.0289">
            <text:p>0,0289</text:p>
          </table:table-cell>
          <table:table-cell office:value-type="float" office:value="0.2903">
            <text:p>0,2903</text:p>
          </table:table-cell>
          <table:table-cell office:value-type="float" office:value="0">
            <text:p>0</text:p>
          </table:table-cell>
          <table:table-cell office:value-type="float" office:value="0.3193">
            <text:p>0,3193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Corrientes</text:p>
          </table:table-cell>
          <table:table-cell office:value-type="string">
            <text:p>Al menos un indicador NBI</text:p>
          </table:table-cell>
          <table:table-cell office:value-type="float" office:value="0.0244">
            <text:p>0,0244</text:p>
          </table:table-cell>
          <table:table-cell office:value-type="float" office:value="0.4065">
            <text:p>0,4065</text:p>
          </table:table-cell>
          <table:table-cell office:value-type="float" office:value="0">
            <text:p>0</text:p>
          </table:table-cell>
          <table:table-cell office:value-type="float" office:value="0.4309">
            <text:p>0,4309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Río Negro</text:p>
          </table:table-cell>
          <table:table-cell office:value-type="string">
            <text:p>Al menos un indicador NBI</text:p>
          </table:table-cell>
          <table:table-cell office:value-type="float" office:value="0.0226">
            <text:p>0,0226</text:p>
          </table:table-cell>
          <table:table-cell office:value-type="float" office:value="0.1375">
            <text:p>0,1375</text:p>
          </table:table-cell>
          <table:table-cell office:value-type="float" office:value="0">
            <text:p>0</text:p>
          </table:table-cell>
          <table:table-cell office:value-type="float" office:value="0.1601">
            <text:p>0,160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Chaco</text:p>
          </table:table-cell>
          <table:table-cell office:value-type="string">
            <text:p>Al menos un indicador NBI</text:p>
          </table:table-cell>
          <table:table-cell office:value-type="float" office:value="0.0203">
            <text:p>0,0203</text:p>
          </table:table-cell>
          <table:table-cell office:value-type="float" office:value="0.3273">
            <text:p>0,3273</text:p>
          </table:table-cell>
          <table:table-cell office:value-type="float" office:value="0">
            <text:p>0</text:p>
          </table:table-cell>
          <table:table-cell office:value-type="float" office:value="0.3476">
            <text:p>0,3476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Neuquén</text:p>
          </table:table-cell>
          <table:table-cell office:value-type="string">
            <text:p>Al menos un indicador NBI</text:p>
          </table:table-cell>
          <table:table-cell office:value-type="float" office:value="0.0154">
            <text:p>0,0154</text:p>
          </table:table-cell>
          <table:table-cell office:value-type="float" office:value="0.0979">
            <text:p>0,0979</text:p>
          </table:table-cell>
          <table:table-cell office:value-type="float" office:value="0">
            <text:p>0</text:p>
          </table:table-cell>
          <table:table-cell office:value-type="float" office:value="0.1133">
            <text:p>0,1133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Chubut</text:p>
          </table:table-cell>
          <table:table-cell office:value-type="string">
            <text:p>Al menos un indicador NBI</text:p>
          </table:table-cell>
          <table:table-cell office:value-type="float" office:value="0.0148">
            <text:p>0,0148</text:p>
          </table:table-cell>
          <table:table-cell office:value-type="float" office:value="0.2148">
            <text:p>0,2148</text:p>
          </table:table-cell>
          <table:table-cell office:value-type="float" office:value="0">
            <text:p>0</text:p>
          </table:table-cell>
          <table:table-cell office:value-type="float" office:value="0.2296">
            <text:p>0,2296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Tierra del Fuego</text:p>
          </table:table-cell>
          <table:table-cell office:value-type="string">
            <text:p>Al menos un indicador NBI</text:p>
          </table:table-cell>
          <table:table-cell office:value-type="float" office:value="0.0051">
            <text:p>0,0051</text:p>
          </table:table-cell>
          <table:table-cell office:value-type="float" office:value="0.1172">
            <text:p>0,1172</text:p>
          </table:table-cell>
          <table:table-cell office:value-type="float" office:value="0.000012">
            <text:p>0,000012</text:p>
          </table:table-cell>
          <table:table-cell office:value-type="float" office:value="0.1223">
            <text:p>0,1223</text:p>
          </table:table-cell>
          <table:table-cell office:value-type="float" office:value="0.000008">
            <text:p>0,000008</text:p>
          </table:table-cell>
        </table:table-row>
        <table:table-row table:style-name="ro4">
          <table:table-cell office:value-type="string">
            <text:p>Santiago del Estero</text:p>
          </table:table-cell>
          <table:table-cell office:value-type="string">
            <text:p>Al menos un indicador NBI</text:p>
          </table:table-cell>
          <table:table-cell office:value-type="float" office:value="0.0024">
            <text:p>0,0024</text:p>
          </table:table-cell>
          <table:table-cell office:value-type="float" office:value="0.2552">
            <text:p>0,2552</text:p>
          </table:table-cell>
          <table:table-cell office:value-type="float" office:value="0">
            <text:p>0</text:p>
          </table:table-cell>
          <table:table-cell office:value-type="float" office:value="0.2576">
            <text:p>0,2576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Jujuy</text:p>
          </table:table-cell>
          <table:table-cell office:value-type="string">
            <text:p>Al menos un indicador NBI</text:p>
          </table:table-cell>
          <table:table-cell office:value-type="float" office:value="-0.0001">
            <text:p>-0,0001</text:p>
          </table:table-cell>
          <table:table-cell office:value-type="float" office:value="0.2269">
            <text:p>0,2269</text:p>
          </table:table-cell>
          <table:table-cell office:value-type="float" office:value="0">
            <text:p>0</text:p>
          </table:table-cell>
          <table:table-cell office:value-type="float" office:value="0.2268">
            <text:p>0,2268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Santa Cruz</text:p>
          </table:table-cell>
          <table:table-cell office:value-type="string">
            <text:p>Al menos un indicador NBI</text:p>
          </table:table-cell>
          <table:table-cell office:value-type="float" office:value="-0.0031">
            <text:p>-0,0031</text:p>
          </table:table-cell>
          <table:table-cell office:value-type="float" office:value="0.347">
            <text:p>0,347</text:p>
          </table:table-cell>
          <table:table-cell office:value-type="float" office:value="0">
            <text:p>0</text:p>
          </table:table-cell>
          <table:table-cell office:value-type="float" office:value="0.3439">
            <text:p>0,3439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San Luis</text:p>
          </table:table-cell>
          <table:table-cell office:value-type="string">
            <text:p>Al menos un indicador NBI</text:p>
          </table:table-cell>
          <table:table-cell office:value-type="float" office:value="-0.0041">
            <text:p>-0,0041</text:p>
          </table:table-cell>
          <table:table-cell office:value-type="float" office:value="0.1624">
            <text:p>0,1624</text:p>
          </table:table-cell>
          <table:table-cell office:value-type="float" office:value="0">
            <text:p>0</text:p>
          </table:table-cell>
          <table:table-cell office:value-type="float" office:value="0.1583">
            <text:p>0,1583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CABA</text:p>
          </table:table-cell>
          <table:table-cell office:value-type="string">
            <text:p>Al menos un indicador NBI</text:p>
          </table:table-cell>
          <table:table-cell office:value-type="float" office:value="-0.0165">
            <text:p>-0,0165</text:p>
          </table:table-cell>
          <table:table-cell office:value-type="float" office:value="0.0498">
            <text:p>0,0498</text:p>
          </table:table-cell>
          <table:table-cell office:value-type="float" office:value="0">
            <text:p>0</text:p>
          </table:table-cell>
          <table:table-cell office:value-type="float" office:value="0.0333">
            <text:p>0,0333</text:p>
          </table:table-cell>
          <table:table-cell office:value-type="float" office:value="0">
            <text:p>0</text:p>
          </table:table-cell>
        </table:table-row>
      </table:table>
      <table:table table:name="Con Baño" table:style-name="ta1">
        <table:table-column table:style-name="co6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row table:style-name="ro5">
          <table:table-cell office:value-type="string">
            <text:p>Provincia</text:p>
          </table:table-cell>
          <table:table-cell office:value-type="string">
            <text:p>Variable</text:p>
          </table:table-cell>
          <table:table-cell office:value-type="string">
            <text:p>R diff</text:p>
          </table:table-cell>
          <table:table-cell office:value-type="string">
            <text:p>R cuad 1</text:p>
          </table:table-cell>
          <table:table-cell office:value-type="string">
            <text:p>P value 1</text:p>
          </table:table-cell>
          <table:table-cell office:value-type="string">
            <text:p>R cuad 2</text:p>
          </table:table-cell>
          <table:table-cell office:value-type="string">
            <text:p>P value 2</text:p>
          </table:table-cell>
        </table:table-row>
        <table:table-row table:style-name="ro6">
          <table:table-cell office:value-type="string">
            <text:p>Santa Cruz</text:p>
          </table:table-cell>
          <table:table-cell office:value-type="string">
            <text:p>HOGAR SI Tiene baño o letrina</text:p>
          </table:table-cell>
          <table:table-cell office:value-type="float" office:value="-0.0264">
            <text:p>-0,0264</text:p>
          </table:table-cell>
          <table:table-cell office:value-type="float" office:value="0.9984">
            <text:p>0,9984</text:p>
          </table:table-cell>
          <table:table-cell office:value-type="float" office:value="0">
            <text:p>0</text:p>
          </table:table-cell>
          <table:table-cell office:value-type="float" office:value="0.972">
            <text:p>0,972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Entre Ríos</text:p>
          </table:table-cell>
          <table:table-cell office:value-type="string">
            <text:p>HOGAR SI Tiene baño o letrina</text:p>
          </table:table-cell>
          <table:table-cell office:value-type="float" office:value="-0.0415">
            <text:p>-0,0415</text:p>
          </table:table-cell>
          <table:table-cell office:value-type="float" office:value="0.9984">
            <text:p>0,9984</text:p>
          </table:table-cell>
          <table:table-cell office:value-type="float" office:value="0">
            <text:p>0</text:p>
          </table:table-cell>
          <table:table-cell office:value-type="float" office:value="0.9568">
            <text:p>0,9568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Buenos Aires</text:p>
          </table:table-cell>
          <table:table-cell office:value-type="string">
            <text:p>HOGAR SI Tiene baño o letrina</text:p>
          </table:table-cell>
          <table:table-cell office:value-type="float" office:value="-0.0481">
            <text:p>-0,0481</text:p>
          </table:table-cell>
          <table:table-cell office:value-type="float" office:value="0.9965">
            <text:p>0,9965</text:p>
          </table:table-cell>
          <table:table-cell office:value-type="float" office:value="0">
            <text:p>0</text:p>
          </table:table-cell>
          <table:table-cell office:value-type="float" office:value="0.9484">
            <text:p>0,9484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an Luis</text:p>
          </table:table-cell>
          <table:table-cell office:value-type="string">
            <text:p>HOGAR SI Tiene baño o letrina</text:p>
          </table:table-cell>
          <table:table-cell office:value-type="float" office:value="-0.0488">
            <text:p>-0,0488</text:p>
          </table:table-cell>
          <table:table-cell office:value-type="float" office:value="0.9956">
            <text:p>0,9956</text:p>
          </table:table-cell>
          <table:table-cell office:value-type="float" office:value="0">
            <text:p>0</text:p>
          </table:table-cell>
          <table:table-cell office:value-type="float" office:value="0.9468">
            <text:p>0,9468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orrientes</text:p>
          </table:table-cell>
          <table:table-cell office:value-type="string">
            <text:p>HOGAR SI Tiene baño o letrina</text:p>
          </table:table-cell>
          <table:table-cell office:value-type="float" office:value="-0.0488">
            <text:p>-0,0488</text:p>
          </table:table-cell>
          <table:table-cell office:value-type="float" office:value="0.9948">
            <text:p>0,9948</text:p>
          </table:table-cell>
          <table:table-cell office:value-type="float" office:value="0">
            <text:p>0</text:p>
          </table:table-cell>
          <table:table-cell office:value-type="float" office:value="0.946">
            <text:p>0,946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haco</text:p>
          </table:table-cell>
          <table:table-cell office:value-type="string">
            <text:p>HOGAR SI Tiene baño o letrina</text:p>
          </table:table-cell>
          <table:table-cell office:value-type="float" office:value="-0.0501">
            <text:p>-0,0501</text:p>
          </table:table-cell>
          <table:table-cell office:value-type="float" office:value="0.9758">
            <text:p>0,9758</text:p>
          </table:table-cell>
          <table:table-cell office:value-type="float" office:value="0">
            <text:p>0</text:p>
          </table:table-cell>
          <table:table-cell office:value-type="float" office:value="0.9258">
            <text:p>0,9258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hubut</text:p>
          </table:table-cell>
          <table:table-cell office:value-type="string">
            <text:p>HOGAR SI Tiene baño o letrina</text:p>
          </table:table-cell>
          <table:table-cell office:value-type="float" office:value="-0.0511">
            <text:p>-0,0511</text:p>
          </table:table-cell>
          <table:table-cell office:value-type="float" office:value="0.9965">
            <text:p>0,9965</text:p>
          </table:table-cell>
          <table:table-cell office:value-type="float" office:value="0">
            <text:p>0</text:p>
          </table:table-cell>
          <table:table-cell office:value-type="float" office:value="0.9454">
            <text:p>0,9454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Tierra del Fuego</text:p>
          </table:table-cell>
          <table:table-cell office:value-type="string">
            <text:p>HOGAR SI Tiene baño o letrina</text:p>
          </table:table-cell>
          <table:table-cell office:value-type="float" office:value="-0.0521">
            <text:p>-0,0521</text:p>
          </table:table-cell>
          <table:table-cell office:value-type="float" office:value="0.9959">
            <text:p>0,9959</text:p>
          </table:table-cell>
          <table:table-cell office:value-type="float" office:value="0">
            <text:p>0</text:p>
          </table:table-cell>
          <table:table-cell office:value-type="float" office:value="0.9438">
            <text:p>0,9438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antiago del Estero</text:p>
          </table:table-cell>
          <table:table-cell office:value-type="string">
            <text:p>HOGAR SI Tiene baño o letrina</text:p>
          </table:table-cell>
          <table:table-cell office:value-type="float" office:value="-0.0525">
            <text:p>-0,0525</text:p>
          </table:table-cell>
          <table:table-cell office:value-type="float" office:value="0.9638">
            <text:p>0,9638</text:p>
          </table:table-cell>
          <table:table-cell office:value-type="float" office:value="0">
            <text:p>0</text:p>
          </table:table-cell>
          <table:table-cell office:value-type="float" office:value="0.9113">
            <text:p>0,9113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La Pampa</text:p>
          </table:table-cell>
          <table:table-cell office:value-type="string">
            <text:p>HOGAR SI Tiene baño o letrina</text:p>
          </table:table-cell>
          <table:table-cell office:value-type="float" office:value="-0.0538">
            <text:p>-0,0538</text:p>
          </table:table-cell>
          <table:table-cell office:value-type="float" office:value="0.9987">
            <text:p>0,9987</text:p>
          </table:table-cell>
          <table:table-cell office:value-type="float" office:value="0">
            <text:p>0</text:p>
          </table:table-cell>
          <table:table-cell office:value-type="float" office:value="0.945">
            <text:p>0,945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atamarca</text:p>
          </table:table-cell>
          <table:table-cell office:value-type="string">
            <text:p>HOGAR SI Tiene baño o letrina</text:p>
          </table:table-cell>
          <table:table-cell office:value-type="float" office:value="-0.0586">
            <text:p>-0,0586</text:p>
          </table:table-cell>
          <table:table-cell office:value-type="float" office:value="0.9926">
            <text:p>0,9926</text:p>
          </table:table-cell>
          <table:table-cell office:value-type="float" office:value="0">
            <text:p>0</text:p>
          </table:table-cell>
          <table:table-cell office:value-type="float" office:value="0.934">
            <text:p>0,934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ormosa</text:p>
          </table:table-cell>
          <table:table-cell office:value-type="string">
            <text:p>HOGAR SI Tiene baño o letrina</text:p>
          </table:table-cell>
          <table:table-cell office:value-type="float" office:value="-0.0607">
            <text:p>-0,0607</text:p>
          </table:table-cell>
          <table:table-cell office:value-type="float" office:value="0.955">
            <text:p>0,955</text:p>
          </table:table-cell>
          <table:table-cell office:value-type="float" office:value="0">
            <text:p>0</text:p>
          </table:table-cell>
          <table:table-cell office:value-type="float" office:value="0.8943">
            <text:p>0,8943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Neuquén</text:p>
          </table:table-cell>
          <table:table-cell office:value-type="string">
            <text:p>HOGAR SI Tiene baño o letrina</text:p>
          </table:table-cell>
          <table:table-cell office:value-type="float" office:value="-0.0646">
            <text:p>-0,0646</text:p>
          </table:table-cell>
          <table:table-cell office:value-type="float" office:value="0.994">
            <text:p>0,994</text:p>
          </table:table-cell>
          <table:table-cell office:value-type="float" office:value="0">
            <text:p>0</text:p>
          </table:table-cell>
          <table:table-cell office:value-type="float" office:value="0.9294">
            <text:p>0,9294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alta</text:p>
          </table:table-cell>
          <table:table-cell office:value-type="string">
            <text:p>HOGAR SI Tiene baño o letrina</text:p>
          </table:table-cell>
          <table:table-cell office:value-type="float" office:value="-0.0701">
            <text:p>-0,0701</text:p>
          </table:table-cell>
          <table:table-cell office:value-type="float" office:value="0.9735">
            <text:p>0,9735</text:p>
          </table:table-cell>
          <table:table-cell office:value-type="float" office:value="0">
            <text:p>0</text:p>
          </table:table-cell>
          <table:table-cell office:value-type="float" office:value="0.9034">
            <text:p>0,9034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Jujuy</text:p>
          </table:table-cell>
          <table:table-cell office:value-type="string">
            <text:p>HOGAR SI Tiene baño o letrina</text:p>
          </table:table-cell>
          <table:table-cell office:value-type="float" office:value="-0.0736">
            <text:p>-0,0736</text:p>
          </table:table-cell>
          <table:table-cell office:value-type="float" office:value="0.981">
            <text:p>0,981</text:p>
          </table:table-cell>
          <table:table-cell office:value-type="float" office:value="0">
            <text:p>0</text:p>
          </table:table-cell>
          <table:table-cell office:value-type="float" office:value="0.9074">
            <text:p>0,9074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anta Fe</text:p>
          </table:table-cell>
          <table:table-cell office:value-type="string">
            <text:p>HOGAR SI Tiene baño o letrina</text:p>
          </table:table-cell>
          <table:table-cell office:value-type="float" office:value="-0.0765">
            <text:p>-0,0765</text:p>
          </table:table-cell>
          <table:table-cell office:value-type="float" office:value="0.9972">
            <text:p>0,9972</text:p>
          </table:table-cell>
          <table:table-cell office:value-type="float" office:value="0">
            <text:p>0</text:p>
          </table:table-cell>
          <table:table-cell office:value-type="float" office:value="0.9207">
            <text:p>0,9207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Misiones</text:p>
          </table:table-cell>
          <table:table-cell office:value-type="string">
            <text:p>HOGAR SI Tiene baño o letrina</text:p>
          </table:table-cell>
          <table:table-cell office:value-type="float" office:value="-0.0818">
            <text:p>-0,0818</text:p>
          </table:table-cell>
          <table:table-cell office:value-type="float" office:value="0.9857">
            <text:p>0,9857</text:p>
          </table:table-cell>
          <table:table-cell office:value-type="float" office:value="0">
            <text:p>0</text:p>
          </table:table-cell>
          <table:table-cell office:value-type="float" office:value="0.9038">
            <text:p>0,9038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Tucumán</text:p>
          </table:table-cell>
          <table:table-cell office:value-type="string">
            <text:p>HOGAR SI Tiene baño o letrina</text:p>
          </table:table-cell>
          <table:table-cell office:value-type="float" office:value="-0.0869">
            <text:p>-0,0869</text:p>
          </table:table-cell>
          <table:table-cell office:value-type="float" office:value="0.9929">
            <text:p>0,9929</text:p>
          </table:table-cell>
          <table:table-cell office:value-type="float" office:value="0">
            <text:p>0</text:p>
          </table:table-cell>
          <table:table-cell office:value-type="float" office:value="0.906">
            <text:p>0,906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an Juan</text:p>
          </table:table-cell>
          <table:table-cell office:value-type="string">
            <text:p>HOGAR SI Tiene baño o letrina</text:p>
          </table:table-cell>
          <table:table-cell office:value-type="float" office:value="-0.0954">
            <text:p>-0,0954</text:p>
          </table:table-cell>
          <table:table-cell office:value-type="float" office:value="0.9857">
            <text:p>0,9857</text:p>
          </table:table-cell>
          <table:table-cell office:value-type="float" office:value="0">
            <text:p>0</text:p>
          </table:table-cell>
          <table:table-cell office:value-type="float" office:value="0.8903">
            <text:p>0,8903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Río Negro</text:p>
          </table:table-cell>
          <table:table-cell office:value-type="string">
            <text:p>HOGAR SI Tiene baño o letrina</text:p>
          </table:table-cell>
          <table:table-cell office:value-type="float" office:value="-0.0983">
            <text:p>-0,0983</text:p>
          </table:table-cell>
          <table:table-cell office:value-type="float" office:value="0.9886">
            <text:p>0,9886</text:p>
          </table:table-cell>
          <table:table-cell office:value-type="float" office:value="0">
            <text:p>0</text:p>
          </table:table-cell>
          <table:table-cell office:value-type="float" office:value="0.8903">
            <text:p>0,8903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La Rioja</text:p>
          </table:table-cell>
          <table:table-cell office:value-type="string">
            <text:p>HOGAR SI Tiene baño o letrina</text:p>
          </table:table-cell>
          <table:table-cell office:value-type="float" office:value="-0.1031">
            <text:p>-0,1031</text:p>
          </table:table-cell>
          <table:table-cell office:value-type="float" office:value="0.9858">
            <text:p>0,9858</text:p>
          </table:table-cell>
          <table:table-cell office:value-type="float" office:value="0">
            <text:p>0</text:p>
          </table:table-cell>
          <table:table-cell office:value-type="float" office:value="0.8828">
            <text:p>0,8828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Mendoza</text:p>
          </table:table-cell>
          <table:table-cell office:value-type="string">
            <text:p>HOGAR SI Tiene baño o letrina</text:p>
          </table:table-cell>
          <table:table-cell office:value-type="float" office:value="-0.1099">
            <text:p>-0,1099</text:p>
          </table:table-cell>
          <table:table-cell office:value-type="float" office:value="0.9862">
            <text:p>0,9862</text:p>
          </table:table-cell>
          <table:table-cell office:value-type="float" office:value="0">
            <text:p>0</text:p>
          </table:table-cell>
          <table:table-cell office:value-type="float" office:value="0.8763">
            <text:p>0,8763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órdoba</text:p>
          </table:table-cell>
          <table:table-cell office:value-type="string">
            <text:p>HOGAR SI Tiene baño o letrina</text:p>
          </table:table-cell>
          <table:table-cell office:value-type="float" office:value="-0.1583">
            <text:p>-0,1583</text:p>
          </table:table-cell>
          <table:table-cell office:value-type="float" office:value="0.9966">
            <text:p>0,9966</text:p>
          </table:table-cell>
          <table:table-cell office:value-type="float" office:value="0">
            <text:p>0</text:p>
          </table:table-cell>
          <table:table-cell office:value-type="float" office:value="0.8383">
            <text:p>0,8383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ABA</text:p>
          </table:table-cell>
          <table:table-cell office:value-type="string">
            <text:p>HOGAR SI Tiene baño o letrina</text:p>
          </table:table-cell>
          <table:table-cell office:value-type="float" office:value="-0.2735">
            <text:p>-0,2735</text:p>
          </table:table-cell>
          <table:table-cell office:value-type="float" office:value="0.9942">
            <text:p>0,9942</text:p>
          </table:table-cell>
          <table:table-cell office:value-type="float" office:value="0">
            <text:p>0</text:p>
          </table:table-cell>
          <table:table-cell office:value-type="float" office:value="0.7207">
            <text:p>0,7207</text:p>
          </table:table-cell>
          <table:table-cell office:value-type="float" office:value="0">
            <text:p>0</text:p>
          </table:table-cell>
        </table:table-row>
      </table:table>
      <table:table table:name="Hijos" table:style-name="ta1">
        <table:table-column table:style-name="co3" table:default-cell-style-name="Default"/>
        <table:table-column table:style-name="co8" table:default-cell-style-name="Default"/>
        <table:table-column table:style-name="co2" table:number-columns-repeated="5" table:default-cell-style-name="Default"/>
        <table:table-row table:style-name="ro5">
          <table:table-cell office:value-type="string">
            <text:p>Provincia</text:p>
          </table:table-cell>
          <table:table-cell office:value-type="string">
            <text:p>Variable</text:p>
          </table:table-cell>
          <table:table-cell office:value-type="string">
            <text:p>R diff</text:p>
          </table:table-cell>
          <table:table-cell office:value-type="string">
            <text:p>R cuad 1</text:p>
          </table:table-cell>
          <table:table-cell office:value-type="string">
            <text:p>P value 1</text:p>
          </table:table-cell>
          <table:table-cell office:value-type="string">
            <text:p>R cuad 2</text:p>
          </table:table-cell>
          <table:table-cell office:value-type="string">
            <text:p>P value 2</text:p>
          </table:table-cell>
        </table:table-row>
        <table:table-row table:style-name="ro6">
          <table:table-cell office:value-type="string">
            <text:p>CABA</text:p>
          </table:table-cell>
          <table:table-cell office:value-type="string">
            <text:p>Hijo(a) / Hijastro(a)</text:p>
          </table:table-cell>
          <table:table-cell office:value-type="float" office:value="0.2866">
            <text:p>0,2866</text:p>
          </table:table-cell>
          <table:table-cell office:value-type="float" office:value="0.3735">
            <text:p>0,3735</text:p>
          </table:table-cell>
          <table:table-cell office:value-type="float" office:value="0">
            <text:p>0</text:p>
          </table:table-cell>
          <table:table-cell office:value-type="float" office:value="0.6602">
            <text:p>0,6602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órdoba</text:p>
          </table:table-cell>
          <table:table-cell office:value-type="string">
            <text:p>Hijo(a) / Hijastro(a)</text:p>
          </table:table-cell>
          <table:table-cell office:value-type="float" office:value="0.1902">
            <text:p>0,1902</text:p>
          </table:table-cell>
          <table:table-cell office:value-type="float" office:value="0.6571">
            <text:p>0,6571</text:p>
          </table:table-cell>
          <table:table-cell office:value-type="float" office:value="0">
            <text:p>0</text:p>
          </table:table-cell>
          <table:table-cell office:value-type="float" office:value="0.8473">
            <text:p>0,8473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La Rioja</text:p>
          </table:table-cell>
          <table:table-cell office:value-type="string">
            <text:p>Hijo(a) / Hijastro(a)</text:p>
          </table:table-cell>
          <table:table-cell office:value-type="float" office:value="0.1287">
            <text:p>0,1287</text:p>
          </table:table-cell>
          <table:table-cell office:value-type="float" office:value="0.7993">
            <text:p>0,7993</text:p>
          </table:table-cell>
          <table:table-cell office:value-type="float" office:value="0">
            <text:p>0</text:p>
          </table:table-cell>
          <table:table-cell office:value-type="float" office:value="0.928">
            <text:p>0,928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an Juan</text:p>
          </table:table-cell>
          <table:table-cell office:value-type="string">
            <text:p>Hijo(a) / Hijastro(a)</text:p>
          </table:table-cell>
          <table:table-cell office:value-type="float" office:value="0.1236">
            <text:p>0,1236</text:p>
          </table:table-cell>
          <table:table-cell office:value-type="float" office:value="0.7373">
            <text:p>0,7373</text:p>
          </table:table-cell>
          <table:table-cell office:value-type="float" office:value="0">
            <text:p>0</text:p>
          </table:table-cell>
          <table:table-cell office:value-type="float" office:value="0.8609">
            <text:p>0,8609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Mendoza</text:p>
          </table:table-cell>
          <table:table-cell office:value-type="string">
            <text:p>Hijo(a) / Hijastro(a)</text:p>
          </table:table-cell>
          <table:table-cell office:value-type="float" office:value="0.1162">
            <text:p>0,1162</text:p>
          </table:table-cell>
          <table:table-cell office:value-type="float" office:value="0.7641">
            <text:p>0,7641</text:p>
          </table:table-cell>
          <table:table-cell office:value-type="float" office:value="0">
            <text:p>0</text:p>
          </table:table-cell>
          <table:table-cell office:value-type="float" office:value="0.8803">
            <text:p>0,8803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Tucumán</text:p>
          </table:table-cell>
          <table:table-cell office:value-type="string">
            <text:p>Hijo(a) / Hijastro(a)</text:p>
          </table:table-cell>
          <table:table-cell office:value-type="float" office:value="0.1117">
            <text:p>0,1117</text:p>
          </table:table-cell>
          <table:table-cell office:value-type="float" office:value="0.8268">
            <text:p>0,8268</text:p>
          </table:table-cell>
          <table:table-cell office:value-type="float" office:value="0">
            <text:p>0</text:p>
          </table:table-cell>
          <table:table-cell office:value-type="float" office:value="0.9385">
            <text:p>0,9385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La Pampa</text:p>
          </table:table-cell>
          <table:table-cell office:value-type="string">
            <text:p>Hijo(a) / Hijastro(a)</text:p>
          </table:table-cell>
          <table:table-cell office:value-type="float" office:value="0.1072">
            <text:p>0,1072</text:p>
          </table:table-cell>
          <table:table-cell office:value-type="float" office:value="0.7005">
            <text:p>0,7005</text:p>
          </table:table-cell>
          <table:table-cell office:value-type="float" office:value="0">
            <text:p>0</text:p>
          </table:table-cell>
          <table:table-cell office:value-type="float" office:value="0.8077">
            <text:p>0,8077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Río Negro</text:p>
          </table:table-cell>
          <table:table-cell office:value-type="string">
            <text:p>Hijo(a) / Hijastro(a)</text:p>
          </table:table-cell>
          <table:table-cell office:value-type="float" office:value="0.1039">
            <text:p>0,1039</text:p>
          </table:table-cell>
          <table:table-cell office:value-type="float" office:value="0.7165">
            <text:p>0,7165</text:p>
          </table:table-cell>
          <table:table-cell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anta Fe</text:p>
          </table:table-cell>
          <table:table-cell office:value-type="string">
            <text:p>Hijo(a) / Hijastro(a)</text:p>
          </table:table-cell>
          <table:table-cell office:value-type="float" office:value="0.0947">
            <text:p>0,0947</text:p>
          </table:table-cell>
          <table:table-cell office:value-type="float" office:value="0.7681">
            <text:p>0,7681</text:p>
          </table:table-cell>
          <table:table-cell office:value-type="float" office:value="0">
            <text:p>0</text:p>
          </table:table-cell>
          <table:table-cell office:value-type="float" office:value="0.8629">
            <text:p>0,8629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an Luis</text:p>
          </table:table-cell>
          <table:table-cell office:value-type="string">
            <text:p>Hijo(a) / Hijastro(a)</text:p>
          </table:table-cell>
          <table:table-cell office:value-type="float" office:value="0.0859">
            <text:p>0,0859</text:p>
          </table:table-cell>
          <table:table-cell office:value-type="float" office:value="0.8052">
            <text:p>0,8052</text:p>
          </table:table-cell>
          <table:table-cell office:value-type="float" office:value="0">
            <text:p>0</text:p>
          </table:table-cell>
          <table:table-cell office:value-type="float" office:value="0.8912">
            <text:p>0,8912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Buenos Aires</text:p>
          </table:table-cell>
          <table:table-cell office:value-type="string">
            <text:p>Hijo(a) / Hijastro(a)</text:p>
          </table:table-cell>
          <table:table-cell office:value-type="float" office:value="0.0842">
            <text:p>0,0842</text:p>
          </table:table-cell>
          <table:table-cell office:value-type="float" office:value="0.7896">
            <text:p>0,7896</text:p>
          </table:table-cell>
          <table:table-cell office:value-type="float" office:value="0">
            <text:p>0</text:p>
          </table:table-cell>
          <table:table-cell office:value-type="float" office:value="0.8738">
            <text:p>0,8738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Neuquén</text:p>
          </table:table-cell>
          <table:table-cell office:value-type="string">
            <text:p>Hijo(a) / Hijastro(a)</text:p>
          </table:table-cell>
          <table:table-cell office:value-type="float" office:value="0.0819">
            <text:p>0,0819</text:p>
          </table:table-cell>
          <table:table-cell office:value-type="float" office:value="0.7516">
            <text:p>0,7516</text:p>
          </table:table-cell>
          <table:table-cell office:value-type="float" office:value="0">
            <text:p>0</text:p>
          </table:table-cell>
          <table:table-cell office:value-type="float" office:value="0.8335">
            <text:p>0,8335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Misiones</text:p>
          </table:table-cell>
          <table:table-cell office:value-type="string">
            <text:p>Hijo(a) / Hijastro(a)</text:p>
          </table:table-cell>
          <table:table-cell office:value-type="float" office:value="0.0737">
            <text:p>0,0737</text:p>
          </table:table-cell>
          <table:table-cell office:value-type="float" office:value="0.7986">
            <text:p>0,7986</text:p>
          </table:table-cell>
          <table:table-cell office:value-type="float" office:value="0">
            <text:p>0</text:p>
          </table:table-cell>
          <table:table-cell office:value-type="float" office:value="0.8723">
            <text:p>0,8723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Jujuy</text:p>
          </table:table-cell>
          <table:table-cell office:value-type="string">
            <text:p>Hijo(a) / Hijastro(a)</text:p>
          </table:table-cell>
          <table:table-cell office:value-type="float" office:value="0.0731">
            <text:p>0,0731</text:p>
          </table:table-cell>
          <table:table-cell office:value-type="float" office:value="0.8176">
            <text:p>0,8176</text:p>
          </table:table-cell>
          <table:table-cell office:value-type="float" office:value="0">
            <text:p>0</text:p>
          </table:table-cell>
          <table:table-cell office:value-type="float" office:value="0.8908">
            <text:p>0,8908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orrientes</text:p>
          </table:table-cell>
          <table:table-cell office:value-type="string">
            <text:p>Hijo(a) / Hijastro(a)</text:p>
          </table:table-cell>
          <table:table-cell office:value-type="float" office:value="0.0716">
            <text:p>0,0716</text:p>
          </table:table-cell>
          <table:table-cell office:value-type="float" office:value="0.8572">
            <text:p>0,8572</text:p>
          </table:table-cell>
          <table:table-cell office:value-type="float" office:value="0">
            <text:p>0</text:p>
          </table:table-cell>
          <table:table-cell office:value-type="float" office:value="0.9288">
            <text:p>0,9288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alta</text:p>
          </table:table-cell>
          <table:table-cell office:value-type="string">
            <text:p>Hijo(a) / Hijastro(a)</text:p>
          </table:table-cell>
          <table:table-cell office:value-type="float" office:value="0.0701">
            <text:p>0,0701</text:p>
          </table:table-cell>
          <table:table-cell office:value-type="float" office:value="0.8264">
            <text:p>0,8264</text:p>
          </table:table-cell>
          <table:table-cell office:value-type="float" office:value="0">
            <text:p>0</text:p>
          </table:table-cell>
          <table:table-cell office:value-type="float" office:value="0.8965">
            <text:p>0,8965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ormosa</text:p>
          </table:table-cell>
          <table:table-cell office:value-type="string">
            <text:p>Hijo(a) / Hijastro(a)</text:p>
          </table:table-cell>
          <table:table-cell office:value-type="float" office:value="0.0658">
            <text:p>0,0658</text:p>
          </table:table-cell>
          <table:table-cell office:value-type="float" office:value="0.8247">
            <text:p>0,8247</text:p>
          </table:table-cell>
          <table:table-cell office:value-type="float" office:value="0">
            <text:p>0</text:p>
          </table:table-cell>
          <table:table-cell office:value-type="float" office:value="0.8905">
            <text:p>0,8905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hubut</text:p>
          </table:table-cell>
          <table:table-cell office:value-type="string">
            <text:p>Hijo(a) / Hijastro(a)</text:p>
          </table:table-cell>
          <table:table-cell office:value-type="float" office:value="0.0655">
            <text:p>0,0655</text:p>
          </table:table-cell>
          <table:table-cell office:value-type="float" office:value="0.7788">
            <text:p>0,7788</text:p>
          </table:table-cell>
          <table:table-cell office:value-type="float" office:value="0">
            <text:p>0</text:p>
          </table:table-cell>
          <table:table-cell office:value-type="float" office:value="0.8443">
            <text:p>0,8443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atamarca</text:p>
          </table:table-cell>
          <table:table-cell office:value-type="string">
            <text:p>Hijo(a) / Hijastro(a)</text:p>
          </table:table-cell>
          <table:table-cell office:value-type="float" office:value="0.0618">
            <text:p>0,0618</text:p>
          </table:table-cell>
          <table:table-cell office:value-type="float" office:value="0.8649">
            <text:p>0,8649</text:p>
          </table:table-cell>
          <table:table-cell office:value-type="float" office:value="0">
            <text:p>0</text:p>
          </table:table-cell>
          <table:table-cell office:value-type="float" office:value="0.9267">
            <text:p>0,9267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Tierra del Fuego</text:p>
          </table:table-cell>
          <table:table-cell office:value-type="string">
            <text:p>Hijo(a) / Hijastro(a)</text:p>
          </table:table-cell>
          <table:table-cell office:value-type="float" office:value="0.0617">
            <text:p>0,0617</text:p>
          </table:table-cell>
          <table:table-cell office:value-type="float" office:value="0.8146">
            <text:p>0,8146</text:p>
          </table:table-cell>
          <table:table-cell office:value-type="float" office:value="0">
            <text:p>0</text:p>
          </table:table-cell>
          <table:table-cell office:value-type="float" office:value="0.8763">
            <text:p>0,8763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haco</text:p>
          </table:table-cell>
          <table:table-cell office:value-type="string">
            <text:p>Hijo(a) / Hijastro(a)</text:p>
          </table:table-cell>
          <table:table-cell office:value-type="float" office:value="0.0586">
            <text:p>0,0586</text:p>
          </table:table-cell>
          <table:table-cell office:value-type="float" office:value="0.8287">
            <text:p>0,8287</text:p>
          </table:table-cell>
          <table:table-cell office:value-type="float" office:value="0">
            <text:p>0</text:p>
          </table:table-cell>
          <table:table-cell office:value-type="float" office:value="0.8872">
            <text:p>0,8872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anta Cruz</text:p>
          </table:table-cell>
          <table:table-cell office:value-type="string">
            <text:p>Hijo(a) / Hijastro(a)</text:p>
          </table:table-cell>
          <table:table-cell office:value-type="float" office:value="0.0552">
            <text:p>0,0552</text:p>
          </table:table-cell>
          <table:table-cell office:value-type="float" office:value="0.8349">
            <text:p>0,8349</text:p>
          </table:table-cell>
          <table:table-cell office:value-type="float" office:value="0">
            <text:p>0</text:p>
          </table:table-cell>
          <table:table-cell office:value-type="float" office:value="0.89">
            <text:p>0,89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Entre Ríos</text:p>
          </table:table-cell>
          <table:table-cell office:value-type="string">
            <text:p>Hijo(a) / Hijastro(a)</text:p>
          </table:table-cell>
          <table:table-cell office:value-type="float" office:value="0.0546">
            <text:p>0,0546</text:p>
          </table:table-cell>
          <table:table-cell office:value-type="float" office:value="0.8406">
            <text:p>0,8406</text:p>
          </table:table-cell>
          <table:table-cell office:value-type="float" office:value="0">
            <text:p>0</text:p>
          </table:table-cell>
          <table:table-cell office:value-type="float" office:value="0.8951">
            <text:p>0,8951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antiago del Estero</text:p>
          </table:table-cell>
          <table:table-cell office:value-type="string">
            <text:p>Hijo(a) / Hijastro(a)</text:p>
          </table:table-cell>
          <table:table-cell office:value-type="float" office:value="0.0413">
            <text:p>0,0413</text:p>
          </table:table-cell>
          <table:table-cell office:value-type="float" office:value="0.872">
            <text:p>0,872</text:p>
          </table:table-cell>
          <table:table-cell office:value-type="float" office:value="0">
            <text:p>0</text:p>
          </table:table-cell>
          <table:table-cell office:value-type="float" office:value="0.9133">
            <text:p>0,9133</text:p>
          </table:table-cell>
          <table:table-cell office:value-type="float" office:value="0">
            <text:p>0</text:p>
          </table:table-cell>
        </table:table-row>
      </table:table>
      <table:table table:name="Red de agua" table:style-name="ta1">
        <table:table-column table:style-name="co9" table:default-cell-style-name="Default"/>
        <table:table-column table:style-name="co2" table:number-columns-repeated="6" table:default-cell-style-name="Default"/>
        <table:table-row table:style-name="ro5">
          <table:table-cell office:value-type="string">
            <text:p>Provincia</text:p>
          </table:table-cell>
          <table:table-cell office:value-type="string">
            <text:p>Variable</text:p>
          </table:table-cell>
          <table:table-cell office:value-type="string">
            <text:p>R diff</text:p>
          </table:table-cell>
          <table:table-cell office:value-type="string">
            <text:p>R cuad 1</text:p>
          </table:table-cell>
          <table:table-cell office:value-type="string">
            <text:p>P value 1</text:p>
          </table:table-cell>
          <table:table-cell office:value-type="string">
            <text:p>R cuad 2</text:p>
          </table:table-cell>
          <table:table-cell office:value-type="string">
            <text:p>P value 2</text:p>
          </table:table-cell>
        </table:table-row>
        <table:table-row table:style-name="ro6">
          <table:table-cell office:value-type="string">
            <text:p>Santa Cruz</text:p>
          </table:table-cell>
          <table:table-cell office:value-type="string">
            <text:p>Red pública</text:p>
          </table:table-cell>
          <table:table-cell office:value-type="float" office:value="-0.0258">
            <text:p>-0,0258</text:p>
          </table:table-cell>
          <table:table-cell office:value-type="float" office:value="0.9911">
            <text:p>0,9911</text:p>
          </table:table-cell>
          <table:table-cell office:value-type="float" office:value="0">
            <text:p>0</text:p>
          </table:table-cell>
          <table:table-cell office:value-type="float" office:value="0.9653">
            <text:p>0,9653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antiago del Estero</text:p>
          </table:table-cell>
          <table:table-cell office:value-type="string">
            <text:p>Red pública</text:p>
          </table:table-cell>
          <table:table-cell office:value-type="float" office:value="-0.0261">
            <text:p>-0,0261</text:p>
          </table:table-cell>
          <table:table-cell office:value-type="float" office:value="0.7125">
            <text:p>0,7125</text:p>
          </table:table-cell>
          <table:table-cell office:value-type="float" office:value="0">
            <text:p>0</text:p>
          </table:table-cell>
          <table:table-cell office:value-type="float" office:value="0.6864">
            <text:p>0,6864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haco</text:p>
          </table:table-cell>
          <table:table-cell office:value-type="string">
            <text:p>Red pública</text:p>
          </table:table-cell>
          <table:table-cell office:value-type="float" office:value="-0.0419">
            <text:p>-0,0419</text:p>
          </table:table-cell>
          <table:table-cell office:value-type="float" office:value="0.6988">
            <text:p>0,6988</text:p>
          </table:table-cell>
          <table:table-cell office:value-type="float" office:value="0">
            <text:p>0</text:p>
          </table:table-cell>
          <table:table-cell office:value-type="float" office:value="0.6568">
            <text:p>0,6568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hubut</text:p>
          </table:table-cell>
          <table:table-cell office:value-type="string">
            <text:p>Red pública</text:p>
          </table:table-cell>
          <table:table-cell office:value-type="float" office:value="-0.0431">
            <text:p>-0,0431</text:p>
          </table:table-cell>
          <table:table-cell office:value-type="float" office:value="0.9758">
            <text:p>0,9758</text:p>
          </table:table-cell>
          <table:table-cell office:value-type="float" office:value="0">
            <text:p>0</text:p>
          </table:table-cell>
          <table:table-cell office:value-type="float" office:value="0.9327">
            <text:p>0,9327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an Luis</text:p>
          </table:table-cell>
          <table:table-cell office:value-type="string">
            <text:p>Red pública</text:p>
          </table:table-cell>
          <table:table-cell office:value-type="float" office:value="-0.0492">
            <text:p>-0,0492</text:p>
          </table:table-cell>
          <table:table-cell office:value-type="float" office:value="0.9805">
            <text:p>0,9805</text:p>
          </table:table-cell>
          <table:table-cell office:value-type="float" office:value="0">
            <text:p>0</text:p>
          </table:table-cell>
          <table:table-cell office:value-type="float" office:value="0.9313">
            <text:p>0,9313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Entre Ríos</text:p>
          </table:table-cell>
          <table:table-cell office:value-type="string">
            <text:p>Red pública</text:p>
          </table:table-cell>
          <table:table-cell office:value-type="float" office:value="-0.0499">
            <text:p>-0,0499</text:p>
          </table:table-cell>
          <table:table-cell office:value-type="float" office:value="0.9726">
            <text:p>0,9726</text:p>
          </table:table-cell>
          <table:table-cell office:value-type="float" office:value="0">
            <text:p>0</text:p>
          </table:table-cell>
          <table:table-cell office:value-type="float" office:value="0.9227">
            <text:p>0,9227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Tierra del Fuego</text:p>
          </table:table-cell>
          <table:table-cell office:value-type="string">
            <text:p>Red pública</text:p>
          </table:table-cell>
          <table:table-cell office:value-type="float" office:value="-0.0503">
            <text:p>-0,0503</text:p>
          </table:table-cell>
          <table:table-cell office:value-type="float" office:value="0.8587">
            <text:p>0,8587</text:p>
          </table:table-cell>
          <table:table-cell office:value-type="float" office:value="0">
            <text:p>0</text:p>
          </table:table-cell>
          <table:table-cell office:value-type="float" office:value="0.8084">
            <text:p>0,8084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orrientes</text:p>
          </table:table-cell>
          <table:table-cell office:value-type="string">
            <text:p>Red pública</text:p>
          </table:table-cell>
          <table:table-cell office:value-type="float" office:value="-0.0552">
            <text:p>-0,0552</text:p>
          </table:table-cell>
          <table:table-cell office:value-type="float" office:value="0.9476">
            <text:p>0,9476</text:p>
          </table:table-cell>
          <table:table-cell office:value-type="float" office:value="0">
            <text:p>0</text:p>
          </table:table-cell>
          <table:table-cell office:value-type="float" office:value="0.8923">
            <text:p>0,8923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atamarca</text:p>
          </table:table-cell>
          <table:table-cell office:value-type="string">
            <text:p>Red pública</text:p>
          </table:table-cell>
          <table:table-cell office:value-type="float" office:value="-0.057">
            <text:p>-0,057</text:p>
          </table:table-cell>
          <table:table-cell office:value-type="float" office:value="0.9784">
            <text:p>0,9784</text:p>
          </table:table-cell>
          <table:table-cell office:value-type="float" office:value="0">
            <text:p>0</text:p>
          </table:table-cell>
          <table:table-cell office:value-type="float" office:value="0.9214">
            <text:p>0,9214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Neuquén</text:p>
          </table:table-cell>
          <table:table-cell office:value-type="string">
            <text:p>Red pública</text:p>
          </table:table-cell>
          <table:table-cell office:value-type="float" office:value="-0.0657">
            <text:p>-0,0657</text:p>
          </table:table-cell>
          <table:table-cell office:value-type="float" office:value="0.9439">
            <text:p>0,9439</text:p>
          </table:table-cell>
          <table:table-cell office:value-type="float" office:value="0">
            <text:p>0</text:p>
          </table:table-cell>
          <table:table-cell office:value-type="float" office:value="0.8782">
            <text:p>0,8782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alta</text:p>
          </table:table-cell>
          <table:table-cell office:value-type="string">
            <text:p>Red pública</text:p>
          </table:table-cell>
          <table:table-cell office:value-type="float" office:value="-0.0665">
            <text:p>-0,0665</text:p>
          </table:table-cell>
          <table:table-cell office:value-type="float" office:value="0.9138">
            <text:p>0,9138</text:p>
          </table:table-cell>
          <table:table-cell office:value-type="float" office:value="0">
            <text:p>0</text:p>
          </table:table-cell>
          <table:table-cell office:value-type="float" office:value="0.8474">
            <text:p>0,8474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Jujuy</text:p>
          </table:table-cell>
          <table:table-cell office:value-type="string">
            <text:p>Red pública</text:p>
          </table:table-cell>
          <table:table-cell office:value-type="float" office:value="-0.0685">
            <text:p>-0,0685</text:p>
          </table:table-cell>
          <table:table-cell office:value-type="float" office:value="0.9678">
            <text:p>0,9678</text:p>
          </table:table-cell>
          <table:table-cell office:value-type="float" office:value="0">
            <text:p>0</text:p>
          </table:table-cell>
          <table:table-cell office:value-type="float" office:value="0.8993">
            <text:p>0,8993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ormosa</text:p>
          </table:table-cell>
          <table:table-cell office:value-type="string">
            <text:p>Red pública</text:p>
          </table:table-cell>
          <table:table-cell office:value-type="float" office:value="-0.0696">
            <text:p>-0,0696</text:p>
          </table:table-cell>
          <table:table-cell office:value-type="float" office:value="0.7153">
            <text:p>0,7153</text:p>
          </table:table-cell>
          <table:table-cell office:value-type="float" office:value="0">
            <text:p>0</text:p>
          </table:table-cell>
          <table:table-cell office:value-type="float" office:value="0.6458">
            <text:p>0,6458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La Pampa</text:p>
          </table:table-cell>
          <table:table-cell office:value-type="string">
            <text:p>Red pública</text:p>
          </table:table-cell>
          <table:table-cell office:value-type="float" office:value="-0.0775">
            <text:p>-0,0775</text:p>
          </table:table-cell>
          <table:table-cell office:value-type="float" office:value="0.9018">
            <text:p>0,9018</text:p>
          </table:table-cell>
          <table:table-cell office:value-type="float" office:value="0">
            <text:p>0</text:p>
          </table:table-cell>
          <table:table-cell office:value-type="float" office:value="0.8243">
            <text:p>0,8243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Río Negro</text:p>
          </table:table-cell>
          <table:table-cell office:value-type="string">
            <text:p>Red pública</text:p>
          </table:table-cell>
          <table:table-cell office:value-type="float" office:value="-0.0809">
            <text:p>-0,0809</text:p>
          </table:table-cell>
          <table:table-cell office:value-type="float" office:value="0.8292">
            <text:p>0,8292</text:p>
          </table:table-cell>
          <table:table-cell office:value-type="float" office:value="0">
            <text:p>0</text:p>
          </table:table-cell>
          <table:table-cell office:value-type="float" office:value="0.7483">
            <text:p>0,7483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Buenos Aires</text:p>
          </table:table-cell>
          <table:table-cell office:value-type="string">
            <text:p>Red pública</text:p>
          </table:table-cell>
          <table:table-cell office:value-type="float" office:value="-0.0824">
            <text:p>-0,0824</text:p>
          </table:table-cell>
          <table:table-cell office:value-type="float" office:value="0.4977">
            <text:p>0,4977</text:p>
          </table:table-cell>
          <table:table-cell office:value-type="float" office:value="0">
            <text:p>0</text:p>
          </table:table-cell>
          <table:table-cell office:value-type="float" office:value="0.4153">
            <text:p>0,4153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anta Fe</text:p>
          </table:table-cell>
          <table:table-cell office:value-type="string">
            <text:p>Red pública</text:p>
          </table:table-cell>
          <table:table-cell office:value-type="float" office:value="-0.1087">
            <text:p>-0,1087</text:p>
          </table:table-cell>
          <table:table-cell office:value-type="float" office:value="0.6867">
            <text:p>0,6867</text:p>
          </table:table-cell>
          <table:table-cell office:value-type="float" office:value="0">
            <text:p>0</text:p>
          </table:table-cell>
          <table:table-cell office:value-type="float" office:value="0.578">
            <text:p>0,578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Tucumán</text:p>
          </table:table-cell>
          <table:table-cell office:value-type="string">
            <text:p>Red pública</text:p>
          </table:table-cell>
          <table:table-cell office:value-type="float" office:value="-0.1088">
            <text:p>-0,1088</text:p>
          </table:table-cell>
          <table:table-cell office:value-type="float" office:value="0.9207">
            <text:p>0,9207</text:p>
          </table:table-cell>
          <table:table-cell office:value-type="float" office:value="0">
            <text:p>0</text:p>
          </table:table-cell>
          <table:table-cell office:value-type="float" office:value="0.8118">
            <text:p>0,8118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La Rioja</text:p>
          </table:table-cell>
          <table:table-cell office:value-type="string">
            <text:p>Red pública</text:p>
          </table:table-cell>
          <table:table-cell office:value-type="float" office:value="-0.1099">
            <text:p>-0,1099</text:p>
          </table:table-cell>
          <table:table-cell office:value-type="float" office:value="0.9363">
            <text:p>0,9363</text:p>
          </table:table-cell>
          <table:table-cell office:value-type="float" office:value="0">
            <text:p>0</text:p>
          </table:table-cell>
          <table:table-cell office:value-type="float" office:value="0.8264">
            <text:p>0,8264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an Juan</text:p>
          </table:table-cell>
          <table:table-cell office:value-type="string">
            <text:p>Red pública</text:p>
          </table:table-cell>
          <table:table-cell office:value-type="float" office:value="-0.1169">
            <text:p>-0,1169</text:p>
          </table:table-cell>
          <table:table-cell office:value-type="float" office:value="0.8702">
            <text:p>0,8702</text:p>
          </table:table-cell>
          <table:table-cell office:value-type="float" office:value="0">
            <text:p>0</text:p>
          </table:table-cell>
          <table:table-cell office:value-type="float" office:value="0.7533">
            <text:p>0,7533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Mendoza</text:p>
          </table:table-cell>
          <table:table-cell office:value-type="string">
            <text:p>Red pública</text:p>
          </table:table-cell>
          <table:table-cell office:value-type="float" office:value="-0.1531">
            <text:p>-0,1531</text:p>
          </table:table-cell>
          <table:table-cell office:value-type="float" office:value="0.7777">
            <text:p>0,7777</text:p>
          </table:table-cell>
          <table:table-cell office:value-type="float" office:value="0">
            <text:p>0</text:p>
          </table:table-cell>
          <table:table-cell office:value-type="float" office:value="0.6246">
            <text:p>0,6246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órdoba</text:p>
          </table:table-cell>
          <table:table-cell office:value-type="string">
            <text:p>Red pública</text:p>
          </table:table-cell>
          <table:table-cell office:value-type="float" office:value="-0.1562">
            <text:p>-0,1562</text:p>
          </table:table-cell>
          <table:table-cell office:value-type="float" office:value="0.8892">
            <text:p>0,8892</text:p>
          </table:table-cell>
          <table:table-cell office:value-type="float" office:value="0">
            <text:p>0</text:p>
          </table:table-cell>
          <table:table-cell office:value-type="float" office:value="0.733">
            <text:p>0,733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Misiones</text:p>
          </table:table-cell>
          <table:table-cell office:value-type="string">
            <text:p>Red pública</text:p>
          </table:table-cell>
          <table:table-cell office:value-type="float" office:value="-0.1575">
            <text:p>-0,1575</text:p>
          </table:table-cell>
          <table:table-cell office:value-type="float" office:value="0.6249">
            <text:p>0,6249</text:p>
          </table:table-cell>
          <table:table-cell office:value-type="float" office:value="0">
            <text:p>0</text:p>
          </table:table-cell>
          <table:table-cell office:value-type="float" office:value="0.4673">
            <text:p>0,4673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ABA</text:p>
          </table:table-cell>
          <table:table-cell office:value-type="string">
            <text:p>Red pública</text:p>
          </table:table-cell>
          <table:table-cell office:value-type="float" office:value="-0.2751">
            <text:p>-0,2751</text:p>
          </table:table-cell>
          <table:table-cell office:value-type="float" office:value="0.9985">
            <text:p>0,9985</text:p>
          </table:table-cell>
          <table:table-cell office:value-type="float" office:value="0">
            <text:p>0</text:p>
          </table:table-cell>
          <table:table-cell office:value-type="float" office:value="0.7234">
            <text:p>0,7234</text:p>
          </table:table-cell>
          <table:table-cell office:value-type="float" office:value="0">
            <text:p>0</text:p>
          </table:table-cell>
        </table:table-row>
      </table:table>
      <table:table table:name="Asiste" table:style-name="ta1">
        <table:table-column table:style-name="co10" table:default-cell-style-name="Default"/>
        <table:table-column table:style-name="co2" table:number-columns-repeated="6" table:default-cell-style-name="Default"/>
        <table:table-row table:style-name="ro5">
          <table:table-cell office:value-type="string">
            <text:p>Provincia</text:p>
          </table:table-cell>
          <table:table-cell office:value-type="string">
            <text:p>Variable</text:p>
          </table:table-cell>
          <table:table-cell office:value-type="string">
            <text:p>R diff</text:p>
          </table:table-cell>
          <table:table-cell office:value-type="string">
            <text:p>R cuad 1</text:p>
          </table:table-cell>
          <table:table-cell office:value-type="string">
            <text:p>P value 1</text:p>
          </table:table-cell>
          <table:table-cell office:value-type="string">
            <text:p>R cuad 2</text:p>
          </table:table-cell>
          <table:table-cell office:value-type="string">
            <text:p>P value 2</text:p>
          </table:table-cell>
        </table:table-row>
        <table:table-row table:style-name="ro6">
          <table:table-cell office:value-type="string">
            <text:p>Tucumán</text:p>
          </table:table-cell>
          <table:table-cell office:value-type="string">
            <text:p>Asiste</text:p>
          </table:table-cell>
          <table:table-cell office:value-type="float" office:value="0.049">
            <text:p>0,049</text:p>
          </table:table-cell>
          <table:table-cell office:value-type="float" office:value="0.8926">
            <text:p>0,8926</text:p>
          </table:table-cell>
          <table:table-cell office:value-type="float" office:value="0">
            <text:p>0</text:p>
          </table:table-cell>
          <table:table-cell office:value-type="float" office:value="0.9416">
            <text:p>0,9416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orrientes</text:p>
          </table:table-cell>
          <table:table-cell office:value-type="string">
            <text:p>Asiste</text:p>
          </table:table-cell>
          <table:table-cell office:value-type="float" office:value="0.0258">
            <text:p>0,0258</text:p>
          </table:table-cell>
          <table:table-cell office:value-type="float" office:value="0.908">
            <text:p>0,908</text:p>
          </table:table-cell>
          <table:table-cell office:value-type="float" office:value="0">
            <text:p>0</text:p>
          </table:table-cell>
          <table:table-cell office:value-type="float" office:value="0.9338">
            <text:p>0,9338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antiago del Estero</text:p>
          </table:table-cell>
          <table:table-cell office:value-type="string">
            <text:p>Asiste</text:p>
          </table:table-cell>
          <table:table-cell office:value-type="float" office:value="0.0328">
            <text:p>0,0328</text:p>
          </table:table-cell>
          <table:table-cell office:value-type="float" office:value="0.8937">
            <text:p>0,8937</text:p>
          </table:table-cell>
          <table:table-cell office:value-type="float" office:value="0">
            <text:p>0</text:p>
          </table:table-cell>
          <table:table-cell office:value-type="float" office:value="0.9265">
            <text:p>0,9265</text:p>
          </table:table-cell>
          <table:table-cell office:value-type="float" office:value="0">
            <text:p>0</text:p>
          </table:table-cell>
        </table:table-row>
        <table:table-row table:style-name="ro6">
          <table:table-cell table:style-name="ce2" office:value-type="string">
            <text:p>Catamarca</text:p>
          </table:table-cell>
          <table:table-cell office:value-type="string">
            <text:p>Asiste</text:p>
          </table:table-cell>
          <table:table-cell office:value-type="float" office:value="0.0412">
            <text:p>0,0412</text:p>
          </table:table-cell>
          <table:table-cell office:value-type="float" office:value="0.8794">
            <text:p>0,8794</text:p>
          </table:table-cell>
          <table:table-cell office:value-type="float" office:value="0">
            <text:p>0</text:p>
          </table:table-cell>
          <table:table-cell office:value-type="float" office:value="0.9206">
            <text:p>0,9206</text:p>
          </table:table-cell>
          <table:table-cell office:value-type="float" office:value="0">
            <text:p>0</text:p>
          </table:table-cell>
        </table:table-row>
        <table:table-row table:style-name="ro6">
          <table:table-cell table:style-name="ce2" office:value-type="string">
            <text:p>La Rioja</text:p>
          </table:table-cell>
          <table:table-cell office:value-type="string">
            <text:p>Asiste</text:p>
          </table:table-cell>
          <table:table-cell office:value-type="float" office:value="0.0746">
            <text:p>0,0746</text:p>
          </table:table-cell>
          <table:table-cell office:value-type="float" office:value="0.8424">
            <text:p>0,8424</text:p>
          </table:table-cell>
          <table:table-cell office:value-type="float" office:value="0">
            <text:p>0</text:p>
          </table:table-cell>
          <table:table-cell office:value-type="float" office:value="0.917">
            <text:p>0,917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haco</text:p>
          </table:table-cell>
          <table:table-cell office:value-type="string">
            <text:p>Asiste</text:p>
          </table:table-cell>
          <table:table-cell office:value-type="float" office:value="0.0278">
            <text:p>0,0278</text:p>
          </table:table-cell>
          <table:table-cell office:value-type="float" office:value="0.8758">
            <text:p>0,8758</text:p>
          </table:table-cell>
          <table:table-cell office:value-type="float" office:value="0">
            <text:p>0</text:p>
          </table:table-cell>
          <table:table-cell office:value-type="float" office:value="0.9035">
            <text:p>0,9035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an Luis</text:p>
          </table:table-cell>
          <table:table-cell office:value-type="string">
            <text:p>Asiste</text:p>
          </table:table-cell>
          <table:table-cell office:value-type="float" office:value="0.0719">
            <text:p>0,0719</text:p>
          </table:table-cell>
          <table:table-cell office:value-type="float" office:value="0.8281">
            <text:p>0,8281</text:p>
          </table:table-cell>
          <table:table-cell office:value-type="float" office:value="0">
            <text:p>0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</table:table-row>
        <table:table-row table:style-name="ro6">
          <table:table-cell table:style-name="ce2" office:value-type="string">
            <text:p>Formosa</text:p>
          </table:table-cell>
          <table:table-cell office:value-type="string">
            <text:p>Asiste</text:p>
          </table:table-cell>
          <table:table-cell office:value-type="float" office:value="0.0445">
            <text:p>0,0445</text:p>
          </table:table-cell>
          <table:table-cell office:value-type="float" office:value="0.8536">
            <text:p>0,8536</text:p>
          </table:table-cell>
          <table:table-cell office:value-type="float" office:value="0">
            <text:p>0</text:p>
          </table:table-cell>
          <table:table-cell office:value-type="float" office:value="0.8981">
            <text:p>0,8981</text:p>
          </table:table-cell>
          <table:table-cell office:value-type="float" office:value="0">
            <text:p>0</text:p>
          </table:table-cell>
        </table:table-row>
        <table:table-row table:style-name="ro6">
          <table:table-cell table:style-name="ce2" office:value-type="string">
            <text:p>Salta</text:p>
          </table:table-cell>
          <table:table-cell office:value-type="string">
            <text:p>Asiste</text:p>
          </table:table-cell>
          <table:table-cell office:value-type="float" office:value="0.0424">
            <text:p>0,0424</text:p>
          </table:table-cell>
          <table:table-cell office:value-type="float" office:value="0.8532">
            <text:p>0,8532</text:p>
          </table:table-cell>
          <table:table-cell office:value-type="float" office:value="0">
            <text:p>0</text:p>
          </table:table-cell>
          <table:table-cell office:value-type="float" office:value="0.8956">
            <text:p>0,8956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Entre Ríos</text:p>
          </table:table-cell>
          <table:table-cell office:value-type="string">
            <text:p>Asiste</text:p>
          </table:table-cell>
          <table:table-cell office:value-type="float" office:value="0.0283">
            <text:p>0,0283</text:p>
          </table:table-cell>
          <table:table-cell office:value-type="float" office:value="0.8603">
            <text:p>0,8603</text:p>
          </table:table-cell>
          <table:table-cell office:value-type="float" office:value="0">
            <text:p>0</text:p>
          </table:table-cell>
          <table:table-cell office:value-type="float" office:value="0.8886">
            <text:p>0,8886</text:p>
          </table:table-cell>
          <table:table-cell office:value-type="float" office:value="0">
            <text:p>0</text:p>
          </table:table-cell>
        </table:table-row>
        <table:table-row table:style-name="ro6">
          <table:table-cell table:style-name="ce2" office:value-type="string">
            <text:p>Jujuy</text:p>
          </table:table-cell>
          <table:table-cell office:value-type="string">
            <text:p>Asiste</text:p>
          </table:table-cell>
          <table:table-cell office:value-type="float" office:value="0.0445">
            <text:p>0,0445</text:p>
          </table:table-cell>
          <table:table-cell office:value-type="float" office:value="0.8236">
            <text:p>0,8236</text:p>
          </table:table-cell>
          <table:table-cell office:value-type="float" office:value="0">
            <text:p>0</text:p>
          </table:table-cell>
          <table:table-cell office:value-type="float" office:value="0.8681">
            <text:p>0,8681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anta Cruz</text:p>
          </table:table-cell>
          <table:table-cell office:value-type="string">
            <text:p>Asiste</text:p>
          </table:table-cell>
          <table:table-cell office:value-type="float" office:value="0.063">
            <text:p>0,063</text:p>
          </table:table-cell>
          <table:table-cell office:value-type="float" office:value="0.8031">
            <text:p>0,8031</text:p>
          </table:table-cell>
          <table:table-cell office:value-type="float" office:value="0">
            <text:p>0</text:p>
          </table:table-cell>
          <table:table-cell office:value-type="float" office:value="0.8661">
            <text:p>0,8661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Mendoza</text:p>
          </table:table-cell>
          <table:table-cell office:value-type="string">
            <text:p>Asiste</text:p>
          </table:table-cell>
          <table:table-cell office:value-type="float" office:value="0.0813">
            <text:p>0,0813</text:p>
          </table:table-cell>
          <table:table-cell office:value-type="float" office:value="0.7844">
            <text:p>0,7844</text:p>
          </table:table-cell>
          <table:table-cell office:value-type="float" office:value="0">
            <text:p>0</text:p>
          </table:table-cell>
          <table:table-cell office:value-type="float" office:value="0.8657">
            <text:p>0,8657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Buenos Aires</text:p>
          </table:table-cell>
          <table:table-cell office:value-type="string">
            <text:p>Asiste</text:p>
          </table:table-cell>
          <table:table-cell office:value-type="float" office:value="0.065">
            <text:p>0,065</text:p>
          </table:table-cell>
          <table:table-cell office:value-type="float" office:value="0.7983">
            <text:p>0,7983</text:p>
          </table:table-cell>
          <table:table-cell office:value-type="float" office:value="0">
            <text:p>0</text:p>
          </table:table-cell>
          <table:table-cell office:value-type="float" office:value="0.8634">
            <text:p>0,8634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Tierra del Fuego</text:p>
          </table:table-cell>
          <table:table-cell office:value-type="string">
            <text:p>Asiste</text:p>
          </table:table-cell>
          <table:table-cell office:value-type="float" office:value="0.0667">
            <text:p>0,0667</text:p>
          </table:table-cell>
          <table:table-cell office:value-type="float" office:value="0.7945">
            <text:p>0,7945</text:p>
          </table:table-cell>
          <table:table-cell office:value-type="float" office:value="0">
            <text:p>0</text:p>
          </table:table-cell>
          <table:table-cell office:value-type="float" office:value="0.8612">
            <text:p>0,8612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Misiones</text:p>
          </table:table-cell>
          <table:table-cell office:value-type="string">
            <text:p>Asiste</text:p>
          </table:table-cell>
          <table:table-cell office:value-type="float" office:value="0.0106">
            <text:p>0,0106</text:p>
          </table:table-cell>
          <table:table-cell office:value-type="float" office:value="0.8438">
            <text:p>0,8438</text:p>
          </table:table-cell>
          <table:table-cell office:value-type="float" office:value="0">
            <text:p>0</text:p>
          </table:table-cell>
          <table:table-cell office:value-type="float" office:value="0.8544">
            <text:p>0,8544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an Juan</text:p>
          </table:table-cell>
          <table:table-cell office:value-type="string">
            <text:p>Asiste</text:p>
          </table:table-cell>
          <table:table-cell office:value-type="float" office:value="0.101">
            <text:p>0,101</text:p>
          </table:table-cell>
          <table:table-cell office:value-type="float" office:value="0.7494">
            <text:p>0,7494</text:p>
          </table:table-cell>
          <table:table-cell office:value-type="float" office:value="0">
            <text:p>0</text:p>
          </table:table-cell>
          <table:table-cell office:value-type="float" office:value="0.8505">
            <text:p>0,8505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Neuquén</text:p>
          </table:table-cell>
          <table:table-cell office:value-type="string">
            <text:p>Asiste</text:p>
          </table:table-cell>
          <table:table-cell office:value-type="float" office:value="0.0678">
            <text:p>0,0678</text:p>
          </table:table-cell>
          <table:table-cell office:value-type="float" office:value="0.7776">
            <text:p>0,7776</text:p>
          </table:table-cell>
          <table:table-cell office:value-type="float" office:value="0">
            <text:p>0</text:p>
          </table:table-cell>
          <table:table-cell office:value-type="float" office:value="0.8454">
            <text:p>0,8454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anta Fe</text:p>
          </table:table-cell>
          <table:table-cell office:value-type="string">
            <text:p>Asiste</text:p>
          </table:table-cell>
          <table:table-cell office:value-type="float" office:value="0.0368">
            <text:p>0,0368</text:p>
          </table:table-cell>
          <table:table-cell office:value-type="float" office:value="0.7941">
            <text:p>0,7941</text:p>
          </table:table-cell>
          <table:table-cell office:value-type="float" office:value="0">
            <text:p>0</text:p>
          </table:table-cell>
          <table:table-cell office:value-type="float" office:value="0.8309">
            <text:p>0,8309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hubut</text:p>
          </table:table-cell>
          <table:table-cell office:value-type="string">
            <text:p>Asiste</text:p>
          </table:table-cell>
          <table:table-cell office:value-type="float" office:value="0.0523">
            <text:p>0,0523</text:p>
          </table:table-cell>
          <table:table-cell office:value-type="float" office:value="0.7773">
            <text:p>0,7773</text:p>
          </table:table-cell>
          <table:table-cell office:value-type="float" office:value="0">
            <text:p>0</text:p>
          </table:table-cell>
          <table:table-cell office:value-type="float" office:value="0.8296">
            <text:p>0,8296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Río Negro</text:p>
          </table:table-cell>
          <table:table-cell office:value-type="string">
            <text:p>Asiste</text:p>
          </table:table-cell>
          <table:table-cell office:value-type="float" office:value="0.087">
            <text:p>0,087</text:p>
          </table:table-cell>
          <table:table-cell office:value-type="float" office:value="0.7114">
            <text:p>0,7114</text:p>
          </table:table-cell>
          <table:table-cell office:value-type="float" office:value="0">
            <text:p>0</text:p>
          </table:table-cell>
          <table:table-cell office:value-type="float" office:value="0.7984">
            <text:p>0,7984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La Pampa</text:p>
          </table:table-cell>
          <table:table-cell office:value-type="string">
            <text:p>Asiste</text:p>
          </table:table-cell>
          <table:table-cell office:value-type="float" office:value="0.0705">
            <text:p>0,0705</text:p>
          </table:table-cell>
          <table:table-cell office:value-type="float" office:value="0.7218">
            <text:p>0,7218</text:p>
          </table:table-cell>
          <table:table-cell office:value-type="float" office:value="0">
            <text:p>0</text:p>
          </table:table-cell>
          <table:table-cell office:value-type="float" office:value="0.7923">
            <text:p>0,7923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órdoba</text:p>
          </table:table-cell>
          <table:table-cell office:value-type="string">
            <text:p>Asiste</text:p>
          </table:table-cell>
          <table:table-cell office:value-type="float" office:value="-0.0031">
            <text:p>-0,0031</text:p>
          </table:table-cell>
          <table:table-cell office:value-type="float" office:value="0.7797">
            <text:p>0,7797</text:p>
          </table:table-cell>
          <table:table-cell office:value-type="float" office:value="0">
            <text:p>0</text:p>
          </table:table-cell>
          <table:table-cell office:value-type="float" office:value="0.7766">
            <text:p>0,7766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ABA</text:p>
          </table:table-cell>
          <table:table-cell office:value-type="string">
            <text:p>Asiste</text:p>
          </table:table-cell>
          <table:table-cell office:value-type="float" office:value="0.075">
            <text:p>0,075</text:p>
          </table:table-cell>
          <table:table-cell office:value-type="float" office:value="0.5893">
            <text:p>0,5893</text:p>
          </table:table-cell>
          <table:table-cell office:value-type="float" office:value="0">
            <text:p>0</text:p>
          </table:table-cell>
          <table:table-cell office:value-type="float" office:value="0.6643">
            <text:p>0,6643</text:p>
          </table:table-cell>
          <table:table-cell office:value-type="float" office:value="0">
            <text:p>0</text:p>
          </table:table-cell>
        </table:table-row>
      </table:table>
      <table:table table:name="Propietario" table:style-name="ta1">
        <table:table-column table:style-name="co11" table:default-cell-style-name="Default"/>
        <table:table-column table:style-name="co12" table:default-cell-style-name="Default"/>
        <table:table-column table:style-name="co2" table:number-columns-repeated="5" table:default-cell-style-name="Default"/>
        <table:table-row table:style-name="ro5">
          <table:table-cell office:value-type="string">
            <text:p>Provincia</text:p>
          </table:table-cell>
          <table:table-cell office:value-type="string">
            <text:p>Variable</text:p>
          </table:table-cell>
          <table:table-cell office:value-type="string">
            <text:p>R diff</text:p>
          </table:table-cell>
          <table:table-cell office:value-type="string">
            <text:p>R cuad 1</text:p>
          </table:table-cell>
          <table:table-cell office:value-type="string">
            <text:p>P value 1</text:p>
          </table:table-cell>
          <table:table-cell office:value-type="string">
            <text:p>R cuad 2</text:p>
          </table:table-cell>
          <table:table-cell office:value-type="string">
            <text:p>P value 2</text:p>
          </table:table-cell>
        </table:table-row>
        <table:table-row table:style-name="ro6">
          <table:table-cell office:value-type="string">
            <text:p>Córdoba</text:p>
          </table:table-cell>
          <table:table-cell office:value-type="string">
            <text:p>Propietario de la vivienda y del terreno</text:p>
          </table:table-cell>
          <table:table-cell office:value-type="float" office:value="0.0991">
            <text:p>0,0991</text:p>
          </table:table-cell>
          <table:table-cell office:value-type="float" office:value="0.813">
            <text:p>0,813</text:p>
          </table:table-cell>
          <table:table-cell office:value-type="float" office:value="0">
            <text:p>0</text:p>
          </table:table-cell>
          <table:table-cell office:value-type="float" office:value="0.9121">
            <text:p>0,9121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ABA</text:p>
          </table:table-cell>
          <table:table-cell office:value-type="string">
            <text:p>Propietario de la vivienda y del terreno</text:p>
          </table:table-cell>
          <table:table-cell office:value-type="float" office:value="0.0595">
            <text:p>0,0595</text:p>
          </table:table-cell>
          <table:table-cell office:value-type="float" office:value="0.652">
            <text:p>0,652</text:p>
          </table:table-cell>
          <table:table-cell office:value-type="float" office:value="0">
            <text:p>0</text:p>
          </table:table-cell>
          <table:table-cell office:value-type="float" office:value="0.7115">
            <text:p>0,7115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La Rioja</text:p>
          </table:table-cell>
          <table:table-cell office:value-type="string">
            <text:p>Propietario de la vivienda y del terreno</text:p>
          </table:table-cell>
          <table:table-cell office:value-type="float" office:value="0.0516">
            <text:p>0,0516</text:p>
          </table:table-cell>
          <table:table-cell office:value-type="float" office:value="0.8881">
            <text:p>0,8881</text:p>
          </table:table-cell>
          <table:table-cell office:value-type="float" office:value="0">
            <text:p>0</text:p>
          </table:table-cell>
          <table:table-cell office:value-type="float" office:value="0.9397">
            <text:p>0,9397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Neuquén</text:p>
          </table:table-cell>
          <table:table-cell office:value-type="string">
            <text:p>Propietario de la vivienda y del terreno</text:p>
          </table:table-cell>
          <table:table-cell office:value-type="float" office:value="0.0457">
            <text:p>0,0457</text:p>
          </table:table-cell>
          <table:table-cell office:value-type="float" office:value="0.8186">
            <text:p>0,8186</text:p>
          </table:table-cell>
          <table:table-cell office:value-type="float" office:value="0">
            <text:p>0</text:p>
          </table:table-cell>
          <table:table-cell office:value-type="float" office:value="0.8643">
            <text:p>0,8643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an Luis</text:p>
          </table:table-cell>
          <table:table-cell office:value-type="string">
            <text:p>Propietario de la vivienda y del terreno</text:p>
          </table:table-cell>
          <table:table-cell office:value-type="float" office:value="0.0382">
            <text:p>0,0382</text:p>
          </table:table-cell>
          <table:table-cell office:value-type="float" office:value="0.9112">
            <text:p>0,9112</text:p>
          </table:table-cell>
          <table:table-cell office:value-type="float" office:value="0">
            <text:p>0</text:p>
          </table:table-cell>
          <table:table-cell office:value-type="float" office:value="0.9494">
            <text:p>0,9494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La Pampa</text:p>
          </table:table-cell>
          <table:table-cell office:value-type="string">
            <text:p>Propietario de la vivienda y del terreno</text:p>
          </table:table-cell>
          <table:table-cell office:value-type="float" office:value="0.0231">
            <text:p>0,0231</text:p>
          </table:table-cell>
          <table:table-cell office:value-type="float" office:value="0.9312">
            <text:p>0,9312</text:p>
          </table:table-cell>
          <table:table-cell office:value-type="float" office:value="0">
            <text:p>0</text:p>
          </table:table-cell>
          <table:table-cell office:value-type="float" office:value="0.9543">
            <text:p>0,9543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anta Cruz</text:p>
          </table:table-cell>
          <table:table-cell office:value-type="string">
            <text:p>Propietario de la vivienda y del terreno</text:p>
          </table:table-cell>
          <table:table-cell office:value-type="float" office:value="0.0207">
            <text:p>0,0207</text:p>
          </table:table-cell>
          <table:table-cell office:value-type="float" office:value="0.8594">
            <text:p>0,8594</text:p>
          </table:table-cell>
          <table:table-cell office:value-type="float" office:value="0">
            <text:p>0</text:p>
          </table:table-cell>
          <table:table-cell office:value-type="float" office:value="0.8802">
            <text:p>0,8802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hubut</text:p>
          </table:table-cell>
          <table:table-cell office:value-type="string">
            <text:p>Propietario de la vivienda y del terreno</text:p>
          </table:table-cell>
          <table:table-cell office:value-type="float" office:value="0.0185">
            <text:p>0,0185</text:p>
          </table:table-cell>
          <table:table-cell office:value-type="float" office:value="0.8842">
            <text:p>0,8842</text:p>
          </table:table-cell>
          <table:table-cell office:value-type="float" office:value="0">
            <text:p>0</text:p>
          </table:table-cell>
          <table:table-cell office:value-type="float" office:value="0.9027">
            <text:p>0,9027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Río Negro</text:p>
          </table:table-cell>
          <table:table-cell office:value-type="string">
            <text:p>Propietario de la vivienda y del terreno</text:p>
          </table:table-cell>
          <table:table-cell office:value-type="float" office:value="0.0141">
            <text:p>0,0141</text:p>
          </table:table-cell>
          <table:table-cell office:value-type="float" office:value="0.8033">
            <text:p>0,8033</text:p>
          </table:table-cell>
          <table:table-cell office:value-type="float" office:value="0">
            <text:p>0</text:p>
          </table:table-cell>
          <table:table-cell office:value-type="float" office:value="0.8174">
            <text:p>0,8174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Tucumán</text:p>
          </table:table-cell>
          <table:table-cell office:value-type="string">
            <text:p>Propietario de la vivienda y del terreno</text:p>
          </table:table-cell>
          <table:table-cell office:value-type="float" office:value="0.0138">
            <text:p>0,0138</text:p>
          </table:table-cell>
          <table:table-cell office:value-type="float" office:value="0.8838">
            <text:p>0,8838</text:p>
          </table:table-cell>
          <table:table-cell office:value-type="float" office:value="0">
            <text:p>0</text:p>
          </table:table-cell>
          <table:table-cell office:value-type="float" office:value="0.8977">
            <text:p>0,8977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Tierra del Fuego</text:p>
          </table:table-cell>
          <table:table-cell office:value-type="string">
            <text:p>Propietario de la vivienda y del terreno</text:p>
          </table:table-cell>
          <table:table-cell office:value-type="float" office:value="0.0125">
            <text:p>0,0125</text:p>
          </table:table-cell>
          <table:table-cell office:value-type="float" office:value="0.7136">
            <text:p>0,7136</text:p>
          </table:table-cell>
          <table:table-cell office:value-type="float" office:value="0">
            <text:p>0</text:p>
          </table:table-cell>
          <table:table-cell office:value-type="float" office:value="0.7261">
            <text:p>0,7261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orrientes</text:p>
          </table:table-cell>
          <table:table-cell office:value-type="string">
            <text:p>Propietario de la vivienda y del terreno</text:p>
          </table:table-cell>
          <table:table-cell office:value-type="float" office:value="0.0054">
            <text:p>0,0054</text:p>
          </table:table-cell>
          <table:table-cell office:value-type="float" office:value="0.9122">
            <text:p>0,9122</text:p>
          </table:table-cell>
          <table:table-cell office:value-type="float" office:value="0">
            <text:p>0</text:p>
          </table:table-cell>
          <table:table-cell office:value-type="float" office:value="0.9176">
            <text:p>0,9176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anta Fe</text:p>
          </table:table-cell>
          <table:table-cell office:value-type="string">
            <text:p>Propietario de la vivienda y del terreno</text:p>
          </table:table-cell>
          <table:table-cell office:value-type="float" office:value="-0.0021">
            <text:p>-0,0021</text:p>
          </table:table-cell>
          <table:table-cell office:value-type="float" office:value="0.9181">
            <text:p>0,9181</text:p>
          </table:table-cell>
          <table:table-cell office:value-type="float" office:value="0">
            <text:p>0</text:p>
          </table:table-cell>
          <table:table-cell office:value-type="float" office:value="0.916">
            <text:p>0,916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atamarca</text:p>
          </table:table-cell>
          <table:table-cell office:value-type="string">
            <text:p>Propietario de la vivienda y del terreno</text:p>
          </table:table-cell>
          <table:table-cell office:value-type="float" office:value="-0.0028">
            <text:p>-0,0028</text:p>
          </table:table-cell>
          <table:table-cell office:value-type="float" office:value="0.9644">
            <text:p>0,9644</text:p>
          </table:table-cell>
          <table:table-cell office:value-type="float" office:value="0">
            <text:p>0</text:p>
          </table:table-cell>
          <table:table-cell office:value-type="float" office:value="0.9616">
            <text:p>0,9616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Entre Ríos</text:p>
          </table:table-cell>
          <table:table-cell office:value-type="string">
            <text:p>Propietario de la vivienda y del terreno</text:p>
          </table:table-cell>
          <table:table-cell office:value-type="float" office:value="-0.0035">
            <text:p>-0,0035</text:p>
          </table:table-cell>
          <table:table-cell office:value-type="float" office:value="0.9564">
            <text:p>0,9564</text:p>
          </table:table-cell>
          <table:table-cell office:value-type="float" office:value="0">
            <text:p>0</text:p>
          </table:table-cell>
          <table:table-cell office:value-type="float" office:value="0.953">
            <text:p>0,953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haco</text:p>
          </table:table-cell>
          <table:table-cell office:value-type="string">
            <text:p>Propietario de la vivienda y del terreno</text:p>
          </table:table-cell>
          <table:table-cell office:value-type="float" office:value="-0.0066">
            <text:p>-0,0066</text:p>
          </table:table-cell>
          <table:table-cell office:value-type="float" office:value="0.9281">
            <text:p>0,9281</text:p>
          </table:table-cell>
          <table:table-cell office:value-type="float" office:value="0">
            <text:p>0</text:p>
          </table:table-cell>
          <table:table-cell office:value-type="float" office:value="0.9215">
            <text:p>0,9215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alta</text:p>
          </table:table-cell>
          <table:table-cell office:value-type="string">
            <text:p>Propietario de la vivienda y del terreno</text:p>
          </table:table-cell>
          <table:table-cell office:value-type="float" office:value="-0.0067">
            <text:p>-0,0067</text:p>
          </table:table-cell>
          <table:table-cell office:value-type="float" office:value="0.8608">
            <text:p>0,8608</text:p>
          </table:table-cell>
          <table:table-cell office:value-type="float" office:value="0">
            <text:p>0</text:p>
          </table:table-cell>
          <table:table-cell office:value-type="float" office:value="0.854">
            <text:p>0,854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Misiones</text:p>
          </table:table-cell>
          <table:table-cell office:value-type="string">
            <text:p>Propietario de la vivienda y del terreno</text:p>
          </table:table-cell>
          <table:table-cell office:value-type="float" office:value="-0.0077">
            <text:p>-0,0077</text:p>
          </table:table-cell>
          <table:table-cell office:value-type="float" office:value="0.8737">
            <text:p>0,8737</text:p>
          </table:table-cell>
          <table:table-cell office:value-type="float" office:value="0">
            <text:p>0</text:p>
          </table:table-cell>
          <table:table-cell office:value-type="float" office:value="0.866">
            <text:p>0,866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Buenos Aires</text:p>
          </table:table-cell>
          <table:table-cell office:value-type="string">
            <text:p>Propietario de la vivienda y del terreno</text:p>
          </table:table-cell>
          <table:table-cell office:value-type="float" office:value="-0.0079">
            <text:p>-0,0079</text:p>
          </table:table-cell>
          <table:table-cell office:value-type="float" office:value="0.944">
            <text:p>0,944</text:p>
          </table:table-cell>
          <table:table-cell office:value-type="float" office:value="0">
            <text:p>0</text:p>
          </table:table-cell>
          <table:table-cell office:value-type="float" office:value="0.9361">
            <text:p>0,9361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antiago del Estero</text:p>
          </table:table-cell>
          <table:table-cell office:value-type="string">
            <text:p>Propietario de la vivienda y del terreno</text:p>
          </table:table-cell>
          <table:table-cell office:value-type="float" office:value="-0.013">
            <text:p>-0,013</text:p>
          </table:table-cell>
          <table:table-cell office:value-type="float" office:value="0.9494">
            <text:p>0,9494</text:p>
          </table:table-cell>
          <table:table-cell office:value-type="float" office:value="0">
            <text:p>0</text:p>
          </table:table-cell>
          <table:table-cell office:value-type="float" office:value="0.9364">
            <text:p>0,9364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ormosa</text:p>
          </table:table-cell>
          <table:table-cell office:value-type="string">
            <text:p>Propietario de la vivienda y del terreno</text:p>
          </table:table-cell>
          <table:table-cell office:value-type="float" office:value="-0.0185">
            <text:p>-0,0185</text:p>
          </table:table-cell>
          <table:table-cell office:value-type="float" office:value="0.886">
            <text:p>0,886</text:p>
          </table:table-cell>
          <table:table-cell office:value-type="float" office:value="0">
            <text:p>0</text:p>
          </table:table-cell>
          <table:table-cell office:value-type="float" office:value="0.8675">
            <text:p>0,8675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Jujuy</text:p>
          </table:table-cell>
          <table:table-cell office:value-type="string">
            <text:p>Propietario de la vivienda y del terreno</text:p>
          </table:table-cell>
          <table:table-cell office:value-type="float" office:value="-0.0226">
            <text:p>-0,0226</text:p>
          </table:table-cell>
          <table:table-cell office:value-type="float" office:value="0.8088">
            <text:p>0,8088</text:p>
          </table:table-cell>
          <table:table-cell office:value-type="float" office:value="0">
            <text:p>0</text:p>
          </table:table-cell>
          <table:table-cell office:value-type="float" office:value="0.7862">
            <text:p>0,7862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Mendoza</text:p>
          </table:table-cell>
          <table:table-cell office:value-type="string">
            <text:p>Propietario de la vivienda y del terreno</text:p>
          </table:table-cell>
          <table:table-cell office:value-type="float" office:value="-0.0325">
            <text:p>-0,0325</text:p>
          </table:table-cell>
          <table:table-cell office:value-type="float" office:value="0.8028">
            <text:p>0,8028</text:p>
          </table:table-cell>
          <table:table-cell office:value-type="float" office:value="0">
            <text:p>0</text:p>
          </table:table-cell>
          <table:table-cell office:value-type="float" office:value="0.7703">
            <text:p>0,7703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an Juan</text:p>
          </table:table-cell>
          <table:table-cell office:value-type="string">
            <text:p>Propietario de la vivienda y del terreno</text:p>
          </table:table-cell>
          <table:table-cell office:value-type="float" office:value="-0.0378">
            <text:p>-0,0378</text:p>
          </table:table-cell>
          <table:table-cell office:value-type="float" office:value="0.7997">
            <text:p>0,7997</text:p>
          </table:table-cell>
          <table:table-cell office:value-type="float" office:value="0">
            <text:p>0</text:p>
          </table:table-cell>
          <table:table-cell office:value-type="float" office:value="0.7618">
            <text:p>0,7618</text:p>
          </table:table-cell>
          <table:table-cell office:value-type="float" office:value="0">
            <text:p>0</text:p>
          </table:table-cell>
        </table:table-row>
      </table:table>
      <table:table table:name="Calidad de materiales" table:style-name="ta1">
        <table:table-column table:style-name="co13" table:default-cell-style-name="Default"/>
        <table:table-column table:style-name="co2" table:number-columns-repeated="6" table:default-cell-style-name="Default"/>
        <table:table-row table:style-name="ro5">
          <table:table-cell office:value-type="string">
            <text:p>Provincia</text:p>
          </table:table-cell>
          <table:table-cell office:value-type="string">
            <text:p>Variable</text:p>
          </table:table-cell>
          <table:table-cell office:value-type="string">
            <text:p>R diff</text:p>
          </table:table-cell>
          <table:table-cell office:value-type="string">
            <text:p>R cuad 1</text:p>
          </table:table-cell>
          <table:table-cell office:value-type="string">
            <text:p>P value 1</text:p>
          </table:table-cell>
          <table:table-cell office:value-type="string">
            <text:p>R cuad 2</text:p>
          </table:table-cell>
          <table:table-cell office:value-type="string">
            <text:p>P value 2</text:p>
          </table:table-cell>
        </table:table-row>
        <table:table-row table:style-name="ro6">
          <table:table-cell office:value-type="string">
            <text:p>Santa Cruz</text:p>
          </table:table-cell>
          <table:table-cell office:value-type="string">
            <text:p>Calidad 1</text:p>
          </table:table-cell>
          <table:table-cell office:value-type="float" office:value="-0.0208">
            <text:p>-0,0208</text:p>
          </table:table-cell>
          <table:table-cell office:value-type="float" office:value="0.9498">
            <text:p>0,9498</text:p>
          </table:table-cell>
          <table:table-cell office:value-type="float" office:value="0">
            <text:p>0</text:p>
          </table:table-cell>
          <table:table-cell office:value-type="float" office:value="0.929">
            <text:p>0,929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hubut</text:p>
          </table:table-cell>
          <table:table-cell office:value-type="string">
            <text:p>Calidad 1</text:p>
          </table:table-cell>
          <table:table-cell office:value-type="float" office:value="-0.0339">
            <text:p>-0,0339</text:p>
          </table:table-cell>
          <table:table-cell office:value-type="float" office:value="0.8361">
            <text:p>0,8361</text:p>
          </table:table-cell>
          <table:table-cell office:value-type="float" office:value="0">
            <text:p>0</text:p>
          </table:table-cell>
          <table:table-cell office:value-type="float" office:value="0.8022">
            <text:p>0,8022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Tierra del Fuego</text:p>
          </table:table-cell>
          <table:table-cell office:value-type="string">
            <text:p>Calidad 1</text:p>
          </table:table-cell>
          <table:table-cell office:value-type="float" office:value="-0.0349">
            <text:p>-0,0349</text:p>
          </table:table-cell>
          <table:table-cell office:value-type="float" office:value="0.9281">
            <text:p>0,9281</text:p>
          </table:table-cell>
          <table:table-cell office:value-type="float" office:value="0">
            <text:p>0</text:p>
          </table:table-cell>
          <table:table-cell office:value-type="float" office:value="0.8932">
            <text:p>0,8932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Río Negro</text:p>
          </table:table-cell>
          <table:table-cell office:value-type="string">
            <text:p>Calidad 1</text:p>
          </table:table-cell>
          <table:table-cell office:value-type="float" office:value="-0.0379">
            <text:p>-0,0379</text:p>
          </table:table-cell>
          <table:table-cell office:value-type="float" office:value="0.599">
            <text:p>0,599</text:p>
          </table:table-cell>
          <table:table-cell office:value-type="float" office:value="0">
            <text:p>0</text:p>
          </table:table-cell>
          <table:table-cell office:value-type="float" office:value="0.5611">
            <text:p>0,5611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Jujuy</text:p>
          </table:table-cell>
          <table:table-cell office:value-type="string">
            <text:p>Calidad 1</text:p>
          </table:table-cell>
          <table:table-cell office:value-type="float" office:value="-0.0406">
            <text:p>-0,0406</text:p>
          </table:table-cell>
          <table:table-cell office:value-type="float" office:value="0.3185">
            <text:p>0,3185</text:p>
          </table:table-cell>
          <table:table-cell office:value-type="float" office:value="0">
            <text:p>0</text:p>
          </table:table-cell>
          <table:table-cell office:value-type="float" office:value="0.2779">
            <text:p>0,2779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antiago del Estero</text:p>
          </table:table-cell>
          <table:table-cell office:value-type="string">
            <text:p>Calidad 1</text:p>
          </table:table-cell>
          <table:table-cell office:value-type="float" office:value="-0.0413">
            <text:p>-0,0413</text:p>
          </table:table-cell>
          <table:table-cell office:value-type="float" office:value="0.4434">
            <text:p>0,4434</text:p>
          </table:table-cell>
          <table:table-cell office:value-type="float" office:value="0">
            <text:p>0</text:p>
          </table:table-cell>
          <table:table-cell office:value-type="float" office:value="0.4021">
            <text:p>0,4021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an Luis</text:p>
          </table:table-cell>
          <table:table-cell office:value-type="string">
            <text:p>Calidad 1</text:p>
          </table:table-cell>
          <table:table-cell office:value-type="float" office:value="-0.0438">
            <text:p>-0,0438</text:p>
          </table:table-cell>
          <table:table-cell office:value-type="float" office:value="0.7707">
            <text:p>0,7707</text:p>
          </table:table-cell>
          <table:table-cell office:value-type="float" office:value="0">
            <text:p>0</text:p>
          </table:table-cell>
          <table:table-cell office:value-type="float" office:value="0.7269">
            <text:p>0,7269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La Pampa</text:p>
          </table:table-cell>
          <table:table-cell office:value-type="string">
            <text:p>Calidad 1</text:p>
          </table:table-cell>
          <table:table-cell office:value-type="float" office:value="-0.0479">
            <text:p>-0,0479</text:p>
          </table:table-cell>
          <table:table-cell office:value-type="float" office:value="0.918">
            <text:p>0,918</text:p>
          </table:table-cell>
          <table:table-cell office:value-type="float" office:value="0">
            <text:p>0</text:p>
          </table:table-cell>
          <table:table-cell office:value-type="float" office:value="0.8701">
            <text:p>0,8701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atamarca</text:p>
          </table:table-cell>
          <table:table-cell office:value-type="string">
            <text:p>Calidad 1</text:p>
          </table:table-cell>
          <table:table-cell office:value-type="float" office:value="-0.0484">
            <text:p>-0,0484</text:p>
          </table:table-cell>
          <table:table-cell office:value-type="float" office:value="0.7096">
            <text:p>0,7096</text:p>
          </table:table-cell>
          <table:table-cell office:value-type="float" office:value="0">
            <text:p>0</text:p>
          </table:table-cell>
          <table:table-cell office:value-type="float" office:value="0.6612">
            <text:p>0,6612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haco</text:p>
          </table:table-cell>
          <table:table-cell office:value-type="string">
            <text:p>Calidad 1</text:p>
          </table:table-cell>
          <table:table-cell office:value-type="float" office:value="-0.0625">
            <text:p>-0,0625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office:value-type="float" office:value="0.3875">
            <text:p>0,3875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alta</text:p>
          </table:table-cell>
          <table:table-cell office:value-type="string">
            <text:p>Calidad 1</text:p>
          </table:table-cell>
          <table:table-cell office:value-type="float" office:value="-0.0635">
            <text:p>-0,0635</text:p>
          </table:table-cell>
          <table:table-cell office:value-type="float" office:value="0.31">
            <text:p>0,31</text:p>
          </table:table-cell>
          <table:table-cell office:value-type="float" office:value="0">
            <text:p>0</text:p>
          </table:table-cell>
          <table:table-cell office:value-type="float" office:value="0.2466">
            <text:p>0,2466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Entre Ríos</text:p>
          </table:table-cell>
          <table:table-cell office:value-type="string">
            <text:p>Calidad 1</text:p>
          </table:table-cell>
          <table:table-cell office:value-type="float" office:value="-0.0717">
            <text:p>-0,0717</text:p>
          </table:table-cell>
          <table:table-cell office:value-type="float" office:value="0.8258">
            <text:p>0,8258</text:p>
          </table:table-cell>
          <table:table-cell office:value-type="float" office:value="0">
            <text:p>0</text:p>
          </table:table-cell>
          <table:table-cell office:value-type="float" office:value="0.7541">
            <text:p>0,7541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ormosa</text:p>
          </table:table-cell>
          <table:table-cell office:value-type="string">
            <text:p>Calidad 1</text:p>
          </table:table-cell>
          <table:table-cell office:value-type="float" office:value="-0.075">
            <text:p>-0,075</text:p>
          </table:table-cell>
          <table:table-cell office:value-type="float" office:value="0.4122">
            <text:p>0,4122</text:p>
          </table:table-cell>
          <table:table-cell office:value-type="float" office:value="0">
            <text:p>0</text:p>
          </table:table-cell>
          <table:table-cell office:value-type="float" office:value="0.3372">
            <text:p>0,3372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Neuquén</text:p>
          </table:table-cell>
          <table:table-cell office:value-type="string">
            <text:p>Calidad 1</text:p>
          </table:table-cell>
          <table:table-cell office:value-type="float" office:value="-0.0756">
            <text:p>-0,0756</text:p>
          </table:table-cell>
          <table:table-cell office:value-type="float" office:value="0.8263">
            <text:p>0,8263</text:p>
          </table:table-cell>
          <table:table-cell office:value-type="float" office:value="0">
            <text:p>0</text:p>
          </table:table-cell>
          <table:table-cell office:value-type="float" office:value="0.7508">
            <text:p>0,7508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orrientes</text:p>
          </table:table-cell>
          <table:table-cell office:value-type="string">
            <text:p>Calidad 1</text:p>
          </table:table-cell>
          <table:table-cell office:value-type="float" office:value="-0.0887">
            <text:p>-0,0887</text:p>
          </table:table-cell>
          <table:table-cell office:value-type="float" office:value="0.6685">
            <text:p>0,6685</text:p>
          </table:table-cell>
          <table:table-cell office:value-type="float" office:value="0">
            <text:p>0</text:p>
          </table:table-cell>
          <table:table-cell office:value-type="float" office:value="0.5797">
            <text:p>0,5797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an Juan</text:p>
          </table:table-cell>
          <table:table-cell office:value-type="string">
            <text:p>Calidad 1</text:p>
          </table:table-cell>
          <table:table-cell office:value-type="float" office:value="-0.1016">
            <text:p>-0,1016</text:p>
          </table:table-cell>
          <table:table-cell office:value-type="float" office:value="0.2341">
            <text:p>0,2341</text:p>
          </table:table-cell>
          <table:table-cell office:value-type="float" office:value="0">
            <text:p>0</text:p>
          </table:table-cell>
          <table:table-cell office:value-type="float" office:value="0.1325">
            <text:p>0,1325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La Rioja</text:p>
          </table:table-cell>
          <table:table-cell office:value-type="string">
            <text:p>Calidad 1</text:p>
          </table:table-cell>
          <table:table-cell office:value-type="float" office:value="-0.1114">
            <text:p>-0,1114</text:p>
          </table:table-cell>
          <table:table-cell office:value-type="float" office:value="0.6029">
            <text:p>0,6029</text:p>
          </table:table-cell>
          <table:table-cell office:value-type="float" office:value="0">
            <text:p>0</text:p>
          </table:table-cell>
          <table:table-cell office:value-type="float" office:value="0.4915">
            <text:p>0,4915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Buenos Aires</text:p>
          </table:table-cell>
          <table:table-cell office:value-type="string">
            <text:p>Calidad 1</text:p>
          </table:table-cell>
          <table:table-cell office:value-type="float" office:value="-0.113">
            <text:p>-0,113</text:p>
          </table:table-cell>
          <table:table-cell office:value-type="float" office:value="0.5607">
            <text:p>0,5607</text:p>
          </table:table-cell>
          <table:table-cell office:value-type="float" office:value="0">
            <text:p>0</text:p>
          </table:table-cell>
          <table:table-cell office:value-type="float" office:value="0.4477">
            <text:p>0,4477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Misiones</text:p>
          </table:table-cell>
          <table:table-cell office:value-type="string">
            <text:p>Calidad 1</text:p>
          </table:table-cell>
          <table:table-cell office:value-type="float" office:value="-0.1195">
            <text:p>-0,1195</text:p>
          </table:table-cell>
          <table:table-cell office:value-type="float" office:value="0.5944">
            <text:p>0,5944</text:p>
          </table:table-cell>
          <table:table-cell office:value-type="float" office:value="0">
            <text:p>0</text:p>
          </table:table-cell>
          <table:table-cell office:value-type="float" office:value="0.4749">
            <text:p>0,4749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anta Fe</text:p>
          </table:table-cell>
          <table:table-cell office:value-type="string">
            <text:p>Calidad 1</text:p>
          </table:table-cell>
          <table:table-cell office:value-type="float" office:value="-0.1217">
            <text:p>-0,1217</text:p>
          </table:table-cell>
          <table:table-cell office:value-type="float" office:value="0.5098">
            <text:p>0,5098</text:p>
          </table:table-cell>
          <table:table-cell office:value-type="float" office:value="0">
            <text:p>0</text:p>
          </table:table-cell>
          <table:table-cell office:value-type="float" office:value="0.3881">
            <text:p>0,3881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Mendoza</text:p>
          </table:table-cell>
          <table:table-cell office:value-type="string">
            <text:p>Calidad 1</text:p>
          </table:table-cell>
          <table:table-cell office:value-type="float" office:value="-0.1422">
            <text:p>-0,1422</text:p>
          </table:table-cell>
          <table:table-cell office:value-type="float" office:value="0.2974">
            <text:p>0,2974</text:p>
          </table:table-cell>
          <table:table-cell office:value-type="float" office:value="0">
            <text:p>0</text:p>
          </table:table-cell>
          <table:table-cell office:value-type="float" office:value="0.1552">
            <text:p>0,1552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Tucumán</text:p>
          </table:table-cell>
          <table:table-cell office:value-type="string">
            <text:p>Calidad 1</text:p>
          </table:table-cell>
          <table:table-cell office:value-type="float" office:value="-0.1523">
            <text:p>-0,1523</text:p>
          </table:table-cell>
          <table:table-cell office:value-type="float" office:value="0.4774">
            <text:p>0,4774</text:p>
          </table:table-cell>
          <table:table-cell office:value-type="float" office:value="0">
            <text:p>0</text:p>
          </table:table-cell>
          <table:table-cell office:value-type="float" office:value="0.3251">
            <text:p>0,3251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órdoba</text:p>
          </table:table-cell>
          <table:table-cell office:value-type="string">
            <text:p>Calidad 1</text:p>
          </table:table-cell>
          <table:table-cell office:value-type="float" office:value="-0.2318">
            <text:p>-0,2318</text:p>
          </table:table-cell>
          <table:table-cell office:value-type="float" office:value="0.6107">
            <text:p>0,6107</text:p>
          </table:table-cell>
          <table:table-cell office:value-type="float" office:value="0">
            <text:p>0</text:p>
          </table:table-cell>
          <table:table-cell office:value-type="float" office:value="0.3788">
            <text:p>0,3788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ABA</text:p>
          </table:table-cell>
          <table:table-cell office:value-type="string">
            <text:p>Calidad 1</text:p>
          </table:table-cell>
          <table:table-cell office:value-type="float" office:value="-0.2732">
            <text:p>-0,2732</text:p>
          </table:table-cell>
          <table:table-cell office:value-type="float" office:value="0.596">
            <text:p>0,596</text:p>
          </table:table-cell>
          <table:table-cell office:value-type="float" office:value="0">
            <text:p>0</text:p>
          </table:table-cell>
          <table:table-cell office:value-type="float" office:value="0.3228">
            <text:p>0,3228</text:p>
          </table:table-cell>
          <table:table-cell office:value-type="float" office:value="0">
            <text:p>0</text:p>
          </table:table-cell>
        </table:table-row>
      </table:table>
      <table:table table:name="VARIABLES" table:style-name="ta1">
        <table:table-column table:style-name="co6" table:default-cell-style-name="Default"/>
        <table:table-column table:style-name="co14" table:default-cell-style-name="Default"/>
        <table:table-row table:style-name="ro6">
          <table:table-cell office:value-type="string">
            <text:p>H__05</text:p>
          </table:table-cell>
          <table:table-cell office:value-type="string">
            <text:p>Material predominante de los pisos</text:p>
          </table:table-cell>
        </table:table-row>
        <table:table-row table:style-name="ro6">
          <table:table-cell office:value-type="string">
            <text:p>H__05_01</text:p>
          </table:table-cell>
          <table:table-cell office:value-type="string">
            <text:p>Cerámica, baldosa, mosaico, mármol, madera o alfombrado</text:p>
          </table:table-cell>
        </table:table-row>
        <table:table-row table:style-name="ro6">
          <table:table-cell office:value-type="string">
            <text:p>H__05_02</text:p>
          </table:table-cell>
          <table:table-cell office:value-type="string">
            <text:p>Cemento o ladrillo fijo</text:p>
          </table:table-cell>
        </table:table-row>
        <table:table-row table:style-name="ro6">
          <table:table-cell office:value-type="string">
            <text:p>H__05_03</text:p>
          </table:table-cell>
          <table:table-cell office:value-type="string">
            <text:p>Tierra o ladrillo suelto</text:p>
          </table:table-cell>
        </table:table-row>
        <table:table-row table:style-name="ro6">
          <table:table-cell office:value-type="string">
            <text:p>H__05_04</text:p>
          </table:table-cell>
          <table:table-cell office:value-type="string">
            <text:p>Otro</text:p>
          </table:table-cell>
        </table:table-row>
        <table:table-row table:style-name="ro6">
          <table:table-cell office:value-type="string">
            <text:p>H__06</text:p>
          </table:table-cell>
          <table:table-cell office:value-type="string">
            <text:p>Material de la cubierta exterior del techo</text:p>
          </table:table-cell>
        </table:table-row>
        <table:table-row table:style-name="ro6">
          <table:table-cell office:value-type="string">
            <text:p>H__06_01</text:p>
          </table:table-cell>
          <table:table-cell office:value-type="string">
            <text:p>Cubierta asfáltica o membrana</text:p>
          </table:table-cell>
        </table:table-row>
        <table:table-row table:style-name="ro6">
          <table:table-cell office:value-type="string">
            <text:p>H__06_02</text:p>
          </table:table-cell>
          <table:table-cell office:value-type="string">
            <text:p>Baldosa o losa (sin cubierta)</text:p>
          </table:table-cell>
        </table:table-row>
        <table:table-row table:style-name="ro6">
          <table:table-cell office:value-type="string">
            <text:p>H__06_03</text:p>
          </table:table-cell>
          <table:table-cell office:value-type="string">
            <text:p>Pizarra o teja</text:p>
          </table:table-cell>
        </table:table-row>
        <table:table-row table:style-name="ro6">
          <table:table-cell office:value-type="string">
            <text:p>H__06_04</text:p>
          </table:table-cell>
          <table:table-cell office:value-type="string">
            <text:p>Chapa de metal (sin cubierta)</text:p>
          </table:table-cell>
        </table:table-row>
        <table:table-row table:style-name="ro5">
          <table:table-cell office:value-type="string">
            <text:p>H__06_05</text:p>
          </table:table-cell>
          <table:table-cell office:value-type="string">
            <text:p>Chapa fibrocemento o plástico</text:p>
          </table:table-cell>
        </table:table-row>
        <table:table-row table:style-name="ro6">
          <table:table-cell office:value-type="string">
            <text:p>H__06_06</text:p>
          </table:table-cell>
          <table:table-cell office:value-type="string">
            <text:p>Chapa de cartón</text:p>
          </table:table-cell>
        </table:table-row>
        <table:table-row table:style-name="ro6">
          <table:table-cell office:value-type="string">
            <text:p>H__06_07</text:p>
          </table:table-cell>
          <table:table-cell office:value-type="string">
            <text:p>Caña, palma, tabla o paja con o sin barro</text:p>
          </table:table-cell>
        </table:table-row>
        <table:table-row table:style-name="ro6">
          <table:table-cell office:value-type="string">
            <text:p>H__06_08</text:p>
          </table:table-cell>
          <table:table-cell office:value-type="string">
            <text:p>Otro</text:p>
          </table:table-cell>
        </table:table-row>
        <table:table-row table:style-name="ro5">
          <table:table-cell office:value-type="string">
            <text:p>H__07</text:p>
          </table:table-cell>
          <table:table-cell office:value-type="string">
            <text:p>Revestimiento interior o cielorraso del techo</text:p>
          </table:table-cell>
        </table:table-row>
        <table:table-row table:style-name="ro5">
          <table:table-cell office:value-type="string">
            <text:p>H__07_01</text:p>
          </table:table-cell>
          <table:table-cell office:value-type="string">
            <text:p>Con revestimiento interior o cielorraso del techo</text:p>
          </table:table-cell>
        </table:table-row>
        <table:table-row table:style-name="ro5">
          <table:table-cell office:value-type="string">
            <text:p>H__07_02</text:p>
          </table:table-cell>
          <table:table-cell office:value-type="string">
            <text:p>Sin revestimiento interior o cielorraso del techo</text:p>
          </table:table-cell>
        </table:table-row>
        <table:table-row table:style-name="ro6">
          <table:table-cell office:value-type="string">
            <text:p>H__08</text:p>
          </table:table-cell>
          <table:table-cell office:value-type="string">
            <text:p>Tenencia de agua</text:p>
          </table:table-cell>
        </table:table-row>
        <table:table-row table:style-name="ro5">
          <table:table-cell office:value-type="string">
            <text:p>H__08_01</text:p>
          </table:table-cell>
          <table:table-cell office:value-type="string">
            <text:p>Por cañeria dentro de la vivienda</text:p>
          </table:table-cell>
        </table:table-row>
        <table:table-row table:style-name="ro6">
          <table:table-cell office:value-type="string">
            <text:p>H__08_02</text:p>
          </table:table-cell>
          <table:table-cell office:value-type="string">
            <text:p>Fuera de la vivienda pero dentro del terreno</text:p>
          </table:table-cell>
        </table:table-row>
        <table:table-row table:style-name="ro6">
          <table:table-cell office:value-type="string">
            <text:p>H__08_03</text:p>
          </table:table-cell>
          <table:table-cell office:value-type="string">
            <text:p>Fuera del terreno</text:p>
          </table:table-cell>
        </table:table-row>
        <table:table-row table:style-name="ro6">
          <table:table-cell office:value-type="string">
            <text:p>H__09</text:p>
          </table:table-cell>
          <table:table-cell office:value-type="string">
            <text:p>Procedencia del agua para beber y cocinar</text:p>
          </table:table-cell>
        </table:table-row>
        <table:table-row table:style-name="ro6">
          <table:table-cell office:value-type="string">
            <text:p>H__09_01</text:p>
          </table:table-cell>
          <table:table-cell office:value-type="string">
            <text:p>Red pública</text:p>
          </table:table-cell>
        </table:table-row>
        <table:table-row table:style-name="ro6">
          <table:table-cell office:value-type="string">
            <text:p>H__09_02</text:p>
          </table:table-cell>
          <table:table-cell office:value-type="string">
            <text:p>Perforación con bomba a motor</text:p>
          </table:table-cell>
        </table:table-row>
        <table:table-row table:style-name="ro6">
          <table:table-cell office:value-type="string">
            <text:p>H__09_03</text:p>
          </table:table-cell>
          <table:table-cell office:value-type="string">
            <text:p>Perforación con bomba manual</text:p>
          </table:table-cell>
        </table:table-row>
        <table:table-row table:style-name="ro6">
          <table:table-cell office:value-type="string">
            <text:p>H__09_04</text:p>
          </table:table-cell>
          <table:table-cell office:value-type="string">
            <text:p>Pozo</text:p>
          </table:table-cell>
        </table:table-row>
        <table:table-row table:style-name="ro6">
          <table:table-cell office:value-type="string">
            <text:p>H__09_05</text:p>
          </table:table-cell>
          <table:table-cell office:value-type="string">
            <text:p>Transporte por cisterna</text:p>
          </table:table-cell>
        </table:table-row>
        <table:table-row table:style-name="ro6">
          <table:table-cell office:value-type="string">
            <text:p>H__09_06</text:p>
          </table:table-cell>
          <table:table-cell office:value-type="string">
            <text:p>Agua de lluvia, río, canal, arroyo o acequia</text:p>
          </table:table-cell>
        </table:table-row>
        <table:table-row table:style-name="ro6">
          <table:table-cell office:value-type="string">
            <text:p>H__10</text:p>
          </table:table-cell>
          <table:table-cell office:value-type="string">
            <text:p>HOGAR Tiene baño o letrina</text:p>
          </table:table-cell>
        </table:table-row>
        <table:table-row table:style-name="ro6">
          <table:table-cell office:value-type="string">
            <text:p>H__10_01</text:p>
          </table:table-cell>
          <table:table-cell office:value-type="string">
            <text:p>HOGAR SI Tiene baño o letrina</text:p>
          </table:table-cell>
        </table:table-row>
        <table:table-row table:style-name="ro6">
          <table:table-cell office:value-type="string">
            <text:p>H__10_02</text:p>
          </table:table-cell>
          <table:table-cell office:value-type="string">
            <text:p>HOGAR NO Tiene baño o letrina</text:p>
          </table:table-cell>
        </table:table-row>
        <table:table-row table:style-name="ro6">
          <table:table-cell office:value-type="string">
            <text:p>H__11</text:p>
          </table:table-cell>
          <table:table-cell office:value-type="string">
            <text:p>Tiene botón, cadena, mochila para limpieza del inodoro</text:p>
          </table:table-cell>
        </table:table-row>
        <table:table-row table:style-name="ro6">
          <table:table-cell office:value-type="string">
            <text:p>H__11_01</text:p>
          </table:table-cell>
          <table:table-cell office:value-type="string">
            <text:p>Si tiene cadena y mochila en el baño</text:p>
          </table:table-cell>
        </table:table-row>
        <table:table-row table:style-name="ro6">
          <table:table-cell office:value-type="string">
            <text:p>H__11_02</text:p>
          </table:table-cell>
          <table:table-cell office:value-type="string">
            <text:p>No tiene cadena y mochila en el baño</text:p>
          </table:table-cell>
        </table:table-row>
        <table:table-row table:style-name="ro5">
          <table:table-cell office:value-type="string">
            <text:p>H__12</text:p>
          </table:table-cell>
          <table:table-cell office:value-type="string">
            <text:p>Desague del inodoro</text:p>
          </table:table-cell>
        </table:table-row>
        <table:table-row table:style-name="ro6">
          <table:table-cell office:value-type="string">
            <text:p>H__12_01</text:p>
          </table:table-cell>
          <table:table-cell office:value-type="string">
            <text:p>A red publica (cloaca)</text:p>
          </table:table-cell>
        </table:table-row>
        <table:table-row table:style-name="ro6">
          <table:table-cell office:value-type="string">
            <text:p>H__12_02</text:p>
          </table:table-cell>
          <table:table-cell office:value-type="string">
            <text:p>A cámara séptica y pozo ciego</text:p>
          </table:table-cell>
        </table:table-row>
        <table:table-row table:style-name="ro6">
          <table:table-cell office:value-type="string">
            <text:p>H__12_03</text:p>
          </table:table-cell>
          <table:table-cell office:value-type="string">
            <text:p>Sólo a pozo ciego</text:p>
          </table:table-cell>
        </table:table-row>
        <table:table-row table:style-name="ro6">
          <table:table-cell office:value-type="string">
            <text:p>H__12_04</text:p>
          </table:table-cell>
          <table:table-cell office:value-type="string">
            <text:p>A hoyo, excavación en la tierra, etc.</text:p>
          </table:table-cell>
        </table:table-row>
        <table:table-row table:style-name="ro6">
          <table:table-cell office:value-type="string">
            <text:p>H__13</text:p>
          </table:table-cell>
          <table:table-cell office:value-type="string">
            <text:p>Exclusividad del baño para el hogar</text:p>
          </table:table-cell>
        </table:table-row>
        <table:table-row table:style-name="ro6">
          <table:table-cell office:value-type="string">
            <text:p>H__13_01</text:p>
          </table:table-cell>
          <table:table-cell office:value-type="string">
            <text:p>De uso exclusivo del hogar</text:p>
          </table:table-cell>
        </table:table-row>
        <table:table-row table:style-name="ro6">
          <table:table-cell office:value-type="string">
            <text:p>H__13_02</text:p>
          </table:table-cell>
          <table:table-cell office:value-type="string">
            <text:p>Baño compartido</text:p>
          </table:table-cell>
        </table:table-row>
        <table:table-row table:style-name="ro6">
          <table:table-cell office:value-type="string">
            <text:p>H__14</text:p>
          </table:table-cell>
          <table:table-cell office:value-type="string">
            <text:p>Combustible para cocinar</text:p>
          </table:table-cell>
        </table:table-row>
        <table:table-row table:style-name="ro6">
          <table:table-cell office:value-type="string">
            <text:p>H__14_01</text:p>
          </table:table-cell>
          <table:table-cell office:value-type="string">
            <text:p>Gas de red</text:p>
          </table:table-cell>
        </table:table-row>
        <table:table-row table:style-name="ro5">
          <table:table-cell office:value-type="string">
            <text:p>H__14_02</text:p>
          </table:table-cell>
          <table:table-cell office:value-type="string">
            <text:p>Gas a granel (zeppelin)</text:p>
          </table:table-cell>
        </table:table-row>
        <table:table-row table:style-name="ro6">
          <table:table-cell office:value-type="string">
            <text:p>H__14_03</text:p>
          </table:table-cell>
          <table:table-cell office:value-type="string">
            <text:p>Gas en tubo</text:p>
          </table:table-cell>
        </table:table-row>
        <table:table-row table:style-name="ro6">
          <table:table-cell office:value-type="string">
            <text:p>H__14_04</text:p>
          </table:table-cell>
          <table:table-cell office:value-type="string">
            <text:p>Gas en garrafa</text:p>
          </table:table-cell>
        </table:table-row>
        <table:table-row table:style-name="ro6">
          <table:table-cell office:value-type="string">
            <text:p>H__14_05</text:p>
          </table:table-cell>
          <table:table-cell office:value-type="string">
            <text:p>Electricidad</text:p>
          </table:table-cell>
        </table:table-row>
        <table:table-row table:style-name="ro6">
          <table:table-cell office:value-type="string">
            <text:p>H__14_06</text:p>
          </table:table-cell>
          <table:table-cell office:value-type="string">
            <text:p>Leña o carbón</text:p>
          </table:table-cell>
        </table:table-row>
        <table:table-row table:style-name="ro6">
          <table:table-cell office:value-type="string">
            <text:p>H__14_07</text:p>
          </table:table-cell>
          <table:table-cell office:value-type="string">
            <text:p>Otro</text:p>
          </table:table-cell>
        </table:table-row>
        <table:table-row table:style-name="ro6">
          <table:table-cell office:value-type="string">
            <text:p>H__19A</text:p>
          </table:table-cell>
          <table:table-cell office:value-type="string">
            <text:p>Heladera</text:p>
          </table:table-cell>
        </table:table-row>
        <table:table-row table:style-name="ro6">
          <table:table-cell office:value-type="string">
            <text:p>H__19A_01</text:p>
          </table:table-cell>
          <table:table-cell office:value-type="string">
            <text:p>Con Heladera</text:p>
          </table:table-cell>
        </table:table-row>
        <table:table-row table:style-name="ro6">
          <table:table-cell office:value-type="string">
            <text:p>H__19A_02</text:p>
          </table:table-cell>
          <table:table-cell office:value-type="string">
            <text:p>Sin Heladera</text:p>
          </table:table-cell>
        </table:table-row>
        <table:table-row table:style-name="ro6">
          <table:table-cell office:value-type="string">
            <text:p>H__19B</text:p>
          </table:table-cell>
          <table:table-cell office:value-type="string">
            <text:p>Computadora</text:p>
          </table:table-cell>
        </table:table-row>
        <table:table-row table:style-name="ro6">
          <table:table-cell office:value-type="string">
            <text:p>H__19B_01</text:p>
          </table:table-cell>
          <table:table-cell office:value-type="string">
            <text:p>Con computadora</text:p>
          </table:table-cell>
        </table:table-row>
        <table:table-row table:style-name="ro6">
          <table:table-cell office:value-type="string">
            <text:p>H__19B_02</text:p>
          </table:table-cell>
          <table:table-cell office:value-type="string">
            <text:p>Sin computadora</text:p>
          </table:table-cell>
        </table:table-row>
        <table:table-row table:style-name="ro6">
          <table:table-cell office:value-type="string">
            <text:p>H__19C</text:p>
          </table:table-cell>
          <table:table-cell office:value-type="string">
            <text:p>Teléfono celular</text:p>
          </table:table-cell>
        </table:table-row>
        <table:table-row table:style-name="ro6">
          <table:table-cell office:value-type="string">
            <text:p>H__19C_01</text:p>
          </table:table-cell>
          <table:table-cell office:value-type="string">
            <text:p>Con teléfono celular</text:p>
          </table:table-cell>
        </table:table-row>
        <table:table-row table:style-name="ro6">
          <table:table-cell office:value-type="string">
            <text:p>H__19C_02</text:p>
          </table:table-cell>
          <table:table-cell office:value-type="string">
            <text:p>Sin teléfono celular</text:p>
          </table:table-cell>
        </table:table-row>
        <table:table-row table:style-name="ro6">
          <table:table-cell office:value-type="string">
            <text:p>H__19D</text:p>
          </table:table-cell>
          <table:table-cell office:value-type="string">
            <text:p>Teléfono de línea</text:p>
          </table:table-cell>
        </table:table-row>
        <table:table-row table:style-name="ro6">
          <table:table-cell office:value-type="string">
            <text:p>H__19D_01</text:p>
          </table:table-cell>
          <table:table-cell office:value-type="string">
            <text:p>Con teléfono de línea</text:p>
          </table:table-cell>
        </table:table-row>
        <table:table-row table:style-name="ro6">
          <table:table-cell office:value-type="string">
            <text:p>H__19D_02</text:p>
          </table:table-cell>
          <table:table-cell office:value-type="string">
            <text:p>Sin teléfono de línea</text:p>
          </table:table-cell>
        </table:table-row>
        <table:table-row table:style-name="ro6">
          <table:table-cell office:value-type="string">
            <text:p>H__ALGUNBI</text:p>
          </table:table-cell>
          <table:table-cell office:value-type="string">
            <text:p>Al menos un indicador NBI</text:p>
          </table:table-cell>
        </table:table-row>
        <table:table-row table:style-name="ro6">
          <table:table-cell office:value-type="string">
            <text:p>H__ALGUNBI_01</text:p>
          </table:table-cell>
          <table:table-cell office:value-type="string">
            <text:p>Sin NBI</text:p>
          </table:table-cell>
        </table:table-row>
        <table:table-row table:style-name="ro6">
          <table:table-cell office:value-type="string">
            <text:p>H__ALGUNBI_02</text:p>
          </table:table-cell>
          <table:table-cell office:value-type="string">
            <text:p>Al menos un indicador NBI</text:p>
          </table:table-cell>
        </table:table-row>
        <table:table-row table:style-name="ro6">
          <table:table-cell office:value-type="string">
            <text:p>H__INDHAC</text:p>
          </table:table-cell>
          <table:table-cell office:value-type="string">
            <text:p>Indice de hacinamiento</text:p>
          </table:table-cell>
        </table:table-row>
        <table:table-row table:style-name="ro6">
          <table:table-cell office:value-type="string">
            <text:p>H__INDHAC_01</text:p>
          </table:table-cell>
          <table:table-cell office:value-type="string">
            <text:p>Hasta 0.50 personas por cuarto</text:p>
          </table:table-cell>
        </table:table-row>
        <table:table-row table:style-name="ro6">
          <table:table-cell office:value-type="string">
            <text:p>H__INDHAC_02</text:p>
          </table:table-cell>
          <table:table-cell office:value-type="string">
            <text:p>0.51 - 0.99 personas por cuarto</text:p>
          </table:table-cell>
        </table:table-row>
        <table:table-row table:style-name="ro6">
          <table:table-cell office:value-type="string">
            <text:p>H__INDHAC_03</text:p>
          </table:table-cell>
          <table:table-cell office:value-type="string">
            <text:p>1.00 - 1.49 personas por cuarto</text:p>
          </table:table-cell>
        </table:table-row>
        <table:table-row table:style-name="ro6">
          <table:table-cell office:value-type="string">
            <text:p>H__INDHAC_04</text:p>
          </table:table-cell>
          <table:table-cell office:value-type="string">
            <text:p>1.50 - 1.99 personas por cuarto</text:p>
          </table:table-cell>
        </table:table-row>
        <table:table-row table:style-name="ro6">
          <table:table-cell office:value-type="string">
            <text:p>H__INDHAC_05</text:p>
          </table:table-cell>
          <table:table-cell office:value-type="string">
            <text:p>2.00 - 3.00 personas por cuarto</text:p>
          </table:table-cell>
        </table:table-row>
        <table:table-row table:style-name="ro6">
          <table:table-cell office:value-type="string">
            <text:p>H__INDHAC_06</text:p>
          </table:table-cell>
          <table:table-cell office:value-type="string">
            <text:p>Más de 3.00 personas por cuarto</text:p>
          </table:table-cell>
        </table:table-row>
        <table:table-row table:style-name="ro6">
          <table:table-cell office:value-type="string">
            <text:p>H__PROP</text:p>
          </table:table-cell>
          <table:table-cell office:value-type="string">
            <text:p>Posesión del inmueble</text:p>
          </table:table-cell>
        </table:table-row>
        <table:table-row table:style-name="ro6">
          <table:table-cell office:value-type="string">
            <text:p>H__PROP_01</text:p>
          </table:table-cell>
          <table:table-cell office:value-type="string">
            <text:p>Propietario de la vivienda y del terreno</text:p>
          </table:table-cell>
        </table:table-row>
        <table:table-row table:style-name="ro6">
          <table:table-cell office:value-type="string">
            <text:p>H__PROP_02</text:p>
          </table:table-cell>
          <table:table-cell office:value-type="string">
            <text:p>Propietario sólo de la vivienda</text:p>
          </table:table-cell>
        </table:table-row>
        <table:table-row table:style-name="ro6">
          <table:table-cell office:value-type="string">
            <text:p>H__PROP_03</text:p>
          </table:table-cell>
          <table:table-cell office:value-type="string">
            <text:p>Inquilino</text:p>
          </table:table-cell>
        </table:table-row>
        <table:table-row table:style-name="ro6">
          <table:table-cell office:value-type="string">
            <text:p>H__PROP_04</text:p>
          </table:table-cell>
          <table:table-cell office:value-type="string">
            <text:p>Ocupante por préstamo</text:p>
          </table:table-cell>
        </table:table-row>
        <table:table-row table:style-name="ro6">
          <table:table-cell office:value-type="string">
            <text:p>H__PROP_05</text:p>
          </table:table-cell>
          <table:table-cell office:value-type="string">
            <text:p>Ocupante por trabajo</text:p>
          </table:table-cell>
        </table:table-row>
        <table:table-row table:style-name="ro6">
          <table:table-cell office:value-type="string">
            <text:p>H__PROP_06</text:p>
          </table:table-cell>
          <table:table-cell office:value-type="string">
            <text:p>Otra situación</text:p>
          </table:table-cell>
        </table:table-row>
        <table:table-row table:style-name="ro6">
          <table:table-cell office:value-type="string">
            <text:p>H__TOTPERS</text:p>
          </table:table-cell>
          <table:table-cell office:value-type="string">
            <text:p>Total de personas en el hogar</text:p>
          </table:table-cell>
        </table:table-row>
        <table:table-row table:style-name="ro6">
          <table:table-cell office:value-type="string">
            <text:p>H__TOTPERS_01</text:p>
          </table:table-cell>
          <table:table-cell office:value-type="string">
            <text:p>1 persona en el hogar</text:p>
          </table:table-cell>
        </table:table-row>
        <table:table-row table:style-name="ro6">
          <table:table-cell office:value-type="string">
            <text:p>H__TOTPERS_02</text:p>
          </table:table-cell>
          <table:table-cell office:value-type="string">
            <text:p>2 personas en el hogar</text:p>
          </table:table-cell>
        </table:table-row>
        <table:table-row table:style-name="ro6">
          <table:table-cell office:value-type="string">
            <text:p>H__TOTPERS_03</text:p>
          </table:table-cell>
          <table:table-cell office:value-type="string">
            <text:p>3 personas en el hogar</text:p>
          </table:table-cell>
        </table:table-row>
        <table:table-row table:style-name="ro6">
          <table:table-cell office:value-type="string">
            <text:p>H__TOTPERS_04</text:p>
          </table:table-cell>
          <table:table-cell office:value-type="string">
            <text:p>4 personas en el hogar</text:p>
          </table:table-cell>
        </table:table-row>
        <table:table-row table:style-name="ro6">
          <table:table-cell office:value-type="string">
            <text:p>H__TOTPERS_05</text:p>
          </table:table-cell>
          <table:table-cell office:value-type="string">
            <text:p>5 personas en el hogar</text:p>
          </table:table-cell>
        </table:table-row>
        <table:table-row table:style-name="ro6">
          <table:table-cell office:value-type="string">
            <text:p>H__TOTPERS_06</text:p>
          </table:table-cell>
          <table:table-cell office:value-type="string">
            <text:p>6 personas en el hogar</text:p>
          </table:table-cell>
        </table:table-row>
        <table:table-row table:style-name="ro6">
          <table:table-cell office:value-type="string">
            <text:p>H__TOTPERS_07</text:p>
          </table:table-cell>
          <table:table-cell office:value-type="string">
            <text:p>7 personas en el hogar</text:p>
          </table:table-cell>
        </table:table-row>
        <table:table-row table:style-name="ro6">
          <table:table-cell office:value-type="string">
            <text:p>H__TOTPERS_08</text:p>
          </table:table-cell>
          <table:table-cell office:value-type="string">
            <text:p>8 o más personas en el hogar</text:p>
          </table:table-cell>
        </table:table-row>
        <table:table-row table:style-name="ro6">
          <table:table-cell office:value-type="string">
            <text:p>P__01</text:p>
          </table:table-cell>
          <table:table-cell office:value-type="string">
            <text:p>Relación o parentesco con el jefe(a) del hogar</text:p>
          </table:table-cell>
        </table:table-row>
        <table:table-row table:style-name="ro6">
          <table:table-cell office:value-type="string">
            <text:p>P__01_01</text:p>
          </table:table-cell>
          <table:table-cell office:value-type="string">
            <text:p>Jefe(a)</text:p>
          </table:table-cell>
        </table:table-row>
        <table:table-row table:style-name="ro6">
          <table:table-cell office:value-type="string">
            <text:p>P__01_02</text:p>
          </table:table-cell>
          <table:table-cell office:value-type="string">
            <text:p>Cónyuge o pareja</text:p>
          </table:table-cell>
        </table:table-row>
        <table:table-row table:style-name="ro6">
          <table:table-cell office:value-type="string">
            <text:p>P__01_03</text:p>
          </table:table-cell>
          <table:table-cell office:value-type="string">
            <text:p>Hijo(a) / Hijastro(a)</text:p>
          </table:table-cell>
        </table:table-row>
        <table:table-row table:style-name="ro6">
          <table:table-cell office:value-type="string">
            <text:p>P__01_04</text:p>
          </table:table-cell>
          <table:table-cell office:value-type="string">
            <text:p>Yerno / Nuera</text:p>
          </table:table-cell>
        </table:table-row>
        <table:table-row table:style-name="ro6">
          <table:table-cell office:value-type="string">
            <text:p>P__01_05</text:p>
          </table:table-cell>
          <table:table-cell office:value-type="string">
            <text:p>Nieto(a)</text:p>
          </table:table-cell>
        </table:table-row>
        <table:table-row table:style-name="ro6">
          <table:table-cell office:value-type="string">
            <text:p>P__01_06</text:p>
          </table:table-cell>
          <table:table-cell office:value-type="string">
            <text:p>Padre / Madre / Suegro(a)</text:p>
          </table:table-cell>
        </table:table-row>
        <table:table-row table:style-name="ro6">
          <table:table-cell office:value-type="string">
            <text:p>P__01_07</text:p>
          </table:table-cell>
          <table:table-cell office:value-type="string">
            <text:p>Otros familiares</text:p>
          </table:table-cell>
        </table:table-row>
        <table:table-row table:style-name="ro6">
          <table:table-cell office:value-type="string">
            <text:p>P__01_08</text:p>
          </table:table-cell>
          <table:table-cell office:value-type="string">
            <text:p>Otros no familiares</text:p>
          </table:table-cell>
        </table:table-row>
        <table:table-row table:style-name="ro6">
          <table:table-cell office:value-type="string">
            <text:p>P__01_09</text:p>
          </table:table-cell>
          <table:table-cell office:value-type="string">
            <text:p>Servicio doméstico y sus familiares</text:p>
          </table:table-cell>
        </table:table-row>
        <table:table-row table:style-name="ro6">
          <table:table-cell office:value-type="string">
            <text:p>P__02</text:p>
          </table:table-cell>
          <table:table-cell office:value-type="string">
            <text:p>Sexo</text:p>
          </table:table-cell>
        </table:table-row>
        <table:table-row table:style-name="ro6">
          <table:table-cell office:value-type="string">
            <text:p>P__02_01</text:p>
          </table:table-cell>
          <table:table-cell office:value-type="string">
            <text:p>Hombre</text:p>
          </table:table-cell>
        </table:table-row>
        <table:table-row table:style-name="ro6">
          <table:table-cell office:value-type="string">
            <text:p>P__02_02</text:p>
          </table:table-cell>
          <table:table-cell office:value-type="string">
            <text:p>Mujer</text:p>
          </table:table-cell>
        </table:table-row>
        <table:table-row table:style-name="ro6">
          <table:table-cell office:value-type="string">
            <text:p>P__05</text:p>
          </table:table-cell>
          <table:table-cell office:value-type="string">
            <text:p>País de nacimiento</text:p>
          </table:table-cell>
        </table:table-row>
        <table:table-row table:style-name="ro6">
          <table:table-cell office:value-type="string">
            <text:p>P__05_01</text:p>
          </table:table-cell>
          <table:table-cell office:value-type="string">
            <text:p>Argentina</text:p>
          </table:table-cell>
        </table:table-row>
        <table:table-row table:style-name="ro6">
          <table:table-cell office:value-type="string">
            <text:p>P__05_02</text:p>
          </table:table-cell>
          <table:table-cell office:value-type="string">
            <text:p>Otros</text:p>
          </table:table-cell>
        </table:table-row>
        <table:table-row table:style-name="ro6">
          <table:table-cell office:value-type="string">
            <text:p>P__07</text:p>
          </table:table-cell>
          <table:table-cell office:value-type="string">
            <text:p>Sabe leer y escribir</text:p>
          </table:table-cell>
        </table:table-row>
        <table:table-row table:style-name="ro6">
          <table:table-cell office:value-type="string">
            <text:p>P__07_01</text:p>
          </table:table-cell>
          <table:table-cell office:value-type="string">
            <text:p>Sabe leer y escribir</text:p>
          </table:table-cell>
        </table:table-row>
        <table:table-row table:style-name="ro6">
          <table:table-cell office:value-type="string">
            <text:p>P__07_02</text:p>
          </table:table-cell>
          <table:table-cell office:value-type="string">
            <text:p>No sabe leer y escribir</text:p>
          </table:table-cell>
        </table:table-row>
        <table:table-row table:style-name="ro5">
          <table:table-cell office:value-type="string">
            <text:p>P__08</text:p>
          </table:table-cell>
          <table:table-cell office:value-type="string">
            <text:p>Condicion de asistencia escolar</text:p>
          </table:table-cell>
        </table:table-row>
        <table:table-row table:style-name="ro6">
          <table:table-cell office:value-type="string">
            <text:p>P__08_01</text:p>
          </table:table-cell>
          <table:table-cell office:value-type="string">
            <text:p>Asiste</text:p>
          </table:table-cell>
        </table:table-row>
        <table:table-row table:style-name="ro6">
          <table:table-cell office:value-type="string">
            <text:p>P__08_02</text:p>
          </table:table-cell>
          <table:table-cell office:value-type="string">
            <text:p>Asistió</text:p>
          </table:table-cell>
        </table:table-row>
        <table:table-row table:style-name="ro5">
          <table:table-cell office:value-type="string">
            <text:p>P__08_03</text:p>
          </table:table-cell>
          <table:table-cell office:value-type="string">
            <text:p>Nunca asistio</text:p>
          </table:table-cell>
        </table:table-row>
        <table:table-row table:style-name="ro6">
          <table:table-cell office:value-type="string">
            <text:p>P__09</text:p>
          </table:table-cell>
          <table:table-cell office:value-type="string">
            <text:p>Nivel educativo que cursa o cursó</text:p>
          </table:table-cell>
        </table:table-row>
        <table:table-row table:style-name="ro5">
          <table:table-cell office:value-type="string">
            <text:p>P__09_01</text:p>
          </table:table-cell>
          <table:table-cell office:value-type="string">
            <text:p>Inicial (jardin, preescolar)</text:p>
          </table:table-cell>
        </table:table-row>
        <table:table-row table:style-name="ro6">
          <table:table-cell office:value-type="string">
            <text:p>P__09_02</text:p>
          </table:table-cell>
          <table:table-cell office:value-type="string">
            <text:p>Primario</text:p>
          </table:table-cell>
        </table:table-row>
        <table:table-row table:style-name="ro6">
          <table:table-cell office:value-type="string">
            <text:p>P__09_03</text:p>
          </table:table-cell>
          <table:table-cell office:value-type="string">
            <text:p>EGB</text:p>
          </table:table-cell>
        </table:table-row>
        <table:table-row table:style-name="ro6">
          <table:table-cell office:value-type="string">
            <text:p>P__09_04</text:p>
          </table:table-cell>
          <table:table-cell office:value-type="string">
            <text:p>Secundario</text:p>
          </table:table-cell>
        </table:table-row>
        <table:table-row table:style-name="ro5">
          <table:table-cell office:value-type="string">
            <text:p>P__09_05</text:p>
          </table:table-cell>
          <table:table-cell office:value-type="string">
            <text:p>Polimodal</text:p>
          </table:table-cell>
        </table:table-row>
        <table:table-row table:style-name="ro6">
          <table:table-cell office:value-type="string">
            <text:p>P__09_06</text:p>
          </table:table-cell>
          <table:table-cell office:value-type="string">
            <text:p>Superior no universitario</text:p>
          </table:table-cell>
        </table:table-row>
        <table:table-row table:style-name="ro6">
          <table:table-cell office:value-type="string">
            <text:p>P__09_07</text:p>
          </table:table-cell>
          <table:table-cell office:value-type="string">
            <text:p>Universitario</text:p>
          </table:table-cell>
        </table:table-row>
        <table:table-row table:style-name="ro5">
          <table:table-cell office:value-type="string">
            <text:p>P__09_08</text:p>
          </table:table-cell>
          <table:table-cell office:value-type="string">
            <text:p>Post universitario</text:p>
          </table:table-cell>
        </table:table-row>
        <table:table-row table:style-name="ro5">
          <table:table-cell office:value-type="string">
            <text:p>P__09_09</text:p>
          </table:table-cell>
          <table:table-cell office:value-type="string">
            <text:p>Educacion especial</text:p>
          </table:table-cell>
        </table:table-row>
        <table:table-row table:style-name="ro6">
          <table:table-cell office:value-type="string">
            <text:p>P__10</text:p>
          </table:table-cell>
          <table:table-cell office:value-type="string">
            <text:p>Completo el nivel (P09)</text:p>
          </table:table-cell>
        </table:table-row>
        <table:table-row table:style-name="ro5">
          <table:table-cell office:value-type="string">
            <text:p>P__10_01</text:p>
          </table:table-cell>
          <table:table-cell office:value-type="string">
            <text:p>Si ompleto el nivel (P09)</text:p>
          </table:table-cell>
        </table:table-row>
        <table:table-row table:style-name="ro6">
          <table:table-cell office:value-type="string">
            <text:p>P__10_02</text:p>
          </table:table-cell>
          <table:table-cell office:value-type="string">
            <text:p>No completo el nivel (P09)</text:p>
          </table:table-cell>
        </table:table-row>
        <table:table-row table:style-name="ro6">
          <table:table-cell office:value-type="string">
            <text:p>P__12</text:p>
          </table:table-cell>
          <table:table-cell office:value-type="string">
            <text:p>Utiliza computadora</text:p>
          </table:table-cell>
        </table:table-row>
        <table:table-row table:style-name="ro5">
          <table:table-cell office:value-type="string">
            <text:p>P__12_01</text:p>
          </table:table-cell>
          <table:table-cell office:value-type="string">
            <text:p>Si tiliza computadora</text:p>
          </table:table-cell>
        </table:table-row>
        <table:table-row table:style-name="ro6">
          <table:table-cell office:value-type="string">
            <text:p>P__12_02</text:p>
          </table:table-cell>
          <table:table-cell office:value-type="string">
            <text:p>No utiliza computadora</text:p>
          </table:table-cell>
        </table:table-row>
        <table:table-row table:style-name="ro5">
          <table:table-cell office:value-type="string">
            <text:p>P__CONDACT</text:p>
          </table:table-cell>
          <table:table-cell office:value-type="string">
            <text:p>Condicion de actividad </text:p>
          </table:table-cell>
        </table:table-row>
        <table:table-row table:style-name="ro6">
          <table:table-cell office:value-type="string">
            <text:p>P__CONDACT_01</text:p>
          </table:table-cell>
          <table:table-cell office:value-type="string">
            <text:p>Ocupado</text:p>
          </table:table-cell>
        </table:table-row>
        <table:table-row table:style-name="ro6">
          <table:table-cell office:value-type="string">
            <text:p>P__CONDACT_02</text:p>
          </table:table-cell>
          <table:table-cell office:value-type="string">
            <text:p>Desocupado</text:p>
          </table:table-cell>
        </table:table-row>
        <table:table-row table:style-name="ro6">
          <table:table-cell office:value-type="string">
            <text:p>P__CONDACT_03</text:p>
          </table:table-cell>
          <table:table-cell office:value-type="string">
            <text:p>Inactivo</text:p>
          </table:table-cell>
        </table:table-row>
        <table:table-row table:style-name="ro6">
          <table:table-cell office:value-type="string">
            <text:p>V__01</text:p>
          </table:table-cell>
          <table:table-cell office:value-type="string">
            <text:p>Tipo de vivienda particular</text:p>
          </table:table-cell>
        </table:table-row>
        <table:table-row table:style-name="ro6">
          <table:table-cell office:value-type="string">
            <text:p>V__01_01</text:p>
          </table:table-cell>
          <table:table-cell office:value-type="string">
            <text:p>Casa</text:p>
          </table:table-cell>
        </table:table-row>
        <table:table-row table:style-name="ro6">
          <table:table-cell office:value-type="string">
            <text:p>V__01_02</text:p>
          </table:table-cell>
          <table:table-cell office:value-type="string">
            <text:p>Rancho</text:p>
          </table:table-cell>
        </table:table-row>
        <table:table-row table:style-name="ro6">
          <table:table-cell office:value-type="string">
            <text:p>V__01_03</text:p>
          </table:table-cell>
          <table:table-cell office:value-type="string">
            <text:p>Casilla</text:p>
          </table:table-cell>
        </table:table-row>
        <table:table-row table:style-name="ro6">
          <table:table-cell office:value-type="string">
            <text:p>V__01_04</text:p>
          </table:table-cell>
          <table:table-cell office:value-type="string">
            <text:p>Departamento</text:p>
          </table:table-cell>
        </table:table-row>
        <table:table-row table:style-name="ro5">
          <table:table-cell office:value-type="string">
            <text:p>V__01_05</text:p>
          </table:table-cell>
          <table:table-cell office:value-type="string">
            <text:p>Pieza en inquilinato</text:p>
          </table:table-cell>
        </table:table-row>
        <table:table-row table:style-name="ro6">
          <table:table-cell office:value-type="string">
            <text:p>V__01_06</text:p>
          </table:table-cell>
          <table:table-cell office:value-type="string">
            <text:p>Pieza en hotel familiar o pensión</text:p>
          </table:table-cell>
        </table:table-row>
        <table:table-row table:style-name="ro6">
          <table:table-cell office:value-type="string">
            <text:p>V__01_07</text:p>
          </table:table-cell>
          <table:table-cell office:value-type="string">
            <text:p>Local no construido para habitación</text:p>
          </table:table-cell>
        </table:table-row>
        <table:table-row table:style-name="ro6">
          <table:table-cell office:value-type="string">
            <text:p>V__01_08</text:p>
          </table:table-cell>
          <table:table-cell office:value-type="string">
            <text:p>Vivienda móvil</text:p>
          </table:table-cell>
        </table:table-row>
        <table:table-row table:style-name="ro5">
          <table:table-cell office:value-type="string">
            <text:p>V__01_09</text:p>
          </table:table-cell>
          <table:table-cell office:value-type="string">
            <text:p>Persona/s viviendo en la calle</text:p>
          </table:table-cell>
        </table:table-row>
        <table:table-row table:style-name="ro5">
          <table:table-cell office:value-type="string">
            <text:p>V__02</text:p>
          </table:table-cell>
          <table:table-cell office:value-type="string">
            <text:p>Condicion de ocupacion</text:p>
          </table:table-cell>
        </table:table-row>
        <table:table-row table:style-name="ro6">
          <table:table-cell office:value-type="string">
            <text:p>V__02_01</text:p>
          </table:table-cell>
          <table:table-cell office:value-type="string">
            <text:p>Con personas presentes</text:p>
          </table:table-cell>
        </table:table-row>
        <table:table-row table:style-name="ro6">
          <table:table-cell office:value-type="string">
            <text:p>V__02_02</text:p>
          </table:table-cell>
          <table:table-cell office:value-type="string">
            <text:p>Con todas las personas temporalmente ausentes</text:p>
          </table:table-cell>
        </table:table-row>
        <table:table-row table:style-name="ro6">
          <table:table-cell office:value-type="string">
            <text:p>V__02_03</text:p>
          </table:table-cell>
          <table:table-cell office:value-type="string">
            <text:p>En alquiler o venta</text:p>
          </table:table-cell>
        </table:table-row>
        <table:table-row table:style-name="ro6">
          <table:table-cell office:value-type="string">
            <text:p>V__02_04</text:p>
          </table:table-cell>
          <table:table-cell office:value-type="string">
            <text:p>En construcción</text:p>
          </table:table-cell>
        </table:table-row>
        <table:table-row table:style-name="ro6">
          <table:table-cell office:value-type="string">
            <text:p>V__02_05</text:p>
          </table:table-cell>
          <table:table-cell office:value-type="string">
            <text:p>Se usa como comercio, oficina o consultorio</text:p>
          </table:table-cell>
        </table:table-row>
        <table:table-row table:style-name="ro6">
          <table:table-cell office:value-type="string">
            <text:p>V__02_06</text:p>
          </table:table-cell>
          <table:table-cell office:value-type="string">
            <text:p>Se usa para vacaciones, fin de semana u otro uso temporal</text:p>
          </table:table-cell>
        </table:table-row>
        <table:table-row table:style-name="ro6">
          <table:table-cell office:value-type="string">
            <text:p>V__02_07</text:p>
          </table:table-cell>
          <table:table-cell office:value-type="string">
            <text:p>Por otra razón</text:p>
          </table:table-cell>
        </table:table-row>
        <table:table-row table:style-name="ro6">
          <table:table-cell office:value-type="string">
            <text:p>V__INCALCONS</text:p>
          </table:table-cell>
          <table:table-cell office:value-type="string">
            <text:p>Calidad constructiva de la vivienda</text:p>
          </table:table-cell>
        </table:table-row>
        <table:table-row table:style-name="ro6">
          <table:table-cell office:value-type="string">
            <text:p>V__INCALCONS_01</text:p>
          </table:table-cell>
          <table:table-cell office:value-type="string">
            <text:p>Calidad constructiva Satisfactoria</text:p>
          </table:table-cell>
        </table:table-row>
        <table:table-row table:style-name="ro5">
          <table:table-cell office:value-type="string">
            <text:p>V__INCALCONS_02</text:p>
          </table:table-cell>
          <table:table-cell office:value-type="string">
            <text:p>Calidad constructiva Basico</text:p>
          </table:table-cell>
        </table:table-row>
        <table:table-row table:style-name="ro6">
          <table:table-cell office:value-type="string">
            <text:p>V__INCALCONS_03</text:p>
          </table:table-cell>
          <table:table-cell office:value-type="string">
            <text:p>Calidad constructiva Insuficiente</text:p>
          </table:table-cell>
        </table:table-row>
        <table:table-row table:style-name="ro5">
          <table:table-cell office:value-type="string">
            <text:p>V__INCALSERV</text:p>
          </table:table-cell>
          <table:table-cell office:value-type="string">
            <text:p>Calidad de Conexiones a Servicios Basicos</text:p>
          </table:table-cell>
        </table:table-row>
        <table:table-row table:style-name="ro5">
          <table:table-cell office:value-type="string">
            <text:p>V__INCALSERV_01</text:p>
          </table:table-cell>
          <table:table-cell office:value-type="string">
            <text:p>Calidad de Servicios Basicos Satisfactorio</text:p>
          </table:table-cell>
        </table:table-row>
        <table:table-row table:style-name="ro5">
          <table:table-cell office:value-type="string">
            <text:p>V__INCALSERV_02</text:p>
          </table:table-cell>
          <table:table-cell office:value-type="string">
            <text:p>Calidad de Servicios Basicos Basico</text:p>
          </table:table-cell>
        </table:table-row>
        <table:table-row table:style-name="ro5">
          <table:table-cell office:value-type="string">
            <text:p>V__INCALSERV_03</text:p>
          </table:table-cell>
          <table:table-cell office:value-type="string">
            <text:p>Calidad de Servicios BasicosInsuficiente</text:p>
          </table:table-cell>
        </table:table-row>
        <table:table-row table:style-name="ro6">
          <table:table-cell office:value-type="string">
            <text:p>V__INMAT</text:p>
          </table:table-cell>
          <table:table-cell office:value-type="string">
            <text:p>Calidad de los materiales</text:p>
          </table:table-cell>
        </table:table-row>
        <table:table-row table:style-name="ro6">
          <table:table-cell office:value-type="string">
            <text:p>V__INMAT_01</text:p>
          </table:table-cell>
          <table:table-cell office:value-type="string">
            <text:p>Calidad 1</text:p>
          </table:table-cell>
        </table:table-row>
        <table:table-row table:style-name="ro6">
          <table:table-cell office:value-type="string">
            <text:p>V__INMAT_02</text:p>
          </table:table-cell>
          <table:table-cell office:value-type="string">
            <text:p>Calidad 2</text:p>
          </table:table-cell>
        </table:table-row>
        <table:table-row table:style-name="ro6">
          <table:table-cell office:value-type="string">
            <text:p>V__INMAT_03</text:p>
          </table:table-cell>
          <table:table-cell office:value-type="string">
            <text:p>Calidad 3</text:p>
          </table:table-cell>
        </table:table-row>
        <table:table-row table:style-name="ro6">
          <table:table-cell office:value-type="string">
            <text:p>V__INMAT_04</text:p>
          </table:table-cell>
          <table:table-cell office:value-type="string">
            <text:p>Calidad 4</text:p>
          </table:table-cell>
        </table:table-row>
        <table:table-row table:style-name="ro6">
          <table:table-cell office:value-type="string">
            <text:p>V__TIPVV</text:p>
          </table:table-cell>
          <table:table-cell office:value-type="string">
            <text:p>Tipo de vivienda agrupado</text:p>
          </table:table-cell>
        </table:table-row>
        <table:table-row table:style-name="ro6">
          <table:table-cell office:value-type="string">
            <text:p>V__TIPVV_01</text:p>
          </table:table-cell>
          <table:table-cell office:value-type="string">
            <text:p>Viviendas particulares</text:p>
          </table:table-cell>
        </table:table-row>
        <table:table-row table:style-name="ro6">
          <table:table-cell office:value-type="string">
            <text:p>V__TIPVV_02</text:p>
          </table:table-cell>
          <table:table-cell office:value-type="string">
            <text:p>Viviendas colectivas</text:p>
          </table:table-cell>
        </table:table-row>
        <table:table-row table:style-name="ro6">
          <table:table-cell office:value-type="string">
            <text:p>V__TOTHOG</text:p>
          </table:table-cell>
          <table:table-cell office:value-type="string">
            <text:p>Cantidad de Hogares en la Vivienda</text:p>
          </table:table-cell>
        </table:table-row>
        <table:table-row table:style-name="ro6">
          <table:table-cell office:value-type="string">
            <text:p>V__TOTHOG_01</text:p>
          </table:table-cell>
          <table:table-cell office:value-type="string">
            <text:p>Con un hogar</text:p>
          </table:table-cell>
        </table:table-row>
        <table:table-row table:style-name="ro6">
          <table:table-cell office:value-type="string">
            <text:p>V__TOTHOG_02</text:p>
          </table:table-cell>
          <table:table-cell office:value-type="string">
            <text:p>Más de un hogar</text:p>
          </table:table-cell>
        </table:table-row>
        <table:table-row table:style-name="ro5">
          <table:table-cell office:value-type="string">
            <text:p>V__URP</text:p>
          </table:table-cell>
          <table:table-cell office:value-type="string">
            <text:p>Area Urbano – Rural</text:p>
          </table:table-cell>
        </table:table-row>
        <table:table-row table:style-name="ro5">
          <table:table-cell office:value-type="string">
            <text:p>V__URP_01</text:p>
          </table:table-cell>
          <table:table-cell office:value-type="string">
            <text:p>Area Urbano</text:p>
          </table:table-cell>
        </table:table-row>
        <table:table-row table:style-name="ro5">
          <table:table-cell office:value-type="string">
            <text:p>V__URP_02</text:p>
          </table:table-cell>
          <table:table-cell office:value-type="string">
            <text:p>Area Rural agrupado</text:p>
          </table:table-cell>
        </table:table-row>
        <table:table-row table:style-name="ro5">
          <table:table-cell office:value-type="string">
            <text:p>V__URP_03</text:p>
          </table:table-cell>
          <table:table-cell office:value-type="string">
            <text:p>Area Rural disperso</text:p>
          </table:table-cell>
        </table:table-row>
        <table:table-row table:style-name="ro6">
          <table:table-cell office:value-type="string">
            <text:p>V__V00</text:p>
          </table:table-cell>
          <table:table-cell office:value-type="string">
            <text:p>Tipo de vivienda colectiva</text:p>
          </table:table-cell>
        </table:table-row>
        <table:table-row table:style-name="ro6">
          <table:table-cell office:value-type="string">
            <text:p>V__V00_01</text:p>
          </table:table-cell>
          <table:table-cell office:value-type="string">
            <text:p>Hogar de ancianos</text:p>
          </table:table-cell>
        </table:table-row>
        <table:table-row table:style-name="ro6">
          <table:table-cell office:value-type="string">
            <text:p>V__V00_02</text:p>
          </table:table-cell>
          <table:table-cell office:value-type="string">
            <text:p>Hogar de menores</text:p>
          </table:table-cell>
        </table:table-row>
        <table:table-row table:style-name="ro6">
          <table:table-cell office:value-type="string">
            <text:p>V__V00_03</text:p>
          </table:table-cell>
          <table:table-cell office:value-type="string">
            <text:p>Colegio internado</text:p>
          </table:table-cell>
        </table:table-row>
        <table:table-row table:style-name="ro6">
          <table:table-cell office:value-type="string">
            <text:p>V__V00_04</text:p>
          </table:table-cell>
          <table:table-cell office:value-type="string">
            <text:p>Campamento/obrador</text:p>
          </table:table-cell>
        </table:table-row>
        <table:table-row table:style-name="ro6">
          <table:table-cell office:value-type="string">
            <text:p>V__V00_05</text:p>
          </table:table-cell>
          <table:table-cell office:value-type="string">
            <text:p>Hospital</text:p>
          </table:table-cell>
        </table:table-row>
        <table:table-row table:style-name="ro6">
          <table:table-cell office:value-type="string">
            <text:p>V__V00_06</text:p>
          </table:table-cell>
          <table:table-cell office:value-type="string">
            <text:p>Prisión</text:p>
          </table:table-cell>
        </table:table-row>
        <table:table-row table:style-name="ro6">
          <table:table-cell office:value-type="string">
            <text:p>V__V00_07</text:p>
          </table:table-cell>
          <table:table-cell office:value-type="string">
            <text:p>Cuartel</text:p>
          </table:table-cell>
        </table:table-row>
        <table:table-row table:style-name="ro6">
          <table:table-cell office:value-type="string">
            <text:p>V__V00_08</text:p>
          </table:table-cell>
          <table:table-cell office:value-type="string">
            <text:p>Hogar de religiosos</text:p>
          </table:table-cell>
        </table:table-row>
        <table:table-row table:style-name="ro6">
          <table:table-cell office:value-type="string">
            <text:p>V__V00_09</text:p>
          </table:table-cell>
          <table:table-cell office:value-type="string">
            <text:p>Hotel turístico</text:p>
          </table:table-cell>
        </table:table-row>
        <table:table-row table:style-name="ro6">
          <table:table-cell office:value-type="string">
            <text:p>V__V00_10</text:p>
          </table:table-cell>
          <table:table-cell office:value-type="string">
            <text:p>Otros</text:p>
          </table:table-cell>
        </table:table-row>
        <table:table-row table:style-name="ro6" table:number-rows-repeated="1048392">
          <table:table-cell table:number-columns-repeated="2"/>
        </table:table-row>
        <table:table-row table:style-name="ro6">
          <table:table-cell table:number-columns-repeated="2"/>
        </table:table-row>
      </table:table>
      <table:table table:name="Computadora" table:style-name="ta1">
        <table:table-column table:style-name="co15" table:default-cell-style-name="Default"/>
        <table:table-column table:style-name="co16" table:default-cell-style-name="Default"/>
        <table:table-column table:style-name="co2" table:number-columns-repeated="5" table:default-cell-style-name="Default"/>
        <table:table-row table:style-name="ro5">
          <table:table-cell office:value-type="string">
            <text:p>Provincia</text:p>
          </table:table-cell>
          <table:table-cell office:value-type="string">
            <text:p>Variable</text:p>
          </table:table-cell>
          <table:table-cell office:value-type="string">
            <text:p>R diff</text:p>
          </table:table-cell>
          <table:table-cell office:value-type="string">
            <text:p>R cuad 1</text:p>
          </table:table-cell>
          <table:table-cell office:value-type="string">
            <text:p>P value 1</text:p>
          </table:table-cell>
          <table:table-cell office:value-type="string">
            <text:p>R cuad 2</text:p>
          </table:table-cell>
          <table:table-cell office:value-type="string">
            <text:p>P value 2</text:p>
          </table:table-cell>
        </table:table-row>
        <table:table-row table:style-name="ro6">
          <table:table-cell office:value-type="string">
            <text:p>Chubut</text:p>
          </table:table-cell>
          <table:table-cell office:value-type="string">
            <text:p>Con computadora</text:p>
          </table:table-cell>
          <table:table-cell office:value-type="float" office:value="0.0077">
            <text:p>0,0077</text:p>
          </table:table-cell>
          <table:table-cell office:value-type="float" office:value="0.7873">
            <text:p>0,7873</text:p>
          </table:table-cell>
          <table:table-cell office:value-type="float" office:value="0">
            <text:p>0</text:p>
          </table:table-cell>
          <table:table-cell office:value-type="float" office:value="0.795">
            <text:p>0,795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anta Cruz</text:p>
          </table:table-cell>
          <table:table-cell office:value-type="string">
            <text:p>Con computadora</text:p>
          </table:table-cell>
          <table:table-cell office:value-type="float" office:value="-0.0013">
            <text:p>-0,0013</text:p>
          </table:table-cell>
          <table:table-cell office:value-type="float" office:value="0.9193">
            <text:p>0,9193</text:p>
          </table:table-cell>
          <table:table-cell office:value-type="float" office:value="0">
            <text:p>0</text:p>
          </table:table-cell>
          <table:table-cell office:value-type="float" office:value="0.9179">
            <text:p>0,9179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an Luis</text:p>
          </table:table-cell>
          <table:table-cell office:value-type="string">
            <text:p>Con computadora</text:p>
          </table:table-cell>
          <table:table-cell office:value-type="float" office:value="-0.0155">
            <text:p>-0,0155</text:p>
          </table:table-cell>
          <table:table-cell office:value-type="float" office:value="0.8791">
            <text:p>0,8791</text:p>
          </table:table-cell>
          <table:table-cell office:value-type="float" office:value="0">
            <text:p>0</text:p>
          </table:table-cell>
          <table:table-cell office:value-type="float" office:value="0.8636">
            <text:p>0,8636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Tierra del Fuego</text:p>
          </table:table-cell>
          <table:table-cell office:value-type="string">
            <text:p>Con computadora</text:p>
          </table:table-cell>
          <table:table-cell office:value-type="float" office:value="-0.0281">
            <text:p>-0,0281</text:p>
          </table:table-cell>
          <table:table-cell office:value-type="float" office:value="0.8595">
            <text:p>0,8595</text:p>
          </table:table-cell>
          <table:table-cell office:value-type="float" office:value="0">
            <text:p>0</text:p>
          </table:table-cell>
          <table:table-cell office:value-type="float" office:value="0.8313">
            <text:p>0,8313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Río Negro</text:p>
          </table:table-cell>
          <table:table-cell office:value-type="string">
            <text:p>Con computadora</text:p>
          </table:table-cell>
          <table:table-cell office:value-type="float" office:value="-0.0347">
            <text:p>-0,0347</text:p>
          </table:table-cell>
          <table:table-cell office:value-type="float" office:value="0.4996">
            <text:p>0,4996</text:p>
          </table:table-cell>
          <table:table-cell office:value-type="float" office:value="0">
            <text:p>0</text:p>
          </table:table-cell>
          <table:table-cell office:value-type="float" office:value="0.4649">
            <text:p>0,4649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Neuquén</text:p>
          </table:table-cell>
          <table:table-cell office:value-type="string">
            <text:p>Con computadora</text:p>
          </table:table-cell>
          <table:table-cell office:value-type="float" office:value="-0.0396">
            <text:p>-0,0396</text:p>
          </table:table-cell>
          <table:table-cell office:value-type="float" office:value="0.7337">
            <text:p>0,7337</text:p>
          </table:table-cell>
          <table:table-cell office:value-type="float" office:value="0">
            <text:p>0</text:p>
          </table:table-cell>
          <table:table-cell office:value-type="float" office:value="0.6941">
            <text:p>0,6941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La Pampa</text:p>
          </table:table-cell>
          <table:table-cell office:value-type="string">
            <text:p>Con computadora</text:p>
          </table:table-cell>
          <table:table-cell office:value-type="float" office:value="-0.0479">
            <text:p>-0,0479</text:p>
          </table:table-cell>
          <table:table-cell office:value-type="float" office:value="0.8545">
            <text:p>0,8545</text:p>
          </table:table-cell>
          <table:table-cell office:value-type="float" office:value="0">
            <text:p>0</text:p>
          </table:table-cell>
          <table:table-cell office:value-type="float" office:value="0.8065">
            <text:p>0,8065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antiago del Estero</text:p>
          </table:table-cell>
          <table:table-cell office:value-type="string">
            <text:p>Con computadora</text:p>
          </table:table-cell>
          <table:table-cell office:value-type="float" office:value="-0.0565">
            <text:p>-0,0565</text:p>
          </table:table-cell>
          <table:table-cell office:value-type="float" office:value="0.349">
            <text:p>0,349</text:p>
          </table:table-cell>
          <table:table-cell office:value-type="float" office:value="0">
            <text:p>0</text:p>
          </table:table-cell>
          <table:table-cell office:value-type="float" office:value="0.2925">
            <text:p>0,2925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atamarca</text:p>
          </table:table-cell>
          <table:table-cell office:value-type="string">
            <text:p>Con computadora</text:p>
          </table:table-cell>
          <table:table-cell office:value-type="float" office:value="-0.0594">
            <text:p>-0,0594</text:p>
          </table:table-cell>
          <table:table-cell office:value-type="float" office:value="0.704">
            <text:p>0,704</text:p>
          </table:table-cell>
          <table:table-cell office:value-type="float" office:value="0">
            <text:p>0</text:p>
          </table:table-cell>
          <table:table-cell office:value-type="float" office:value="0.6446">
            <text:p>0,6446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Jujuy</text:p>
          </table:table-cell>
          <table:table-cell office:value-type="string">
            <text:p>Con computadora</text:p>
          </table:table-cell>
          <table:table-cell office:value-type="float" office:value="-0.0621">
            <text:p>-0,0621</text:p>
          </table:table-cell>
          <table:table-cell office:value-type="float" office:value="0.5692">
            <text:p>0,5692</text:p>
          </table:table-cell>
          <table:table-cell office:value-type="float" office:value="0">
            <text:p>0</text:p>
          </table:table-cell>
          <table:table-cell office:value-type="float" office:value="0.5071">
            <text:p>0,5071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Entre Ríos</text:p>
          </table:table-cell>
          <table:table-cell office:value-type="string">
            <text:p>Con computadora</text:p>
          </table:table-cell>
          <table:table-cell office:value-type="float" office:value="-0.0727">
            <text:p>-0,0727</text:p>
          </table:table-cell>
          <table:table-cell office:value-type="float" office:value="0.7939">
            <text:p>0,7939</text:p>
          </table:table-cell>
          <table:table-cell office:value-type="float" office:value="0">
            <text:p>0</text:p>
          </table:table-cell>
          <table:table-cell office:value-type="float" office:value="0.7212">
            <text:p>0,7212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haco</text:p>
          </table:table-cell>
          <table:table-cell office:value-type="string">
            <text:p>Con computadora</text:p>
          </table:table-cell>
          <table:table-cell office:value-type="float" office:value="-0.0789">
            <text:p>-0,0789</text:p>
          </table:table-cell>
          <table:table-cell office:value-type="float" office:value="0.436">
            <text:p>0,436</text:p>
          </table:table-cell>
          <table:table-cell office:value-type="float" office:value="0">
            <text:p>0</text:p>
          </table:table-cell>
          <table:table-cell office:value-type="float" office:value="0.3571">
            <text:p>0,3571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Formosa</text:p>
          </table:table-cell>
          <table:table-cell office:value-type="string">
            <text:p>Con computadora</text:p>
          </table:table-cell>
          <table:table-cell office:value-type="float" office:value="-0.083">
            <text:p>-0,083</text:p>
          </table:table-cell>
          <table:table-cell office:value-type="float" office:value="0.4408">
            <text:p>0,4408</text:p>
          </table:table-cell>
          <table:table-cell office:value-type="float" office:value="0">
            <text:p>0</text:p>
          </table:table-cell>
          <table:table-cell office:value-type="float" office:value="0.3578">
            <text:p>0,3578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Buenos Aires</text:p>
          </table:table-cell>
          <table:table-cell office:value-type="string">
            <text:p>Con computadora</text:p>
          </table:table-cell>
          <table:table-cell office:value-type="float" office:value="-0.0842">
            <text:p>-0,0842</text:p>
          </table:table-cell>
          <table:table-cell office:value-type="float" office:value="0.6733">
            <text:p>0,6733</text:p>
          </table:table-cell>
          <table:table-cell office:value-type="float" office:value="0">
            <text:p>0</text:p>
          </table:table-cell>
          <table:table-cell office:value-type="float" office:value="0.5891">
            <text:p>0,5891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alta</text:p>
          </table:table-cell>
          <table:table-cell office:value-type="string">
            <text:p>Con computadora</text:p>
          </table:table-cell>
          <table:table-cell office:value-type="float" office:value="-0.0848">
            <text:p>-0,0848</text:p>
          </table:table-cell>
          <table:table-cell office:value-type="float" office:value="0.4385">
            <text:p>0,4385</text:p>
          </table:table-cell>
          <table:table-cell office:value-type="float" office:value="0">
            <text:p>0</text:p>
          </table:table-cell>
          <table:table-cell office:value-type="float" office:value="0.3537">
            <text:p>0,3537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Mendoza</text:p>
          </table:table-cell>
          <table:table-cell office:value-type="string">
            <text:p>Con computadora</text:p>
          </table:table-cell>
          <table:table-cell office:value-type="float" office:value="-0.0999">
            <text:p>-0,0999</text:p>
          </table:table-cell>
          <table:table-cell office:value-type="float" office:value="0.3775">
            <text:p>0,3775</text:p>
          </table:table-cell>
          <table:table-cell office:value-type="float" office:value="0">
            <text:p>0</text:p>
          </table:table-cell>
          <table:table-cell office:value-type="float" office:value="0.2776">
            <text:p>0,2776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an Juan</text:p>
          </table:table-cell>
          <table:table-cell office:value-type="string">
            <text:p>Con computadora</text:p>
          </table:table-cell>
          <table:table-cell office:value-type="float" office:value="-0.1097">
            <text:p>-0,1097</text:p>
          </table:table-cell>
          <table:table-cell office:value-type="float" office:value="0.3568">
            <text:p>0,3568</text:p>
          </table:table-cell>
          <table:table-cell office:value-type="float" office:value="0">
            <text:p>0</text:p>
          </table:table-cell>
          <table:table-cell office:value-type="float" office:value="0.2471">
            <text:p>0,2471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orrientes</text:p>
          </table:table-cell>
          <table:table-cell office:value-type="string">
            <text:p>Con computadora</text:p>
          </table:table-cell>
          <table:table-cell office:value-type="float" office:value="-0.118">
            <text:p>-0,118</text:p>
          </table:table-cell>
          <table:table-cell office:value-type="float" office:value="0.6211">
            <text:p>0,6211</text:p>
          </table:table-cell>
          <table:table-cell office:value-type="float" office:value="0">
            <text:p>0</text:p>
          </table:table-cell>
          <table:table-cell office:value-type="float" office:value="0.5031">
            <text:p>0,5031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Santa Fe</text:p>
          </table:table-cell>
          <table:table-cell office:value-type="string">
            <text:p>Con computadora</text:p>
          </table:table-cell>
          <table:table-cell office:value-type="float" office:value="-0.1351">
            <text:p>-0,1351</text:p>
          </table:table-cell>
          <table:table-cell office:value-type="float" office:value="0.6016">
            <text:p>0,6016</text:p>
          </table:table-cell>
          <table:table-cell office:value-type="float" office:value="0">
            <text:p>0</text:p>
          </table:table-cell>
          <table:table-cell office:value-type="float" office:value="0.4664">
            <text:p>0,4664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La Rioja</text:p>
          </table:table-cell>
          <table:table-cell office:value-type="string">
            <text:p>Con computadora</text:p>
          </table:table-cell>
          <table:table-cell office:value-type="float" office:value="-0.1357">
            <text:p>-0,1357</text:p>
          </table:table-cell>
          <table:table-cell office:value-type="float" office:value="0.6138">
            <text:p>0,6138</text:p>
          </table:table-cell>
          <table:table-cell office:value-type="float" office:value="0">
            <text:p>0</text:p>
          </table:table-cell>
          <table:table-cell office:value-type="float" office:value="0.4781">
            <text:p>0,4781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Tucumán</text:p>
          </table:table-cell>
          <table:table-cell office:value-type="string">
            <text:p>Con computadora</text:p>
          </table:table-cell>
          <table:table-cell office:value-type="float" office:value="-0.1406">
            <text:p>-0,1406</text:p>
          </table:table-cell>
          <table:table-cell office:value-type="float" office:value="0.4954">
            <text:p>0,4954</text:p>
          </table:table-cell>
          <table:table-cell office:value-type="float" office:value="0">
            <text:p>0</text:p>
          </table:table-cell>
          <table:table-cell office:value-type="float" office:value="0.3548">
            <text:p>0,3548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Misiones</text:p>
          </table:table-cell>
          <table:table-cell office:value-type="string">
            <text:p>Con computadora</text:p>
          </table:table-cell>
          <table:table-cell office:value-type="float" office:value="-0.1452">
            <text:p>-0,1452</text:p>
          </table:table-cell>
          <table:table-cell office:value-type="float" office:value="0.4141">
            <text:p>0,4141</text:p>
          </table:table-cell>
          <table:table-cell office:value-type="float" office:value="0">
            <text:p>0</text:p>
          </table:table-cell>
          <table:table-cell office:value-type="float" office:value="0.2689">
            <text:p>0,2689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órdoba</text:p>
          </table:table-cell>
          <table:table-cell office:value-type="string">
            <text:p>Con computadora</text:p>
          </table:table-cell>
          <table:table-cell office:value-type="float" office:value="-0.2212">
            <text:p>-0,2212</text:p>
          </table:table-cell>
          <table:table-cell office:value-type="float" office:value="0.6619">
            <text:p>0,6619</text:p>
          </table:table-cell>
          <table:table-cell office:value-type="float" office:value="0">
            <text:p>0</text:p>
          </table:table-cell>
          <table:table-cell office:value-type="float" office:value="0.4407">
            <text:p>0,4407</text:p>
          </table:table-cell>
          <table:table-cell office:value-type="float" office:value="0">
            <text:p>0</text:p>
          </table:table-cell>
        </table:table-row>
        <table:table-row table:style-name="ro6">
          <table:table-cell office:value-type="string">
            <text:p>CABA</text:p>
          </table:table-cell>
          <table:table-cell office:value-type="string">
            <text:p>Con computadora</text:p>
          </table:table-cell>
          <table:table-cell office:value-type="float" office:value="-0.2632">
            <text:p>-0,2632</text:p>
          </table:table-cell>
          <table:table-cell office:value-type="float" office:value="0.6364">
            <text:p>0,6364</text:p>
          </table:table-cell>
          <table:table-cell office:value-type="float" office:value="0">
            <text:p>0</text:p>
          </table:table-cell>
          <table:table-cell office:value-type="float" office:value="0.3733">
            <text:p>0,3733</text:p>
          </table:table-cell>
          <table:table-cell office:value-type="float" office:value="0">
            <text:p>0</text:p>
          </table:table-cell>
        </table:table-row>
      </table:table>
      <table:named-expressions/>
      <table:database-ranges>
        <table:database-range table:name="__Anonymous_Sheet_DB__0" table:target-range-address="'Vivienda CASA'.A1:'Vivienda CASA'.G24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1" table:target-range-address="'SIN NBI'.A1:'SIN NBI'.G24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2" table:target-range-address="'Algun NBI'.A1:'Algun NBI'.G24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3" table:target-range-address="'Con Baño'.A1:'Con Baño'.G25">
          <table:sort>
            <table:sort-by table:field-number="2" table:order="descending" table:data-type="automatic"/>
          </table:sort>
        </table:database-range>
        <table:database-range table:name="__Anonymous_Sheet_DB__4" table:target-range-address="Hijos.A1:Hijos.G25">
          <table:sort>
            <table:sort-by table:field-number="2" table:order="descending" table:data-type="automatic"/>
          </table:sort>
        </table:database-range>
        <table:database-range table:name="__Anonymous_Sheet_DB__5" table:target-range-address="'Red de agua'.A1:'Red de agua'.G25">
          <table:sort>
            <table:sort-by table:field-number="2" table:order="descending" table:data-type="automatic"/>
          </table:sort>
        </table:database-range>
        <table:database-range table:name="__Anonymous_Sheet_DB__6" table:target-range-address="Asiste.A1:Asiste.G25">
          <table:sort>
            <table:sort-by table:field-number="5" table:order="descending" table:data-type="automatic"/>
          </table:sort>
        </table:database-range>
        <table:database-range table:name="__Anonymous_Sheet_DB__7" table:target-range-address="Propietario.A1:Propietario.G25">
          <table:sort>
            <table:sort-by table:field-number="2" table:order="descending" table:data-type="automatic"/>
          </table:sort>
        </table:database-range>
        <table:database-range table:name="__Anonymous_Sheet_DB__8" table:target-range-address="'Calidad de materiales'.A1:'Calidad de materiales'.G25">
          <table:sort>
            <table:sort-by table:field-number="2" table:order="descending" table:data-type="automatic"/>
          </table:sort>
        </table:database-range>
        <table:database-range table:name="__Anonymous_Sheet_DB__9" table:target-range-address="VARIABLES.A1:VARIABLES.B183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Computadora.A1:Computadora.G25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5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3"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7T11:54:03</meta:creation-date>
    <meta:editing-duration>PT10H44M12S</meta:editing-duration>
    <meta:editing-cycles>4</meta:editing-cycles>
    <meta:generator>LibreOffice/3.5$Linux_X86_64 LibreOffice_project/350m1$Build-2</meta:generator>
    <meta:initial-creator>junar </meta:initial-creator>
    <dc:date>2014-07-27T22:53:13</dc:date>
    <dc:creator>junar </dc:creator>
    <meta:document-statistic meta:table-count="11" meta:cell-count="2095" meta:object-count="0"/>
    <meta:user-defined meta:name="qrichtext">1</meta:user-defined>
  </office:meta>
</office:document-meta>
</file>